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60.04mm" svg:height="90.04mm" svg:x="164.99mm" svg:y="543.99mm">
            <loext:p draw:notify-on-update-of-ranges="data.B112:data.E112 data.B113:data.E113 data.B114:data.E114 data.B115:data.E115 data.B116:data.E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/>
          <table:table-cell office:value-type="string" calcext:value-type="string">
            <text:p>N=10</text:p>
          </table:table-cell>
          <table:table-cell table:number-columns-repeated="5"/>
          <table:table-cell office:value-type="string" calcext:value-type="string">
            <text:p>N=100</text:p>
          </table:table-cell>
          <table:table-cell table:number-columns-repeated="5"/>
          <table:table-cell office:value-type="string" calcext:value-type="string">
            <text:p>N=1000</text:p>
          </table:table-cell>
          <table:table-cell table:number-columns-repeated="5"/>
          <table:table-cell office:value-type="string" calcext:value-type="string">
            <text:p>N=10000</text:p>
          </table:table-cell>
          <table:table-cell table:number-columns-repeated="5"/>
          <table:table-cell office:value-type="string" calcext:value-type="string">
            <text:p>N=1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|Mu-MLE_Mu|</text:p>
          </table:table-cell>
          <table:table-cell office:value-type="string" calcext:value-type="string">
            <text:p>|Mu-UNB_Mu|</text:p>
          </table:table-cell>
          <table:table-cell office:value-type="string" calcext:value-type="string">
            <text:p>|Var-MLE_Var|</text:p>
          </table:table-cell>
          <table:table-cell office:value-type="string" calcext:value-type="string">
            <text:p>|Var-Unb_Var|</text:p>
          </table:table-cell>
          <table:table-cell table:number-columns-repeated="2"/>
          <table:table-cell office:value-type="string" calcext:value-type="string">
            <text:p>|Mu-MLE_Mu|</text:p>
          </table:table-cell>
          <table:table-cell office:value-type="string" calcext:value-type="string">
            <text:p>|Mu-UNB_Mu|</text:p>
          </table:table-cell>
          <table:table-cell office:value-type="string" calcext:value-type="string">
            <text:p>|Var-MLE_Var|</text:p>
          </table:table-cell>
          <table:table-cell office:value-type="string" calcext:value-type="string">
            <text:p>|Var-Unb_Var|</text:p>
          </table:table-cell>
          <table:table-cell table:number-columns-repeated="2"/>
          <table:table-cell office:value-type="string" calcext:value-type="string">
            <text:p>|Mu-MLE_Mu|</text:p>
          </table:table-cell>
          <table:table-cell office:value-type="string" calcext:value-type="string">
            <text:p>|Mu-UNB_Mu|</text:p>
          </table:table-cell>
          <table:table-cell office:value-type="string" calcext:value-type="string">
            <text:p>|Var-MLE_Var|</text:p>
          </table:table-cell>
          <table:table-cell office:value-type="string" calcext:value-type="string">
            <text:p>|Var-Unb_Var|</text:p>
          </table:table-cell>
          <table:table-cell table:number-columns-repeated="2"/>
          <table:table-cell office:value-type="string" calcext:value-type="string">
            <text:p>|Mu-MLE_Mu|</text:p>
          </table:table-cell>
          <table:table-cell office:value-type="string" calcext:value-type="string">
            <text:p>|Mu-UNB_Mu|</text:p>
          </table:table-cell>
          <table:table-cell office:value-type="string" calcext:value-type="string">
            <text:p>|Var-MLE_Var|</text:p>
          </table:table-cell>
          <table:table-cell office:value-type="string" calcext:value-type="string">
            <text:p>|Var-Unb_Var|</text:p>
          </table:table-cell>
          <table:table-cell table:number-columns-repeated="2"/>
          <table:table-cell office:value-type="string" calcext:value-type="string">
            <text:p>|Mu-MLE_Mu|</text:p>
          </table:table-cell>
          <table:table-cell office:value-type="string" calcext:value-type="string">
            <text:p>|Mu-UNB_Mu|</text:p>
          </table:table-cell>
          <table:table-cell office:value-type="string" calcext:value-type="string">
            <text:p>|Var-MLE_Var|</text:p>
          </table:table-cell>
          <table:table-cell office:value-type="string" calcext:value-type="string">
            <text:p>|Var-Unb_Var|</text:p>
          </table:table-cell>
        </table:table-row>
        <table:table-row table:style-name="ro1">
          <table:table-cell/>
          <table:table-cell table:number-columns-repeated="2" office:value-type="float" office:value="0.588362186069701" calcext:value-type="float">
            <text:p>0.5883621861</text:p>
          </table:table-cell>
          <table:table-cell office:value-type="float" office:value="0.1508908589961" calcext:value-type="float">
            <text:p>0.150890859</text:p>
          </table:table-cell>
          <table:table-cell office:value-type="float" office:value="0.0565453988845559" calcext:value-type="float">
            <text:p>0.0565453989</text:p>
          </table:table-cell>
          <table:table-cell table:number-columns-repeated="2"/>
          <table:table-cell table:number-columns-repeated="2" office:value-type="float" office:value="0.203394303114854" calcext:value-type="float">
            <text:p>0.2033943031</text:p>
          </table:table-cell>
          <table:table-cell office:value-type="float" office:value="0.0967666000928707" calcext:value-type="float">
            <text:p>0.0967666001</text:p>
          </table:table-cell>
          <table:table-cell office:value-type="float" office:value="0.0876430303968392" calcext:value-type="float">
            <text:p>0.0876430304</text:p>
          </table:table-cell>
          <table:table-cell table:number-columns-repeated="2"/>
          <table:table-cell table:number-columns-repeated="2" office:value-type="float" office:value="0.0592379760446525" calcext:value-type="float">
            <text:p>0.059237976</text:p>
          </table:table-cell>
          <table:table-cell office:value-type="float" office:value="0.0205453627567105" calcext:value-type="float">
            <text:p>0.0205453628</text:p>
          </table:table-cell>
          <table:table-cell office:value-type="float" office:value="0.0195649276843949" calcext:value-type="float">
            <text:p>0.0195649277</text:p>
          </table:table-cell>
          <table:table-cell table:number-columns-repeated="2"/>
          <table:table-cell table:number-columns-repeated="2" office:value-type="float" office:value="0.0027574716497739" calcext:value-type="float">
            <text:p>0.0027574716</text:p>
          </table:table-cell>
          <table:table-cell office:value-type="float" office:value="0.016820229888985" calcext:value-type="float">
            <text:p>0.0168202299</text:p>
          </table:table-cell>
          <table:table-cell office:value-type="float" office:value="0.0169219220811931" calcext:value-type="float">
            <text:p>0.0169219221</text:p>
          </table:table-cell>
          <table:table-cell table:number-columns-repeated="2"/>
          <table:table-cell table:number-columns-repeated="2" office:value-type="float" office:value="0.00254132862029943" calcext:value-type="float">
            <text:p>0.0025413286</text:p>
          </table:table-cell>
          <table:table-cell office:value-type="float" office:value="0.00143824768712397" calcext:value-type="float">
            <text:p>0.0014382477</text:p>
          </table:table-cell>
          <table:table-cell office:value-type="float" office:value="0.00144826216974558" calcext:value-type="float">
            <text:p>0.0014482622</text:p>
          </table:table-cell>
        </table:table-row>
        <table:table-row table:style-name="ro1">
          <table:table-cell/>
          <table:table-cell table:number-columns-repeated="2" office:value-type="float" office:value="0.248278087029636" calcext:value-type="float">
            <text:p>0.248278087</text:p>
          </table:table-cell>
          <table:table-cell office:value-type="float" office:value="0.317156699294759" calcext:value-type="float">
            <text:p>0.3171566993</text:p>
          </table:table-cell>
          <table:table-cell office:value-type="float" office:value="0.463507443660844" calcext:value-type="float">
            <text:p>0.4635074437</text:p>
          </table:table-cell>
          <table:table-cell table:number-columns-repeated="2"/>
          <table:table-cell table:number-columns-repeated="2" office:value-type="float" office:value="0.032683847657444" calcext:value-type="float">
            <text:p>0.0326838477</text:p>
          </table:table-cell>
          <table:table-cell office:value-type="float" office:value="0.175535759098325" calcext:value-type="float">
            <text:p>0.1755357591</text:p>
          </table:table-cell>
          <table:table-cell office:value-type="float" office:value="0.167207837473056" calcext:value-type="float">
            <text:p>0.1672078375</text:p>
          </table:table-cell>
          <table:table-cell table:number-columns-repeated="2"/>
          <table:table-cell table:number-columns-repeated="2" office:value-type="float" office:value="0.0361954014266971" calcext:value-type="float">
            <text:p>0.0361954014</text:p>
          </table:table-cell>
          <table:table-cell office:value-type="float" office:value="0.0210974339182211" calcext:value-type="float">
            <text:p>0.0210974339</text:p>
          </table:table-cell>
          <table:table-cell office:value-type="float" office:value="0.0201175514696907" calcext:value-type="float">
            <text:p>0.0201175515</text:p>
          </table:table-cell>
          <table:table-cell table:number-columns-repeated="2"/>
          <table:table-cell table:number-columns-repeated="2" office:value-type="float" office:value="0.0156040976567948" calcext:value-type="float">
            <text:p>0.0156040977</text:p>
          </table:table-cell>
          <table:table-cell office:value-type="float" office:value="0.0188737827306068" calcext:value-type="float">
            <text:p>0.0188737827</text:p>
          </table:table-cell>
          <table:table-cell office:value-type="float" office:value="0.0187756602966365" calcext:value-type="float">
            <text:p>0.0187756603</text:p>
          </table:table-cell>
          <table:table-cell table:number-columns-repeated="2"/>
          <table:table-cell table:number-columns-repeated="2" office:value-type="float" office:value="0.00354889095591947" calcext:value-type="float">
            <text:p>0.003548891</text:p>
          </table:table-cell>
          <table:table-cell office:value-type="float" office:value="0.00119896581683876" calcext:value-type="float">
            <text:p>0.0011989658</text:p>
          </table:table-cell>
          <table:table-cell office:value-type="float" office:value="0.00120897790661778" calcext:value-type="float">
            <text:p>0.0012089779</text:p>
          </table:table-cell>
        </table:table-row>
        <table:table-row table:style-name="ro1">
          <table:table-cell/>
          <table:table-cell table:number-columns-repeated="2" office:value-type="float" office:value="0.0939411332159373" calcext:value-type="float">
            <text:p>0.0939411332</text:p>
          </table:table-cell>
          <table:table-cell office:value-type="float" office:value="1.4817885344317" calcext:value-type="float">
            <text:p>1.4817885344</text:p>
          </table:table-cell>
          <table:table-cell office:value-type="float" office:value="1.75754281603522" calcext:value-type="float">
            <text:p>1.757542816</text:p>
          </table:table-cell>
          <table:table-cell table:number-columns-repeated="2"/>
          <table:table-cell table:number-columns-repeated="2" office:value-type="float" office:value="0.162403131166914" calcext:value-type="float">
            <text:p>0.1624031312</text:p>
          </table:table-cell>
          <table:table-cell office:value-type="float" office:value="0.0138946622438521" calcext:value-type="float">
            <text:p>0.0138946622</text:p>
          </table:table-cell>
          <table:table-cell office:value-type="float" office:value="0.00393400226651719" calcext:value-type="float">
            <text:p>0.0039340023</text:p>
          </table:table-cell>
          <table:table-cell table:number-columns-repeated="2"/>
          <table:table-cell table:number-columns-repeated="2" office:value-type="float" office:value="0.00846650367611381" calcext:value-type="float">
            <text:p>0.0084665037</text:p>
          </table:table-cell>
          <table:table-cell office:value-type="float" office:value="0.00184980714562599" calcext:value-type="float">
            <text:p>0.0018498071</text:p>
          </table:table-cell>
          <table:table-cell office:value-type="float" office:value="0.000850657803429411" calcext:value-type="float">
            <text:p>0.0008506578</text:p>
          </table:table-cell>
          <table:table-cell table:number-columns-repeated="2"/>
          <table:table-cell table:number-columns-repeated="2" office:value-type="float" office:value="0.0055568031814972" calcext:value-type="float">
            <text:p>0.0055568032</text:p>
          </table:table-cell>
          <table:table-cell office:value-type="float" office:value="0.00180835978735328" calcext:value-type="float">
            <text:p>0.0018083598</text:p>
          </table:table-cell>
          <table:table-cell office:value-type="float" office:value="0.00170853064041732" calcext:value-type="float">
            <text:p>0.0017085306</text:p>
          </table:table-cell>
          <table:table-cell table:number-columns-repeated="2"/>
          <table:table-cell table:number-columns-repeated="2" office:value-type="float" office:value="0.00432538401294191" calcext:value-type="float">
            <text:p>0.004325384</text:p>
          </table:table-cell>
          <table:table-cell office:value-type="float" office:value="0.00155647676177051" calcext:value-type="float">
            <text:p>0.0015564768</text:p>
          </table:table-cell>
          <table:table-cell office:value-type="float" office:value="0.00154649222669279" calcext:value-type="float">
            <text:p>0.0015464922</text:p>
          </table:table-cell>
        </table:table-row>
        <table:table-row table:style-name="ro1">
          <table:table-cell/>
          <table:table-cell table:number-columns-repeated="2" office:value-type="float" office:value="0.00318951346980873" calcext:value-type="float">
            <text:p>0.0031895135</text:p>
          </table:table-cell>
          <table:table-cell office:value-type="float" office:value="0.670968168820758" calcext:value-type="float">
            <text:p>0.6709681688</text:p>
          </table:table-cell>
          <table:table-cell office:value-type="float" office:value="0.634409076467509" calcext:value-type="float">
            <text:p>0.6344090765</text:p>
          </table:table-cell>
          <table:table-cell table:number-columns-repeated="2"/>
          <table:table-cell table:number-columns-repeated="2" office:value-type="float" office:value="0.0294913006652948" calcext:value-type="float">
            <text:p>0.0294913007</text:p>
          </table:table-cell>
          <table:table-cell office:value-type="float" office:value="0.10794540141037" calcext:value-type="float">
            <text:p>0.1079454014</text:p>
          </table:table-cell>
          <table:table-cell office:value-type="float" office:value="0.0989347488993635" calcext:value-type="float">
            <text:p>0.0989347489</text:p>
          </table:table-cell>
          <table:table-cell table:number-columns-repeated="2"/>
          <table:table-cell table:number-columns-repeated="2" office:value-type="float" office:value="0.00938807147029558" calcext:value-type="float">
            <text:p>0.0093880715</text:p>
          </table:table-cell>
          <table:table-cell office:value-type="float" office:value="0.0570028574079138" calcext:value-type="float">
            <text:p>0.0570028574</text:p>
          </table:table-cell>
          <table:table-cell office:value-type="float" office:value="0.0580609183262399" calcext:value-type="float">
            <text:p>0.0580609183</text:p>
          </table:table-cell>
          <table:table-cell table:number-columns-repeated="2"/>
          <table:table-cell table:number-columns-repeated="2" office:value-type="float" office:value="0.00651886654055265" calcext:value-type="float">
            <text:p>0.0065188665</text:p>
          </table:table-cell>
          <table:table-cell office:value-type="float" office:value="0.00134599233734645" calcext:value-type="float">
            <text:p>0.0013459923</text:p>
          </table:table-cell>
          <table:table-cell office:value-type="float" office:value="0.00144613695104145" calcext:value-type="float">
            <text:p>0.001446137</text:p>
          </table:table-cell>
          <table:table-cell table:number-columns-repeated="2"/>
          <table:table-cell table:number-columns-repeated="2" office:value-type="float" office:value="0.00156586051188161" calcext:value-type="float">
            <text:p>0.0015658605</text:p>
          </table:table-cell>
          <table:table-cell office:value-type="float" office:value="0.00534330733756006" calcext:value-type="float">
            <text:p>0.0053433073</text:p>
          </table:table-cell>
          <table:table-cell office:value-type="float" office:value="0.00533336067116685" calcext:value-type="float">
            <text:p>0.0053333607</text:p>
          </table:table-cell>
        </table:table-row>
        <table:table-row table:style-name="ro1">
          <table:table-cell/>
          <table:table-cell table:number-columns-repeated="2" office:value-type="float" office:value="0.113360979550515" calcext:value-type="float">
            <text:p>0.1133609796</text:p>
          </table:table-cell>
          <table:table-cell office:value-type="float" office:value="0.700484161754862" calcext:value-type="float">
            <text:p>0.7004841618</text:p>
          </table:table-cell>
          <table:table-cell office:value-type="float" office:value="0.667204624172069" calcext:value-type="float">
            <text:p>0.6672046242</text:p>
          </table:table-cell>
          <table:table-cell table:number-columns-repeated="2"/>
          <table:table-cell table:number-columns-repeated="2" office:value-type="float" office:value="0.0780465497872724" calcext:value-type="float">
            <text:p>0.0780465498</text:p>
          </table:table-cell>
          <table:table-cell office:value-type="float" office:value="0.0222542024465296" calcext:value-type="float">
            <text:p>0.0222542024</text:p>
          </table:table-cell>
          <table:table-cell office:value-type="float" office:value="0.0123779822692219" calcext:value-type="float">
            <text:p>0.0123779823</text:p>
          </table:table-cell>
          <table:table-cell table:number-columns-repeated="2"/>
          <table:table-cell table:number-columns-repeated="2" office:value-type="float" office:value="0.0231868004175178" calcext:value-type="float">
            <text:p>0.0231868004</text:p>
          </table:table-cell>
          <table:table-cell office:value-type="float" office:value="0.0195355955483443" calcext:value-type="float">
            <text:p>0.0195355955</text:p>
          </table:table-cell>
          <table:table-cell office:value-type="float" office:value="0.0205561517000443" calcext:value-type="float">
            <text:p>0.0205561517</text:p>
          </table:table-cell>
          <table:table-cell table:number-columns-repeated="2"/>
          <table:table-cell table:number-columns-repeated="2" office:value-type="float" office:value="0.00221938090314728" calcext:value-type="float">
            <text:p>0.0022193809</text:p>
          </table:table-cell>
          <table:table-cell office:value-type="float" office:value="0.00847766460798027" calcext:value-type="float">
            <text:p>0.0084776646</text:p>
          </table:table-cell>
          <table:table-cell office:value-type="float" office:value="0.00837850245822613" calcext:value-type="float">
            <text:p>0.0083785025</text:p>
          </table:table-cell>
          <table:table-cell table:number-columns-repeated="2"/>
          <table:table-cell table:number-columns-repeated="2" office:value-type="float" office:value="0.00656296066024855" calcext:value-type="float">
            <text:p>0.0065629607</text:p>
          </table:table-cell>
          <table:table-cell office:value-type="float" office:value="0.00066639798540713" calcext:value-type="float">
            <text:p>0.000666398</text:p>
          </table:table-cell>
          <table:table-cell office:value-type="float" office:value="0.00067640474945474" calcext:value-type="float">
            <text:p>0.0006764047</text:p>
          </table:table-cell>
        </table:table-row>
        <table:table-row table:style-name="ro1">
          <table:table-cell/>
          <table:table-cell table:number-columns-repeated="2" office:value-type="float" office:value="0.217456309948765" calcext:value-type="float">
            <text:p>0.2174563099</text:p>
          </table:table-cell>
          <table:table-cell office:value-type="float" office:value="0.141836517813185" calcext:value-type="float">
            <text:p>0.1418365178</text:p>
          </table:table-cell>
          <table:table-cell office:value-type="float" office:value="0.26870724201465" calcext:value-type="float">
            <text:p>0.268707242</text:p>
          </table:table-cell>
          <table:table-cell table:number-columns-repeated="2"/>
          <table:table-cell table:number-columns-repeated="2" office:value-type="float" office:value="0.00777512365989766" calcext:value-type="float">
            <text:p>0.0077751237</text:p>
          </table:table-cell>
          <table:table-cell office:value-type="float" office:value="0.0913619343401476" calcext:value-type="float">
            <text:p>0.0913619343</text:p>
          </table:table-cell>
          <table:table-cell office:value-type="float" office:value="0.0821837720607551" calcext:value-type="float">
            <text:p>0.0821837721</text:p>
          </table:table-cell>
          <table:table-cell table:number-columns-repeated="2"/>
          <table:table-cell table:number-columns-repeated="2" office:value-type="float" office:value="0.0288931957729343" calcext:value-type="float">
            <text:p>0.0288931958</text:p>
          </table:table-cell>
          <table:table-cell office:value-type="float" office:value="0.0260874848889299" calcext:value-type="float">
            <text:p>0.0260874849</text:p>
          </table:table-cell>
          <table:table-cell office:value-type="float" office:value="0.0271145994884183" calcext:value-type="float">
            <text:p>0.0271145995</text:p>
          </table:table-cell>
          <table:table-cell table:number-columns-repeated="2"/>
          <table:table-cell table:number-columns-repeated="2" office:value-type="float" office:value="0.0110786309447864" calcext:value-type="float">
            <text:p>0.0110786309</text:p>
          </table:table-cell>
          <table:table-cell office:value-type="float" office:value="0.0240013086109193" calcext:value-type="float">
            <text:p>0.0240013086</text:p>
          </table:table-cell>
          <table:table-cell office:value-type="float" office:value="0.0239036989808173" calcext:value-type="float">
            <text:p>0.023903699</text:p>
          </table:table-cell>
          <table:table-cell table:number-columns-repeated="2"/>
          <table:table-cell table:number-columns-repeated="2" office:value-type="float" office:value="0.0018679063009074" calcext:value-type="float">
            <text:p>0.0018679063</text:p>
          </table:table-cell>
          <table:table-cell office:value-type="float" office:value="0.00835527505920042" calcext:value-type="float">
            <text:p>0.0083552751</text:p>
          </table:table-cell>
          <table:table-cell office:value-type="float" office:value="0.00836535871278765" calcext:value-type="float">
            <text:p>0.0083653587</text:p>
          </table:table-cell>
        </table:table-row>
        <table:table-row table:style-name="ro1">
          <table:table-cell/>
          <table:table-cell table:number-columns-repeated="2" office:value-type="float" office:value="0.112974520549302" calcext:value-type="float">
            <text:p>0.1129745205</text:p>
          </table:table-cell>
          <table:table-cell office:value-type="float" office:value="0.169926986091278" calcext:value-type="float">
            <text:p>0.1699269861</text:p>
          </table:table-cell>
          <table:table-cell office:value-type="float" office:value="0.299918873434754" calcext:value-type="float">
            <text:p>0.2999188734</text:p>
          </table:table-cell>
          <table:table-cell table:number-columns-repeated="2"/>
          <table:table-cell table:number-columns-repeated="2" office:value-type="float" office:value="0.0772490641361067" calcext:value-type="float">
            <text:p>0.0772490641</text:p>
          </table:table-cell>
          <table:table-cell office:value-type="float" office:value="0.0623919203323691" calcext:value-type="float">
            <text:p>0.0623919203</text:p>
          </table:table-cell>
          <table:table-cell office:value-type="float" office:value="0.0731231518508779" calcext:value-type="float">
            <text:p>0.0731231519</text:p>
          </table:table-cell>
          <table:table-cell table:number-columns-repeated="2"/>
          <table:table-cell table:number-columns-repeated="2" office:value-type="float" office:value="0.0702512904591329" calcext:value-type="float">
            <text:p>0.0702512905</text:p>
          </table:table-cell>
          <table:table-cell office:value-type="float" office:value="0.0544940242784159" calcext:value-type="float">
            <text:p>0.0544940243</text:p>
          </table:table-cell>
          <table:table-cell office:value-type="float" office:value="0.0535475718502662" calcext:value-type="float">
            <text:p>0.0535475719</text:p>
          </table:table-cell>
          <table:table-cell table:number-columns-repeated="2"/>
          <table:table-cell table:number-columns-repeated="2" office:value-type="float" office:value="0.00758976627597425" calcext:value-type="float">
            <text:p>0.0075897663</text:p>
          </table:table-cell>
          <table:table-cell office:value-type="float" office:value="0.00799042678342832" calcext:value-type="float">
            <text:p>0.0079904268</text:p>
          </table:table-cell>
          <table:table-cell office:value-type="float" office:value="0.00789121590501884" calcext:value-type="float">
            <text:p>0.0078912159</text:p>
          </table:table-cell>
          <table:table-cell table:number-columns-repeated="2"/>
          <table:table-cell table:number-columns-repeated="2" office:value-type="float" office:value="0.00245649322451839" calcext:value-type="float">
            <text:p>0.0024564932</text:p>
          </table:table-cell>
          <table:table-cell office:value-type="float" office:value="0.00159832281818062" calcext:value-type="float">
            <text:p>0.0015983228</text:p>
          </table:table-cell>
          <table:table-cell office:value-type="float" office:value="0.00160833890156953" calcext:value-type="float">
            <text:p>0.0016083389</text:p>
          </table:table-cell>
        </table:table-row>
        <table:table-row table:style-name="ro1">
          <table:table-cell/>
          <table:table-cell table:number-columns-repeated="2" office:value-type="float" office:value="0.385769848165107" calcext:value-type="float">
            <text:p>0.3857698482</text:p>
          </table:table-cell>
          <table:table-cell office:value-type="float" office:value="0.348433723120598" calcext:value-type="float">
            <text:p>0.3484337231</text:p>
          </table:table-cell>
          <table:table-cell office:value-type="float" office:value="0.49825969235622" calcext:value-type="float">
            <text:p>0.4982596924</text:p>
          </table:table-cell>
          <table:table-cell table:number-columns-repeated="2"/>
          <table:table-cell table:number-columns-repeated="2" office:value-type="float" office:value="0.0213850763422707" calcext:value-type="float">
            <text:p>0.0213850763</text:p>
          </table:table-cell>
          <table:table-cell office:value-type="float" office:value="0.263012237174056" calcext:value-type="float">
            <text:p>0.2630122372</text:p>
          </table:table-cell>
          <table:table-cell office:value-type="float" office:value="0.25556791633743" calcext:value-type="float">
            <text:p>0.2555679163</text:p>
          </table:table-cell>
          <table:table-cell table:number-columns-repeated="2"/>
          <table:table-cell table:number-columns-repeated="2" office:value-type="float" office:value="0.0489094928186277" calcext:value-type="float">
            <text:p>0.0489094928</text:p>
          </table:table-cell>
          <table:table-cell office:value-type="float" office:value="0.00235396556006706" calcext:value-type="float">
            <text:p>0.0023539656</text:p>
          </table:table-cell>
          <table:table-cell office:value-type="float" office:value="0.00135532088094803" calcext:value-type="float">
            <text:p>0.0013553209</text:p>
          </table:table-cell>
          <table:table-cell table:number-columns-repeated="2"/>
          <table:table-cell table:number-columns-repeated="2" office:value-type="float" office:value="0.0179425812577308" calcext:value-type="float">
            <text:p>0.0179425813</text:p>
          </table:table-cell>
          <table:table-cell office:value-type="float" office:value="0.0100386275012532" calcext:value-type="float">
            <text:p>0.0100386275</text:p>
          </table:table-cell>
          <table:table-cell office:value-type="float" office:value="0.0101396414653998" calcext:value-type="float">
            <text:p>0.0101396415</text:p>
          </table:table-cell>
          <table:table-cell table:number-columns-repeated="2"/>
          <table:table-cell table:number-columns-repeated="2" office:value-type="float" office:value="0.00395461641918456" calcext:value-type="float">
            <text:p>0.0039546164</text:p>
          </table:table-cell>
          <table:table-cell office:value-type="float" office:value="0.0010890973819877" calcext:value-type="float">
            <text:p>0.0010890974</text:p>
          </table:table-cell>
          <table:table-cell office:value-type="float" office:value="0.00109910837307159" calcext:value-type="float">
            <text:p>0.0010991084</text:p>
          </table:table-cell>
        </table:table-row>
        <table:table-row table:style-name="ro1">
          <table:table-cell/>
          <table:table-cell table:number-columns-repeated="2" office:value-type="float" office:value="0.144862329092816" calcext:value-type="float">
            <text:p>0.1448623291</text:p>
          </table:table-cell>
          <table:table-cell office:value-type="float" office:value="0.15760108082699" calcext:value-type="float">
            <text:p>0.1576010808</text:p>
          </table:table-cell>
          <table:table-cell office:value-type="float" office:value="0.2862234231411" calcext:value-type="float">
            <text:p>0.2862234231</text:p>
          </table:table-cell>
          <table:table-cell table:number-columns-repeated="2"/>
          <table:table-cell table:number-columns-repeated="2" office:value-type="float" office:value="0.0726349263659891" calcext:value-type="float">
            <text:p>0.0726349264</text:p>
          </table:table-cell>
          <table:table-cell office:value-type="float" office:value="0.00695273761305837" calcext:value-type="float">
            <text:p>0.0069527376</text:p>
          </table:table-cell>
          <table:table-cell office:value-type="float" office:value="0.0030780428150925" calcext:value-type="float">
            <text:p>0.0030780428</text:p>
          </table:table-cell>
          <table:table-cell table:number-columns-repeated="2"/>
          <table:table-cell table:number-columns-repeated="2" office:value-type="float" office:value="0.0306067438733113" calcext:value-type="float">
            <text:p>0.0306067439</text:p>
          </table:table-cell>
          <table:table-cell office:value-type="float" office:value="0.0143135573321136" calcext:value-type="float">
            <text:p>0.0143135573</text:p>
          </table:table-cell>
          <table:table-cell office:value-type="float" office:value="0.0153288862183318" calcext:value-type="float">
            <text:p>0.0153288862</text:p>
          </table:table-cell>
          <table:table-cell table:number-columns-repeated="2"/>
          <table:table-cell table:number-columns-repeated="2" office:value-type="float" office:value="0.00159250331204491" calcext:value-type="float">
            <text:p>0.0015925033</text:p>
          </table:table-cell>
          <table:table-cell office:value-type="float" office:value="0.0128554432709028" calcext:value-type="float">
            <text:p>0.0128554433</text:p>
          </table:table-cell>
          <table:table-cell office:value-type="float" office:value="0.0127567189427971" calcext:value-type="float">
            <text:p>0.0127567189</text:p>
          </table:table-cell>
          <table:table-cell table:number-columns-repeated="2"/>
          <table:table-cell table:number-columns-repeated="2" office:value-type="float" office:value="0.000523465568148857" calcext:value-type="float">
            <text:p>0.0005234656</text:p>
          </table:table-cell>
          <table:table-cell office:value-type="float" office:value="0.00462688792205412" calcext:value-type="float">
            <text:p>0.0046268879</text:p>
          </table:table-cell>
          <table:table-cell office:value-type="float" office:value="0.00461693409139508" calcext:value-type="float">
            <text:p>0.0046169341</text:p>
          </table:table-cell>
        </table:table-row>
        <table:table-row table:style-name="ro1">
          <table:table-cell/>
          <table:table-cell table:number-columns-repeated="2" office:value-type="float" office:value="0.479642414960646" calcext:value-type="float">
            <text:p>0.479642415</text:p>
          </table:table-cell>
          <table:table-cell office:value-type="float" office:value="0.49368876061848" calcext:value-type="float">
            <text:p>0.4936887606</text:p>
          </table:table-cell>
          <table:table-cell office:value-type="float" office:value="0.437431956242756" calcext:value-type="float">
            <text:p>0.4374319562</text:p>
          </table:table-cell>
          <table:table-cell table:number-columns-repeated="2"/>
          <table:table-cell table:number-columns-repeated="2" office:value-type="float" office:value="0.0626689012255343" calcext:value-type="float">
            <text:p>0.0626689012</text:p>
          </table:table-cell>
          <table:table-cell office:value-type="float" office:value="0.0353723247302323" calcext:value-type="float">
            <text:p>0.0353723247</text:p>
          </table:table-cell>
          <table:table-cell office:value-type="float" office:value="0.0256286108386186" calcext:value-type="float">
            <text:p>0.0256286108</text:p>
          </table:table-cell>
          <table:table-cell table:number-columns-repeated="2"/>
          <table:table-cell table:number-columns-repeated="2" office:value-type="float" office:value="0.0151985448129553" calcext:value-type="float">
            <text:p>0.0151985448</text:p>
          </table:table-cell>
          <table:table-cell office:value-type="float" office:value="0.0203208820078187" calcext:value-type="float">
            <text:p>0.020320882</text:p>
          </table:table-cell>
          <table:table-cell office:value-type="float" office:value="0.0193402222300487" calcext:value-type="float">
            <text:p>0.0193402222</text:p>
          </table:table-cell>
          <table:table-cell table:number-columns-repeated="2"/>
          <table:table-cell table:number-columns-repeated="2" office:value-type="float" office:value="0.0121946936930742" calcext:value-type="float">
            <text:p>0.0121946937</text:p>
          </table:table-cell>
          <table:table-cell office:value-type="float" office:value="0.0231956779877764" calcext:value-type="float">
            <text:p>0.023195678</text:p>
          </table:table-cell>
          <table:table-cell office:value-type="float" office:value="0.0232980077885554" calcext:value-type="float">
            <text:p>0.0232980078</text:p>
          </table:table-cell>
          <table:table-cell table:number-columns-repeated="2"/>
          <table:table-cell table:number-columns-repeated="2" office:value-type="float" office:value="0.00319248959763122" calcext:value-type="float">
            <text:p>0.0031924896</text:p>
          </table:table-cell>
          <table:table-cell office:value-type="float" office:value="0.00599984104597162" calcext:value-type="float">
            <text:p>0.005999841</text:p>
          </table:table-cell>
          <table:table-cell office:value-type="float" office:value="0.00600990114498323" calcext:value-type="float">
            <text:p>0.0060099011</text:p>
          </table:table-cell>
        </table:table-row>
        <table:table-row table:style-name="ro1">
          <table:table-cell/>
          <table:table-cell table:number-columns-repeated="2" office:value-type="float" office:value="0.00327159832752242" calcext:value-type="float">
            <text:p>0.0032715983</text:p>
          </table:table-cell>
          <table:table-cell office:value-type="float" office:value="0.194993422832831" calcext:value-type="float">
            <text:p>0.1949934228</text:p>
          </table:table-cell>
          <table:table-cell office:value-type="float" office:value="0.105548247592034" calcext:value-type="float">
            <text:p>0.1055482476</text:p>
          </table:table-cell>
          <table:table-cell table:number-columns-repeated="2"/>
          <table:table-cell table:number-columns-repeated="2" office:value-type="float" office:value="0.0374189355667546" calcext:value-type="float">
            <text:p>0.0374189356</text:p>
          </table:table-cell>
          <table:table-cell office:value-type="float" office:value="0.0772780796578523" calcext:value-type="float">
            <text:p>0.0772780797</text:p>
          </table:table-cell>
          <table:table-cell office:value-type="float" office:value="0.0679576562200529" calcext:value-type="float">
            <text:p>0.0679576562</text:p>
          </table:table-cell>
          <table:table-cell table:number-columns-repeated="2"/>
          <table:table-cell table:number-columns-repeated="2" office:value-type="float" office:value="0.0188559494150296" calcext:value-type="float">
            <text:p>0.0188559494</text:p>
          </table:table-cell>
          <table:table-cell office:value-type="float" office:value="0.0124590564297871" calcext:value-type="float">
            <text:p>0.0124590564</text:p>
          </table:table-cell>
          <table:table-cell office:value-type="float" office:value="0.0114705269567439" calcext:value-type="float">
            <text:p>0.011470527</text:p>
          </table:table-cell>
          <table:table-cell table:number-columns-repeated="2"/>
          <table:table-cell table:number-columns-repeated="2" office:value-type="float" office:value="0.0121609596898647" calcext:value-type="float">
            <text:p>0.0121609597</text:p>
          </table:table-cell>
          <table:table-cell office:value-type="float" office:value="0.00661374720712671" calcext:value-type="float">
            <text:p>0.0066137472</text:p>
          </table:table-cell>
          <table:table-cell office:value-type="float" office:value="0.00651439864699133" calcext:value-type="float">
            <text:p>0.0065143986</text:p>
          </table:table-cell>
          <table:table-cell table:number-columns-repeated="2"/>
          <table:table-cell table:number-columns-repeated="2" office:value-type="float" office:value="0.000712856664685607" calcext:value-type="float">
            <text:p>0.0007128567</text:p>
          </table:table-cell>
          <table:table-cell office:value-type="float" office:value="0.000475325371067648" calcext:value-type="float">
            <text:p>0.0004753254</text:p>
          </table:table-cell>
          <table:table-cell office:value-type="float" office:value="0.000485330224369918" calcext:value-type="float">
            <text:p>0.0004853302</text:p>
          </table:table-cell>
        </table:table-row>
        <table:table-row table:style-name="ro1">
          <table:table-cell/>
          <table:table-cell table:number-columns-repeated="2" office:value-type="float" office:value="0.146882661135652" calcext:value-type="float">
            <text:p>0.1468826611</text:p>
          </table:table-cell>
          <table:table-cell office:value-type="float" office:value="0.381082484965641" calcext:value-type="float">
            <text:p>0.381082485</text:p>
          </table:table-cell>
          <table:table-cell office:value-type="float" office:value="0.534536094406268" calcext:value-type="float">
            <text:p>0.5345360944</text:p>
          </table:table-cell>
          <table:table-cell table:number-columns-repeated="2"/>
          <table:table-cell table:number-columns-repeated="2" office:value-type="float" office:value="0.177947768458826" calcext:value-type="float">
            <text:p>0.1779477685</text:p>
          </table:table-cell>
          <table:table-cell office:value-type="float" office:value="0.0615330472071425" calcext:value-type="float">
            <text:p>0.0615330472</text:p>
          </table:table-cell>
          <table:table-cell office:value-type="float" office:value="0.0520535830375176" calcext:value-type="float">
            <text:p>0.052053583</text:p>
          </table:table-cell>
          <table:table-cell table:number-columns-repeated="2"/>
          <table:table-cell table:number-columns-repeated="2" office:value-type="float" office:value="0.00919860351842244" calcext:value-type="float">
            <text:p>0.0091986035</text:p>
          </table:table-cell>
          <table:table-cell office:value-type="float" office:value="0.0158931019021349" calcext:value-type="float">
            <text:p>0.0158931019</text:p>
          </table:table-cell>
          <table:table-cell office:value-type="float" office:value="0.0169100119140491" calcext:value-type="float">
            <text:p>0.0169100119</text:p>
          </table:table-cell>
          <table:table-cell table:number-columns-repeated="2"/>
          <table:table-cell table:number-columns-repeated="2" office:value-type="float" office:value="0.00918166189191656" calcext:value-type="float">
            <text:p>0.0091816619</text:p>
          </table:table-cell>
          <table:table-cell office:value-type="float" office:value="0.0251654369432306" calcext:value-type="float">
            <text:p>0.0251654369</text:p>
          </table:table-cell>
          <table:table-cell office:value-type="float" office:value="0.0252679637396045" calcext:value-type="float">
            <text:p>0.0252679637</text:p>
          </table:table-cell>
          <table:table-cell table:number-columns-repeated="2"/>
          <table:table-cell table:number-columns-repeated="2" office:value-type="float" office:value="0.00119903360064104" calcext:value-type="float">
            <text:p>0.0011990336</text:p>
          </table:table-cell>
          <table:table-cell office:value-type="float" office:value="0.006155888182104" calcext:value-type="float">
            <text:p>0.0061558882</text:p>
          </table:table-cell>
          <table:table-cell office:value-type="float" office:value="0.00614594964160042" calcext:value-type="float">
            <text:p>0.0061459496</text:p>
          </table:table-cell>
        </table:table-row>
        <table:table-row table:style-name="ro1">
          <table:table-cell/>
          <table:table-cell table:number-columns-repeated="2" office:value-type="float" office:value="0.210132493282952" calcext:value-type="float">
            <text:p>0.2101324933</text:p>
          </table:table-cell>
          <table:table-cell office:value-type="float" office:value="0.368690884803427" calcext:value-type="float">
            <text:p>0.3686908848</text:p>
          </table:table-cell>
          <table:table-cell office:value-type="float" office:value="0.298545427559363" calcext:value-type="float">
            <text:p>0.2985454276</text:p>
          </table:table-cell>
          <table:table-cell table:number-columns-repeated="2"/>
          <table:table-cell table:number-columns-repeated="2" office:value-type="float" office:value="0.101388061239272" calcext:value-type="float">
            <text:p>0.1013880612</text:p>
          </table:table-cell>
          <table:table-cell office:value-type="float" office:value="0.157995655378159" calcext:value-type="float">
            <text:p>0.1579956554</text:p>
          </table:table-cell>
          <table:table-cell office:value-type="float" office:value="0.14949056098804" calcext:value-type="float">
            <text:p>0.149490561</text:p>
          </table:table-cell>
          <table:table-cell table:number-columns-repeated="2"/>
          <table:table-cell table:number-columns-repeated="2" office:value-type="float" office:value="0.00356868707983138" calcext:value-type="float">
            <text:p>0.0035686871</text:p>
          </table:table-cell>
          <table:table-cell office:value-type="float" office:value="0.0597793340251008" calcext:value-type="float">
            <text:p>0.059779334</text:p>
          </table:table-cell>
          <table:table-cell office:value-type="float" office:value="0.0588381721972981" calcext:value-type="float">
            <text:p>0.0588381722</text:p>
          </table:table-cell>
          <table:table-cell table:number-columns-repeated="2"/>
          <table:table-cell table:number-columns-repeated="2" office:value-type="float" office:value="0.0304082255243391" calcext:value-type="float">
            <text:p>0.0304082255</text:p>
          </table:table-cell>
          <table:table-cell office:value-type="float" office:value="0.0131102883796443" calcext:value-type="float">
            <text:p>0.0131102884</text:p>
          </table:table-cell>
          <table:table-cell office:value-type="float" office:value="0.0132116095405985" calcext:value-type="float">
            <text:p>0.0132116095</text:p>
          </table:table-cell>
          <table:table-cell table:number-columns-repeated="2"/>
          <table:table-cell table:number-columns-repeated="2" office:value-type="float" office:value="0.00231854102674884" calcext:value-type="float">
            <text:p>0.002318541</text:p>
          </table:table-cell>
          <table:table-cell office:value-type="float" office:value="0.000598478973255157" calcext:value-type="float">
            <text:p>0.000598479</text:p>
          </table:table-cell>
          <table:table-cell office:value-type="float" office:value="0.000588484858103699" calcext:value-type="float">
            <text:p>0.0005884849</text:p>
          </table:table-cell>
        </table:table-row>
        <table:table-row table:style-name="ro1">
          <table:table-cell/>
          <table:table-cell table:number-columns-repeated="2" office:value-type="float" office:value="0.208847078800749" calcext:value-type="float">
            <text:p>0.2088470788</text:p>
          </table:table-cell>
          <table:table-cell office:value-type="float" office:value="0.461039895918463" calcext:value-type="float">
            <text:p>0.4610398959</text:p>
          </table:table-cell>
          <table:table-cell office:value-type="float" office:value="0.401155439909403" calcext:value-type="float">
            <text:p>0.4011554399</text:p>
          </table:table-cell>
          <table:table-cell table:number-columns-repeated="2"/>
          <table:table-cell table:number-columns-repeated="2" office:value-type="float" office:value="0.0223192229133468" calcext:value-type="float">
            <text:p>0.0223192229</text:p>
          </table:table-cell>
          <table:table-cell office:value-type="float" office:value="0.254356561319898" calcext:value-type="float">
            <text:p>0.2543565613</text:p>
          </table:table-cell>
          <table:table-cell office:value-type="float" office:value="0.267026829616059" calcext:value-type="float">
            <text:p>0.2670268296</text:p>
          </table:table-cell>
          <table:table-cell table:number-columns-repeated="2"/>
          <table:table-cell table:number-columns-repeated="2" office:value-type="float" office:value="0.0448244293228615" calcext:value-type="float">
            <text:p>0.0448244293</text:p>
          </table:table-cell>
          <table:table-cell office:value-type="float" office:value="0.0311855819513709" calcext:value-type="float">
            <text:p>0.031185582</text:p>
          </table:table-cell>
          <table:table-cell office:value-type="float" office:value="0.0322177997511222" calcext:value-type="float">
            <text:p>0.0322177998</text:p>
          </table:table-cell>
          <table:table-cell table:number-columns-repeated="2"/>
          <table:table-cell table:number-columns-repeated="2" office:value-type="float" office:value="0.00778153772730047" calcext:value-type="float">
            <text:p>0.0077815377</text:p>
          </table:table-cell>
          <table:table-cell office:value-type="float" office:value="0.00406184769589968" calcext:value-type="float">
            <text:p>0.0040618477</text:p>
          </table:table-cell>
          <table:table-cell office:value-type="float" office:value="0.00396224392029165" calcext:value-type="float">
            <text:p>0.0039622439</text:p>
          </table:table-cell>
          <table:table-cell table:number-columns-repeated="2"/>
          <table:table-cell table:number-columns-repeated="2" office:value-type="float" office:value="0.00541590144788345" calcext:value-type="float">
            <text:p>0.0054159014</text:p>
          </table:table-cell>
          <table:table-cell office:value-type="float" office:value="0.00536305551660088" calcext:value-type="float">
            <text:p>0.0053630555</text:p>
          </table:table-cell>
          <table:table-cell office:value-type="float" office:value="0.00537310924769341" calcext:value-type="float">
            <text:p>0.0053731092</text:p>
          </table:table-cell>
        </table:table-row>
        <table:table-row table:style-name="ro1">
          <table:table-cell/>
          <table:table-cell table:number-columns-repeated="2" office:value-type="float" office:value="0.603539622980595" calcext:value-type="float">
            <text:p>0.603539623</text:p>
          </table:table-cell>
          <table:table-cell office:value-type="float" office:value="0.227244995152912" calcext:value-type="float">
            <text:p>0.2272449952</text:p>
          </table:table-cell>
          <table:table-cell office:value-type="float" office:value="0.14138332794768" calcext:value-type="float">
            <text:p>0.1413833279</text:p>
          </table:table-cell>
          <table:table-cell table:number-columns-repeated="2"/>
          <table:table-cell table:number-columns-repeated="2" office:value-type="float" office:value="0.0126933336084698" calcext:value-type="float">
            <text:p>0.0126933336</text:p>
          </table:table-cell>
          <table:table-cell office:value-type="float" office:value="0.119139602972409" calcext:value-type="float">
            <text:p>0.119139603</text:p>
          </table:table-cell>
          <table:table-cell office:value-type="float" office:value="0.130444043406474" calcext:value-type="float">
            <text:p>0.1304440434</text:p>
          </table:table-cell>
          <table:table-cell table:number-columns-repeated="2"/>
          <table:table-cell table:number-columns-repeated="2" office:value-type="float" office:value="0.0230068563585442" calcext:value-type="float">
            <text:p>0.0230068564</text:p>
          </table:table-cell>
          <table:table-cell office:value-type="float" office:value="0.0237788992909427" calcext:value-type="float">
            <text:p>0.0237788993</text:p>
          </table:table-cell>
          <table:table-cell office:value-type="float" office:value="0.0248037029939365" calcext:value-type="float">
            <text:p>0.024803703</text:p>
          </table:table-cell>
          <table:table-cell table:number-columns-repeated="2"/>
          <table:table-cell table:number-columns-repeated="2" office:value-type="float" office:value="0.00498513086151449" calcext:value-type="float">
            <text:p>0.0049851309</text:p>
          </table:table-cell>
          <table:table-cell office:value-type="float" office:value="0.0126689679532214" calcext:value-type="float">
            <text:p>0.012668968</text:p>
          </table:table-cell>
          <table:table-cell office:value-type="float" office:value="0.0125702249757189" calcext:value-type="float">
            <text:p>0.012570225</text:p>
          </table:table-cell>
          <table:table-cell table:number-columns-repeated="2"/>
          <table:table-cell table:number-columns-repeated="2" office:value-type="float" office:value="0.00131130282637409" calcext:value-type="float">
            <text:p>0.0013113028</text:p>
          </table:table-cell>
          <table:table-cell office:value-type="float" office:value="0.00294721948281773" calcext:value-type="float">
            <text:p>0.0029472195</text:p>
          </table:table-cell>
          <table:table-cell office:value-type="float" office:value="0.00295724905530825" calcext:value-type="float">
            <text:p>0.0029572491</text:p>
          </table:table-cell>
        </table:table-row>
        <table:table-row table:style-name="ro1">
          <table:table-cell/>
          <table:table-cell table:number-columns-repeated="2" office:value-type="float" office:value="0.50453216675854" calcext:value-type="float">
            <text:p>0.5045321668</text:p>
          </table:table-cell>
          <table:table-cell office:value-type="float" office:value="1.20996556899831" calcext:value-type="float">
            <text:p>1.209965569</text:p>
          </table:table-cell>
          <table:table-cell office:value-type="float" office:value="1.45551729888701" calcext:value-type="float">
            <text:p>1.4555172989</text:p>
          </table:table-cell>
          <table:table-cell table:number-columns-repeated="2"/>
          <table:table-cell table:number-columns-repeated="2" office:value-type="float" office:value="0.0699905520216019" calcext:value-type="float">
            <text:p>0.069990552</text:p>
          </table:table-cell>
          <table:table-cell office:value-type="float" office:value="0.11744112568243" calcext:value-type="float">
            <text:p>0.1174411257</text:p>
          </table:table-cell>
          <table:table-cell office:value-type="float" office:value="0.108526389578212" calcext:value-type="float">
            <text:p>0.1085263896</text:p>
          </table:table-cell>
          <table:table-cell table:number-columns-repeated="2"/>
          <table:table-cell table:number-columns-repeated="2" office:value-type="float" office:value="0.0186728818465525" calcext:value-type="float">
            <text:p>0.0186728818</text:p>
          </table:table-cell>
          <table:table-cell office:value-type="float" office:value="0.0383564117951489" calcext:value-type="float">
            <text:p>0.0383564118</text:p>
          </table:table-cell>
          <table:table-cell office:value-type="float" office:value="0.0393958076027516" calcext:value-type="float">
            <text:p>0.0393958076</text:p>
          </table:table-cell>
          <table:table-cell table:number-columns-repeated="2"/>
          <table:table-cell table:number-columns-repeated="2" office:value-type="float" office:value="0.00212072911811708" calcext:value-type="float">
            <text:p>0.0021207291</text:p>
          </table:table-cell>
          <table:table-cell office:value-type="float" office:value="0.006890914116229" calcext:value-type="float">
            <text:p>0.0068909141</text:p>
          </table:table-cell>
          <table:table-cell office:value-type="float" office:value="0.00679159327555656" calcext:value-type="float">
            <text:p>0.0067915933</text:p>
          </table:table-cell>
          <table:table-cell table:number-columns-repeated="2"/>
          <table:table-cell table:number-columns-repeated="2" office:value-type="float" office:value="0.00733061854092476" calcext:value-type="float">
            <text:p>0.0073306185</text:p>
          </table:table-cell>
          <table:table-cell office:value-type="float" office:value="0.00407619961705263" calcext:value-type="float">
            <text:p>0.0040761996</text:p>
          </table:table-cell>
          <table:table-cell office:value-type="float" office:value="0.00406624027945546" calcext:value-type="float">
            <text:p>0.0040662403</text:p>
          </table:table-cell>
        </table:table-row>
        <table:table-row table:style-name="ro1">
          <table:table-cell/>
          <table:table-cell table:number-columns-repeated="2" office:value-type="float" office:value="0.184597100143302" calcext:value-type="float">
            <text:p>0.1845971001</text:p>
          </table:table-cell>
          <table:table-cell office:value-type="float" office:value="0.490842898167105" calcext:value-type="float">
            <text:p>0.4908428982</text:p>
          </table:table-cell>
          <table:table-cell office:value-type="float" office:value="0.434269886852338" calcext:value-type="float">
            <text:p>0.4342698869</text:p>
          </table:table-cell>
          <table:table-cell table:number-columns-repeated="2"/>
          <table:table-cell table:number-columns-repeated="2" office:value-type="float" office:value="0.132582661131208" calcext:value-type="float">
            <text:p>0.1325826611</text:p>
          </table:table-cell>
          <table:table-cell office:value-type="float" office:value="0.00326864063427523" calcext:value-type="float">
            <text:p>0.0032686406</text:p>
          </table:table-cell>
          <table:table-cell office:value-type="float" office:value="0.0134026673073486" calcext:value-type="float">
            <text:p>0.0134026673</text:p>
          </table:table-cell>
          <table:table-cell table:number-columns-repeated="2"/>
          <table:table-cell table:number-columns-repeated="2" office:value-type="float" office:value="0.0336976123348755" calcext:value-type="float">
            <text:p>0.0336976123</text:p>
          </table:table-cell>
          <table:table-cell office:value-type="float" office:value="0.00276217585839522" calcext:value-type="float">
            <text:p>0.0027621759</text:p>
          </table:table-cell>
          <table:table-cell office:value-type="float" office:value="0.00176393979819345" calcext:value-type="float">
            <text:p>0.0017639398</text:p>
          </table:table-cell>
          <table:table-cell table:number-columns-repeated="2"/>
          <table:table-cell table:number-columns-repeated="2" office:value-type="float" office:value="0.00593039405750555" calcext:value-type="float">
            <text:p>0.0059303941</text:p>
          </table:table-cell>
          <table:table-cell office:value-type="float" office:value="0.0171360182171516" calcext:value-type="float">
            <text:p>0.0171360182</text:p>
          </table:table-cell>
          <table:table-cell office:value-type="float" office:value="0.0170377219893506" calcext:value-type="float">
            <text:p>0.017037722</text:p>
          </table:table-cell>
          <table:table-cell table:number-columns-repeated="2"/>
          <table:table-cell table:number-columns-repeated="2" office:value-type="float" office:value="0.00127202236552776" calcext:value-type="float">
            <text:p>0.0012720224</text:p>
          </table:table-cell>
          <table:table-cell office:value-type="float" office:value="0.000375351068055307" calcext:value-type="float">
            <text:p>0.0003753511</text:p>
          </table:table-cell>
          <table:table-cell office:value-type="float" office:value="0.000365354721602484" calcext:value-type="float">
            <text:p>0.0003653547</text:p>
          </table:table-cell>
        </table:table-row>
        <table:table-row table:style-name="ro1">
          <table:table-cell/>
          <table:table-cell table:number-columns-repeated="2" office:value-type="float" office:value="0.197876608861383" calcext:value-type="float">
            <text:p>0.1978766089</text:p>
          </table:table-cell>
          <table:table-cell office:value-type="float" office:value="0.597602054220685" calcext:value-type="float">
            <text:p>0.5976020542</text:p>
          </table:table-cell>
          <table:table-cell office:value-type="float" office:value="0.775113393578539" calcext:value-type="float">
            <text:p>0.7751133936</text:p>
          </table:table-cell>
          <table:table-cell table:number-columns-repeated="2"/>
          <table:table-cell table:number-columns-repeated="2" office:value-type="float" office:value="0.0922281452950796" calcext:value-type="float">
            <text:p>0.0922281453</text:p>
          </table:table-cell>
          <table:table-cell office:value-type="float" office:value="0.200885455611678" calcext:value-type="float">
            <text:p>0.2008854556</text:p>
          </table:table-cell>
          <table:table-cell office:value-type="float" office:value="0.213015611728968" calcext:value-type="float">
            <text:p>0.2130156117</text:p>
          </table:table-cell>
          <table:table-cell table:number-columns-repeated="2"/>
          <table:table-cell table:number-columns-repeated="2" office:value-type="float" office:value="0.00264762984517397" calcext:value-type="float">
            <text:p>0.0026476298</text:p>
          </table:table-cell>
          <table:table-cell office:value-type="float" office:value="0.0358208779739999" calcext:value-type="float">
            <text:p>0.035820878</text:p>
          </table:table-cell>
          <table:table-cell office:value-type="float" office:value="0.0368577357097095" calcext:value-type="float">
            <text:p>0.0368577357</text:p>
          </table:table-cell>
          <table:table-cell table:number-columns-repeated="2"/>
          <table:table-cell table:number-columns-repeated="2" office:value-type="float" office:value="0.00534958287528101" calcext:value-type="float">
            <text:p>0.0053495829</text:p>
          </table:table-cell>
          <table:table-cell office:value-type="float" office:value="0.0150371818873747" calcext:value-type="float">
            <text:p>0.0150371819</text:p>
          </table:table-cell>
          <table:table-cell office:value-type="float" office:value="0.0151386957569504" calcext:value-type="float">
            <text:p>0.0151386958</text:p>
          </table:table-cell>
          <table:table-cell table:number-columns-repeated="2"/>
          <table:table-cell table:number-columns-repeated="2" office:value-type="float" office:value="0.00225446057940208" calcext:value-type="float">
            <text:p>0.0022544606</text:p>
          </table:table-cell>
          <table:table-cell office:value-type="float" office:value="0.00281616418002906" calcext:value-type="float">
            <text:p>0.0028161642</text:p>
          </table:table-cell>
          <table:table-cell office:value-type="float" office:value="0.00280619224195144" calcext:value-type="float">
            <text:p>0.0028061922</text:p>
          </table:table-cell>
        </table:table-row>
        <table:table-row table:style-name="ro1">
          <table:table-cell/>
          <table:table-cell table:number-columns-repeated="2" office:value-type="float" office:value="0.12006434007486" calcext:value-type="float">
            <text:p>0.1200643401</text:p>
          </table:table-cell>
          <table:table-cell office:value-type="float" office:value="0.428001145131095" calcext:value-type="float">
            <text:p>0.4280011451</text:p>
          </table:table-cell>
          <table:table-cell office:value-type="float" office:value="0.58666793903455" calcext:value-type="float">
            <text:p>0.586667939</text:p>
          </table:table-cell>
          <table:table-cell table:number-columns-repeated="2"/>
          <table:table-cell table:number-columns-repeated="2" office:value-type="float" office:value="0.0360293502759347" calcext:value-type="float">
            <text:p>0.0360293503</text:p>
          </table:table-cell>
          <table:table-cell office:value-type="float" office:value="0.153045213791031" calcext:value-type="float">
            <text:p>0.1530452138</text:p>
          </table:table-cell>
          <table:table-cell office:value-type="float" office:value="0.144490114940435" calcext:value-type="float">
            <text:p>0.1444901149</text:p>
          </table:table-cell>
          <table:table-cell table:number-columns-repeated="2"/>
          <table:table-cell table:number-columns-repeated="2" office:value-type="float" office:value="0.0245428781848161" calcext:value-type="float">
            <text:p>0.0245428782</text:p>
          </table:table-cell>
          <table:table-cell office:value-type="float" office:value="0.0272029517541639" calcext:value-type="float">
            <text:p>0.0272029518</text:p>
          </table:table-cell>
          <table:table-cell office:value-type="float" office:value="0.026229180935099" calcext:value-type="float">
            <text:p>0.0262291809</text:p>
          </table:table-cell>
          <table:table-cell table:number-columns-repeated="2"/>
          <table:table-cell table:number-columns-repeated="2" office:value-type="float" office:value="0.000634619056921511" calcext:value-type="float">
            <text:p>0.0006346191</text:p>
          </table:table-cell>
          <table:table-cell office:value-type="float" office:value="0.0162632625158972" calcext:value-type="float">
            <text:p>0.0162632625</text:p>
          </table:table-cell>
          <table:table-cell office:value-type="float" office:value="0.0163648990057976" calcext:value-type="float">
            <text:p>0.016364899</text:p>
          </table:table-cell>
          <table:table-cell table:number-columns-repeated="2"/>
          <table:table-cell table:number-columns-repeated="2" office:value-type="float" office:value="0.00133393858276775" calcext:value-type="float">
            <text:p>0.0013339386</text:p>
          </table:table-cell>
          <table:table-cell office:value-type="float" office:value="0.000172404390798242" calcext:value-type="float">
            <text:p>0.0001724044</text:p>
          </table:table-cell>
          <table:table-cell office:value-type="float" office:value="0.000182406214860542" calcext:value-type="float">
            <text:p>0.0001824062</text:p>
          </table:table-cell>
        </table:table-row>
        <table:table-row table:style-name="ro1">
          <table:table-cell/>
          <table:table-cell table:number-columns-repeated="2" office:value-type="float" office:value="0.0738045079732049" calcext:value-type="float">
            <text:p>0.073804508</text:p>
          </table:table-cell>
          <table:table-cell office:value-type="float" office:value="0.749441803114709" calcext:value-type="float">
            <text:p>0.7494418031</text:p>
          </table:table-cell>
          <table:table-cell office:value-type="float" office:value="0.721602003460788" calcext:value-type="float">
            <text:p>0.7216020035</text:p>
          </table:table-cell>
          <table:table-cell table:number-columns-repeated="2"/>
          <table:table-cell table:number-columns-repeated="2" office:value-type="float" office:value="0.0577871806705479" calcext:value-type="float">
            <text:p>0.0577871807</text:p>
          </table:table-cell>
          <table:table-cell office:value-type="float" office:value="0.468478290037973" calcext:value-type="float">
            <text:p>0.46847829</text:p>
          </table:table-cell>
          <table:table-cell office:value-type="float" office:value="0.48331140407876" calcext:value-type="float">
            <text:p>0.4833114041</text:p>
          </table:table-cell>
          <table:table-cell table:number-columns-repeated="2"/>
          <table:table-cell table:number-columns-repeated="2" office:value-type="float" office:value="0.00819376945339881" calcext:value-type="float">
            <text:p>0.0081937695</text:p>
          </table:table-cell>
          <table:table-cell office:value-type="float" office:value="0.0362186545886984" calcext:value-type="float">
            <text:p>0.0362186546</text:p>
          </table:table-cell>
          <table:table-cell office:value-type="float" office:value="0.0372559104991976" calcext:value-type="float">
            <text:p>0.0372559105</text:p>
          </table:table-cell>
          <table:table-cell table:number-columns-repeated="2"/>
          <table:table-cell table:number-columns-repeated="2" office:value-type="float" office:value="0.0131211064537444" calcext:value-type="float">
            <text:p>0.0131211065</text:p>
          </table:table-cell>
          <table:table-cell office:value-type="float" office:value="0.00716349881750322" calcext:value-type="float">
            <text:p>0.0071634988</text:p>
          </table:table-cell>
          <table:table-cell office:value-type="float" office:value="0.00706420523802698" calcext:value-type="float">
            <text:p>0.0070642052</text:p>
          </table:table-cell>
          <table:table-cell table:number-columns-repeated="2"/>
          <table:table-cell table:number-columns-repeated="2" office:value-type="float" office:value="0.00225612913976228" calcext:value-type="float">
            <text:p>0.0022561291</text:p>
          </table:table-cell>
          <table:table-cell office:value-type="float" office:value="0.00256848356427397" calcext:value-type="float">
            <text:p>0.0025684836</text:p>
          </table:table-cell>
          <table:table-cell office:value-type="float" office:value="0.0025585091493654" calcext:value-type="float">
            <text:p>0.0025585091</text:p>
          </table:table-cell>
        </table:table-row>
        <table:table-row table:style-name="ro1">
          <table:table-cell/>
          <table:table-cell table:number-columns-repeated="2" office:value-type="float" office:value="0.0267301262119786" calcext:value-type="float">
            <text:p>0.0267301262</text:p>
          </table:table-cell>
          <table:table-cell office:value-type="float" office:value="0.57365295762656" calcext:value-type="float">
            <text:p>0.5736529576</text:p>
          </table:table-cell>
          <table:table-cell office:value-type="float" office:value="0.748503286251734" calcext:value-type="float">
            <text:p>0.7485032863</text:p>
          </table:table-cell>
          <table:table-cell table:number-columns-repeated="2"/>
          <table:table-cell table:number-columns-repeated="2" office:value-type="float" office:value="0.0417916672878121" calcext:value-type="float">
            <text:p>0.0417916673</text:p>
          </table:table-cell>
          <table:table-cell office:value-type="float" office:value="0.141063856677071" calcext:value-type="float">
            <text:p>0.1410638567</text:p>
          </table:table-cell>
          <table:table-cell office:value-type="float" office:value="0.152589754219264" calcext:value-type="float">
            <text:p>0.1525897542</text:p>
          </table:table-cell>
          <table:table-cell table:number-columns-repeated="2"/>
          <table:table-cell table:number-columns-repeated="2" office:value-type="float" office:value="0.0386047015406682" calcext:value-type="float">
            <text:p>0.0386047015</text:p>
          </table:table-cell>
          <table:table-cell office:value-type="float" office:value="0.016837332938914" calcext:value-type="float">
            <text:p>0.0168373329</text:p>
          </table:table-cell>
          <table:table-cell office:value-type="float" office:value="0.0158531861250391" calcext:value-type="float">
            <text:p>0.0158531861</text:p>
          </table:table-cell>
          <table:table-cell table:number-columns-repeated="2"/>
          <table:table-cell table:number-columns-repeated="2" office:value-type="float" office:value="0.0186239153275896" calcext:value-type="float">
            <text:p>0.0186239153</text:p>
          </table:table-cell>
          <table:table-cell office:value-type="float" office:value="0.00959462023046875" calcext:value-type="float">
            <text:p>0.0095946202</text:p>
          </table:table-cell>
          <table:table-cell office:value-type="float" office:value="0.00949556978744748" calcext:value-type="float">
            <text:p>0.0094955698</text:p>
          </table:table-cell>
          <table:table-cell table:number-columns-repeated="2"/>
          <table:table-cell table:number-columns-repeated="2" office:value-type="float" office:value="0.00330961995118106" calcext:value-type="float">
            <text:p>0.00330962</text:p>
          </table:table-cell>
          <table:table-cell office:value-type="float" office:value="0.00134236583769509" calcext:value-type="float">
            <text:p>0.0013423658</text:p>
          </table:table-cell>
          <table:table-cell office:value-type="float" office:value="0.00133237916148676" calcext:value-type="float">
            <text:p>0.0013323792</text:p>
          </table:table-cell>
        </table:table-row>
        <table:table-row table:style-name="ro1">
          <table:table-cell/>
          <table:table-cell table:number-columns-repeated="2" office:value-type="float" office:value="0.264126671912853" calcext:value-type="float">
            <text:p>0.2641266719</text:p>
          </table:table-cell>
          <table:table-cell office:value-type="float" office:value="0.605996696592605" calcext:value-type="float">
            <text:p>0.6059966966</text:p>
          </table:table-cell>
          <table:table-cell office:value-type="float" office:value="0.562218551769561" calcext:value-type="float">
            <text:p>0.5622185518</text:p>
          </table:table-cell>
          <table:table-cell table:number-columns-repeated="2"/>
          <table:table-cell table:number-columns-repeated="2" office:value-type="float" office:value="0.0685301466688078" calcext:value-type="float">
            <text:p>0.0685301467</text:p>
          </table:table-cell>
          <table:table-cell office:value-type="float" office:value="0.0268998665307157" calcext:value-type="float">
            <text:p>0.0268998665</text:p>
          </table:table-cell>
          <table:table-cell office:value-type="float" office:value="0.0170705722532482" calcext:value-type="float">
            <text:p>0.0170705723</text:p>
          </table:table-cell>
          <table:table-cell table:number-columns-repeated="2"/>
          <table:table-cell table:number-columns-repeated="2" office:value-type="float" office:value="0.0118391497025236" calcext:value-type="float">
            <text:p>0.0118391497</text:p>
          </table:table-cell>
          <table:table-cell office:value-type="float" office:value="0.0344391866393696" calcext:value-type="float">
            <text:p>0.0344391866</text:p>
          </table:table-cell>
          <table:table-cell office:value-type="float" office:value="0.0354746613006702" calcext:value-type="float">
            <text:p>0.0354746613</text:p>
          </table:table-cell>
          <table:table-cell table:number-columns-repeated="2"/>
          <table:table-cell table:number-columns-repeated="2" office:value-type="float" office:value="0.0136840271084206" calcext:value-type="float">
            <text:p>0.0136840271</text:p>
          </table:table-cell>
          <table:table-cell office:value-type="float" office:value="0.00230700606610623" calcext:value-type="float">
            <text:p>0.0023070061</text:p>
          </table:table-cell>
          <table:table-cell office:value-type="float" office:value="0.00220722678878515" calcext:value-type="float">
            <text:p>0.0022072268</text:p>
          </table:table-cell>
          <table:table-cell table:number-columns-repeated="2"/>
          <table:table-cell table:number-columns-repeated="2" office:value-type="float" office:value="0.0016577103463657" calcext:value-type="float">
            <text:p>0.0016577103</text:p>
          </table:table-cell>
          <table:table-cell office:value-type="float" office:value="0.00678875749174801" calcext:value-type="float">
            <text:p>0.0067887575</text:p>
          </table:table-cell>
          <table:table-cell office:value-type="float" office:value="0.00679882548000266" calcext:value-type="float">
            <text:p>0.0067988255</text:p>
          </table:table-cell>
        </table:table-row>
        <table:table-row table:style-name="ro1">
          <table:table-cell/>
          <table:table-cell table:number-columns-repeated="2" office:value-type="float" office:value="0.0775471814863155" calcext:value-type="float">
            <text:p>0.0775471815</text:p>
          </table:table-cell>
          <table:table-cell office:value-type="float" office:value="0.590489935484794" calcext:value-type="float">
            <text:p>0.5904899355</text:p>
          </table:table-cell>
          <table:table-cell office:value-type="float" office:value="0.544988817205326" calcext:value-type="float">
            <text:p>0.5449888172</text:p>
          </table:table-cell>
          <table:table-cell table:number-columns-repeated="2"/>
          <table:table-cell table:number-columns-repeated="2" office:value-type="float" office:value="0.0395616093205057" calcext:value-type="float">
            <text:p>0.0395616093</text:p>
          </table:table-cell>
          <table:table-cell office:value-type="float" office:value="0.237829771189767" calcext:value-type="float">
            <text:p>0.2378297712</text:p>
          </table:table-cell>
          <table:table-cell office:value-type="float" office:value="0.250333102211886" calcext:value-type="float">
            <text:p>0.2503331022</text:p>
          </table:table-cell>
          <table:table-cell table:number-columns-repeated="2"/>
          <table:table-cell table:number-columns-repeated="2" office:value-type="float" office:value="0.0215934627894892" calcext:value-type="float">
            <text:p>0.0215934628</text:p>
          </table:table-cell>
          <table:table-cell office:value-type="float" office:value="0.0765149604126507" calcext:value-type="float">
            <text:p>0.0765149604</text:p>
          </table:table-cell>
          <table:table-cell office:value-type="float" office:value="0.0775925529656163" calcext:value-type="float">
            <text:p>0.077592553</text:p>
          </table:table-cell>
          <table:table-cell table:number-columns-repeated="2"/>
          <table:table-cell table:number-columns-repeated="2" office:value-type="float" office:value="0.00192060711703094" calcext:value-type="float">
            <text:p>0.0019206071</text:p>
          </table:table-cell>
          <table:table-cell office:value-type="float" office:value="0.00369096682372916" calcext:value-type="float">
            <text:p>0.0036909668</text:p>
          </table:table-cell>
          <table:table-cell office:value-type="float" office:value="0.00359132595632472" calcext:value-type="float">
            <text:p>0.003591326</text:p>
          </table:table-cell>
          <table:table-cell table:number-columns-repeated="2"/>
          <table:table-cell table:number-columns-repeated="2" office:value-type="float" office:value="0.0007587006396616" calcext:value-type="float">
            <text:p>0.0007587006</text:p>
          </table:table-cell>
          <table:table-cell office:value-type="float" office:value="0.00069551520859279" calcext:value-type="float">
            <text:p>0.0006955152</text:p>
          </table:table-cell>
          <table:table-cell office:value-type="float" office:value="0.000705522263815261" calcext:value-type="float">
            <text:p>0.0007055223</text:p>
          </table:table-cell>
        </table:table-row>
        <table:table-row table:style-name="ro1">
          <table:table-cell/>
          <table:table-cell table:number-columns-repeated="2" office:value-type="float" office:value="0.66861761288257" calcext:value-type="float">
            <text:p>0.6686176129</text:p>
          </table:table-cell>
          <table:table-cell office:value-type="float" office:value="0.542425138651506" calcext:value-type="float">
            <text:p>0.5424251387</text:p>
          </table:table-cell>
          <table:table-cell office:value-type="float" office:value="0.713805709612784" calcext:value-type="float">
            <text:p>0.7138057096</text:p>
          </table:table-cell>
          <table:table-cell table:number-columns-repeated="2"/>
          <table:table-cell table:number-columns-repeated="2" office:value-type="float" office:value="0.0812004440894232" calcext:value-type="float">
            <text:p>0.0812004441</text:p>
          </table:table-cell>
          <table:table-cell office:value-type="float" office:value="0.0473420257782188" calcext:value-type="float">
            <text:p>0.0473420258</text:p>
          </table:table-cell>
          <table:table-cell office:value-type="float" office:value="0.0377192179577968" calcext:value-type="float">
            <text:p>0.037719218</text:p>
          </table:table-cell>
          <table:table-cell table:number-columns-repeated="2"/>
          <table:table-cell table:number-columns-repeated="2" office:value-type="float" office:value="0.0445286861585078" calcext:value-type="float">
            <text:p>0.0445286862</text:p>
          </table:table-cell>
          <table:table-cell office:value-type="float" office:value="0.0162502880210358" calcext:value-type="float">
            <text:p>0.016250288</text:p>
          </table:table-cell>
          <table:table-cell office:value-type="float" office:value="0.0152655535746103" calcext:value-type="float">
            <text:p>0.0152655536</text:p>
          </table:table-cell>
          <table:table-cell table:number-columns-repeated="2"/>
          <table:table-cell table:number-columns-repeated="2" office:value-type="float" office:value="0.00244209259676151" calcext:value-type="float">
            <text:p>0.0024420926</text:p>
          </table:table-cell>
          <table:table-cell office:value-type="float" office:value="0.0164826222379388" calcext:value-type="float">
            <text:p>0.0164826222</text:p>
          </table:table-cell>
          <table:table-cell office:value-type="float" office:value="0.0163842606640052" calcext:value-type="float">
            <text:p>0.0163842607</text:p>
          </table:table-cell>
          <table:table-cell table:number-columns-repeated="2"/>
          <table:table-cell table:number-columns-repeated="2" office:value-type="float" office:value="0.00336584207276486" calcext:value-type="float">
            <text:p>0.0033658421</text:p>
          </table:table-cell>
          <table:table-cell office:value-type="float" office:value="0.00437378854655579" calcext:value-type="float">
            <text:p>0.0043737885</text:p>
          </table:table-cell>
          <table:table-cell office:value-type="float" office:value="0.00438383238487949" calcext:value-type="float">
            <text:p>0.0043838324</text:p>
          </table:table-cell>
        </table:table-row>
        <table:table-row table:style-name="ro1">
          <table:table-cell/>
          <table:table-cell table:number-columns-repeated="2" office:value-type="float" office:value="0.531412918900221" calcext:value-type="float">
            <text:p>0.5314129189</text:p>
          </table:table-cell>
          <table:table-cell office:value-type="float" office:value="0.23126516078599" calcext:value-type="float">
            <text:p>0.2312651608</text:p>
          </table:table-cell>
          <table:table-cell office:value-type="float" office:value="0.145850178651101" calcext:value-type="float">
            <text:p>0.1458501787</text:p>
          </table:table-cell>
          <table:table-cell table:number-columns-repeated="2"/>
          <table:table-cell table:number-columns-repeated="2" office:value-type="float" office:value="0.0358277574370456" calcext:value-type="float">
            <text:p>0.0358277574</text:p>
          </table:table-cell>
          <table:table-cell office:value-type="float" office:value="0.0596992924835384" calcext:value-type="float">
            <text:p>0.0596992925</text:p>
          </table:table-cell>
          <table:table-cell office:value-type="float" office:value="0.0502013055389278" calcext:value-type="float">
            <text:p>0.0502013055</text:p>
          </table:table-cell>
          <table:table-cell table:number-columns-repeated="2"/>
          <table:table-cell table:number-columns-repeated="2" office:value-type="float" office:value="0.0594553159285036" calcext:value-type="float">
            <text:p>0.0594553159</text:p>
          </table:table-cell>
          <table:table-cell office:value-type="float" office:value="0.0199706349811314" calcext:value-type="float">
            <text:p>0.019970635</text:p>
          </table:table-cell>
          <table:table-cell office:value-type="float" office:value="0.0189896246057372" calcext:value-type="float">
            <text:p>0.0189896246</text:p>
          </table:table-cell>
          <table:table-cell table:number-columns-repeated="2"/>
          <table:table-cell table:number-columns-repeated="2" office:value-type="float" office:value="0.00227045502442277" calcext:value-type="float">
            <text:p>0.002270455</text:p>
          </table:table-cell>
          <table:table-cell office:value-type="float" office:value="0.00813407844216996" calcext:value-type="float">
            <text:p>0.0081340784</text:p>
          </table:table-cell>
          <table:table-cell office:value-type="float" office:value="0.00803488193036306" calcext:value-type="float">
            <text:p>0.0080348819</text:p>
          </table:table-cell>
          <table:table-cell table:number-columns-repeated="2"/>
          <table:table-cell table:number-columns-repeated="2" office:value-type="float" office:value="0.00386026982142467" calcext:value-type="float">
            <text:p>0.0038602698</text:p>
          </table:table-cell>
          <table:table-cell office:value-type="float" office:value="0.00342323038218517" calcext:value-type="float">
            <text:p>0.0034232304</text:p>
          </table:table-cell>
          <table:table-cell office:value-type="float" office:value="0.00341326451483026" calcext:value-type="float">
            <text:p>0.0034132645</text:p>
          </table:table-cell>
        </table:table-row>
        <table:table-row table:style-name="ro1">
          <table:table-cell/>
          <table:table-cell table:number-columns-repeated="2" office:value-type="float" office:value="0.258241453444739" calcext:value-type="float">
            <text:p>0.2582414534</text:p>
          </table:table-cell>
          <table:table-cell office:value-type="float" office:value="0.436924621187515" calcext:value-type="float">
            <text:p>0.4369246212</text:p>
          </table:table-cell>
          <table:table-cell office:value-type="float" office:value="0.37436069020835" calcext:value-type="float">
            <text:p>0.3743606902</text:p>
          </table:table-cell>
          <table:table-cell table:number-columns-repeated="2"/>
          <table:table-cell table:number-columns-repeated="2" office:value-type="float" office:value="0.110732064029053" calcext:value-type="float">
            <text:p>0.110732064</text:p>
          </table:table-cell>
          <table:table-cell office:value-type="float" office:value="0.269345354923268" calcext:value-type="float">
            <text:p>0.2693453549</text:p>
          </table:table-cell>
          <table:table-cell office:value-type="float" office:value="0.282167025175018" calcext:value-type="float">
            <text:p>0.2821670252</text:p>
          </table:table-cell>
          <table:table-cell table:number-columns-repeated="2"/>
          <table:table-cell table:number-columns-repeated="2" office:value-type="float" office:value="0.0598165762692956" calcext:value-type="float">
            <text:p>0.0598165763</text:p>
          </table:table-cell>
          <table:table-cell office:value-type="float" office:value="0.0547625866704844" calcext:value-type="float">
            <text:p>0.0547625867</text:p>
          </table:table-cell>
          <table:table-cell office:value-type="float" office:value="0.0558184050755599" calcext:value-type="float">
            <text:p>0.0558184051</text:p>
          </table:table-cell>
          <table:table-cell table:number-columns-repeated="2"/>
          <table:table-cell table:number-columns-repeated="2" office:value-type="float" office:value="0.00735834103329156" calcext:value-type="float">
            <text:p>0.007358341</text:p>
          </table:table-cell>
          <table:table-cell office:value-type="float" office:value="0.0101482560024324" calcext:value-type="float">
            <text:p>0.010148256</text:p>
          </table:table-cell>
          <table:table-cell office:value-type="float" office:value="0.0100492609285252" calcext:value-type="float">
            <text:p>0.0100492609</text:p>
          </table:table-cell>
          <table:table-cell table:number-columns-repeated="2"/>
          <table:table-cell table:number-columns-repeated="2" office:value-type="float" office:value="0.000247580435946035" calcext:value-type="float">
            <text:p>0.0002475804</text:p>
          </table:table-cell>
          <table:table-cell office:value-type="float" office:value="0.00561954890005012" calcext:value-type="float">
            <text:p>0.0056195489</text:p>
          </table:table-cell>
          <table:table-cell office:value-type="float" office:value="0.00562960519610201" calcext:value-type="float">
            <text:p>0.0056296052</text:p>
          </table:table-cell>
        </table:table-row>
        <table:table-row table:style-name="ro1">
          <table:table-cell/>
          <table:table-cell table:number-columns-repeated="2" office:value-type="float" office:value="0.384971441781833" calcext:value-type="float">
            <text:p>0.3849714418</text:p>
          </table:table-cell>
          <table:table-cell office:value-type="float" office:value="0.0264999421121299" calcext:value-type="float">
            <text:p>0.0264999421</text:p>
          </table:table-cell>
          <table:table-cell office:value-type="float" office:value="0.0816667309865222" calcext:value-type="float">
            <text:p>0.081666731</text:p>
          </table:table-cell>
          <table:table-cell table:number-columns-repeated="2"/>
          <table:table-cell table:number-columns-repeated="2" office:value-type="float" office:value="0.0357160424287332" calcext:value-type="float">
            <text:p>0.0357160424</text:p>
          </table:table-cell>
          <table:table-cell office:value-type="float" office:value="0.172391717061011" calcext:value-type="float">
            <text:p>0.1723917171</text:p>
          </table:table-cell>
          <table:table-cell office:value-type="float" office:value="0.164032037435364" calcext:value-type="float">
            <text:p>0.1640320374</text:p>
          </table:table-cell>
          <table:table-cell table:number-columns-repeated="2"/>
          <table:table-cell table:number-columns-repeated="2" office:value-type="float" office:value="0.0482702369539241" calcext:value-type="float">
            <text:p>0.048270237</text:p>
          </table:table-cell>
          <table:table-cell office:value-type="float" office:value="0.0149152548149556" calcext:value-type="float">
            <text:p>0.0149152548</text:p>
          </table:table-cell>
          <table:table-cell office:value-type="float" office:value="0.0139291839989545" calcext:value-type="float">
            <text:p>0.013929184</text:p>
          </table:table-cell>
          <table:table-cell table:number-columns-repeated="2"/>
          <table:table-cell table:number-columns-repeated="2" office:value-type="float" office:value="0.0111040899516998" calcext:value-type="float">
            <text:p>0.01110409</text:p>
          </table:table-cell>
          <table:table-cell office:value-type="float" office:value="0.0178929121763212" calcext:value-type="float">
            <text:p>0.0178929122</text:p>
          </table:table-cell>
          <table:table-cell office:value-type="float" office:value="0.0179947116474861" calcext:value-type="float">
            <text:p>0.0179947116</text:p>
          </table:table-cell>
          <table:table-cell table:number-columns-repeated="2"/>
          <table:table-cell table:number-columns-repeated="2" office:value-type="float" office:value="0.00147997708189508" calcext:value-type="float">
            <text:p>0.0014799771</text:p>
          </table:table-cell>
          <table:table-cell office:value-type="float" office:value="0.00812420176150508" calcext:value-type="float">
            <text:p>0.0081242018</text:p>
          </table:table-cell>
          <table:table-cell office:value-type="float" office:value="0.00811428290433414" calcext:value-type="float">
            <text:p>0.0081142829</text:p>
          </table:table-cell>
        </table:table-row>
        <table:table-row table:style-name="ro1">
          <table:table-cell/>
          <table:table-cell table:number-columns-repeated="2" office:value-type="float" office:value="0.0645613280872845" calcext:value-type="float">
            <text:p>0.0645613281</text:p>
          </table:table-cell>
          <table:table-cell office:value-type="float" office:value="0.433660823344253" calcext:value-type="float">
            <text:p>0.4336608233</text:p>
          </table:table-cell>
          <table:table-cell office:value-type="float" office:value="0.370734248160281" calcext:value-type="float">
            <text:p>0.3707342482</text:p>
          </table:table-cell>
          <table:table-cell table:number-columns-repeated="2"/>
          <table:table-cell table:number-columns-repeated="2" office:value-type="float" office:value="0.139894696353697" calcext:value-type="float">
            <text:p>0.1398946964</text:p>
          </table:table-cell>
          <table:table-cell office:value-type="float" office:value="0.0515037435191964" calcext:value-type="float">
            <text:p>0.0515037435</text:p>
          </table:table-cell>
          <table:table-cell office:value-type="float" office:value="0.0419229732517135" calcext:value-type="float">
            <text:p>0.0419229733</text:p>
          </table:table-cell>
          <table:table-cell table:number-columns-repeated="2"/>
          <table:table-cell table:number-columns-repeated="2" office:value-type="float" office:value="0.000655588599994057" calcext:value-type="float">
            <text:p>0.0006555886</text:p>
          </table:table-cell>
          <table:table-cell office:value-type="float" office:value="0.0237066807112821" calcext:value-type="float">
            <text:p>0.0237066807</text:p>
          </table:table-cell>
          <table:table-cell office:value-type="float" office:value="0.0227294101214036" calcext:value-type="float">
            <text:p>0.0227294101</text:p>
          </table:table-cell>
          <table:table-cell table:number-columns-repeated="2"/>
          <table:table-cell table:number-columns-repeated="2" office:value-type="float" office:value="0.00892810597408251" calcext:value-type="float">
            <text:p>0.008928106</text:p>
          </table:table-cell>
          <table:table-cell office:value-type="float" office:value="0.0128455213548068" calcext:value-type="float">
            <text:p>0.0128455214</text:p>
          </table:table-cell>
          <table:table-cell office:value-type="float" office:value="0.0127467960344102" calcext:value-type="float">
            <text:p>0.012746796</text:p>
          </table:table-cell>
          <table:table-cell table:number-columns-repeated="2"/>
          <table:table-cell table:number-columns-repeated="2" office:value-type="float" office:value="0.000463635707854047" calcext:value-type="float">
            <text:p>0.0004636357</text:p>
          </table:table-cell>
          <table:table-cell office:value-type="float" office:value="0.00665790038470604" calcext:value-type="float">
            <text:p>0.0066579004</text:p>
          </table:table-cell>
          <table:table-cell office:value-type="float" office:value="0.00664796686437463" calcext:value-type="float">
            <text:p>0.0066479669</text:p>
          </table:table-cell>
        </table:table-row>
        <table:table-row table:style-name="ro1">
          <table:table-cell/>
          <table:table-cell table:number-columns-repeated="2" office:value-type="float" office:value="0.0390233419441595" calcext:value-type="float">
            <text:p>0.0390233419</text:p>
          </table:table-cell>
          <table:table-cell office:value-type="float" office:value="0.0177873339346482" calcext:value-type="float">
            <text:p>0.0177873339</text:p>
          </table:table-cell>
          <table:table-cell office:value-type="float" office:value="0.0913474067392799" calcext:value-type="float">
            <text:p>0.0913474067</text:p>
          </table:table-cell>
          <table:table-cell table:number-columns-repeated="2"/>
          <table:table-cell table:number-columns-repeated="2" office:value-type="float" office:value="0.000958348209052343" calcext:value-type="float">
            <text:p>0.0009583482</text:p>
          </table:table-cell>
          <table:table-cell office:value-type="float" office:value="0.00938326146191737" calcext:value-type="float">
            <text:p>0.0093832615</text:p>
          </table:table-cell>
          <table:table-cell office:value-type="float" office:value="0.0195790519817347" calcext:value-type="float">
            <text:p>0.019579052</text:p>
          </table:table-cell>
          <table:table-cell table:number-columns-repeated="2"/>
          <table:table-cell table:number-columns-repeated="2" office:value-type="float" office:value="0.0143105843677706" calcext:value-type="float">
            <text:p>0.0143105844</text:p>
          </table:table-cell>
          <table:table-cell office:value-type="float" office:value="0.0123684105051101" calcext:value-type="float">
            <text:p>0.0123684105</text:p>
          </table:table-cell>
          <table:table-cell office:value-type="float" office:value="0.0133817922974075" calcext:value-type="float">
            <text:p>0.0133817923</text:p>
          </table:table-cell>
          <table:table-cell table:number-columns-repeated="2"/>
          <table:table-cell table:number-columns-repeated="2" office:value-type="float" office:value="0.000151304396425198" calcext:value-type="float">
            <text:p>0.0001513044</text:p>
          </table:table-cell>
          <table:table-cell office:value-type="float" office:value="0.0120781100663562" calcext:value-type="float">
            <text:p>0.0120781101</text:p>
          </table:table-cell>
          <table:table-cell office:value-type="float" office:value="0.011979307997156" calcext:value-type="float">
            <text:p>0.011979308</text:p>
          </table:table-cell>
          <table:table-cell table:number-columns-repeated="2"/>
          <table:table-cell table:number-columns-repeated="2" office:value-type="float" office:value="0.000860399758209482" calcext:value-type="float">
            <text:p>0.0008603998</text:p>
          </table:table-cell>
          <table:table-cell office:value-type="float" office:value="0.00269453741970271" calcext:value-type="float">
            <text:p>0.0026945374</text:p>
          </table:table-cell>
          <table:table-cell office:value-type="float" office:value="0.00270456446534739" calcext:value-type="float">
            <text:p>0.0027045645</text:p>
          </table:table-cell>
        </table:table-row>
        <table:table-row table:style-name="ro1">
          <table:table-cell/>
          <table:table-cell table:number-columns-repeated="2" office:value-type="float" office:value="0.154059290496637" calcext:value-type="float">
            <text:p>0.1540592905</text:p>
          </table:table-cell>
          <table:table-cell office:value-type="float" office:value="0.487201842235359" calcext:value-type="float">
            <text:p>0.4872018422</text:p>
          </table:table-cell>
          <table:table-cell office:value-type="float" office:value="0.430224269150398" calcext:value-type="float">
            <text:p>0.4302242692</text:p>
          </table:table-cell>
          <table:table-cell table:number-columns-repeated="2"/>
          <table:table-cell table:number-columns-repeated="2" office:value-type="float" office:value="0.030385500938503" calcext:value-type="float">
            <text:p>0.0303855009</text:p>
          </table:table-cell>
          <table:table-cell office:value-type="float" office:value="0.207359868505181" calcext:value-type="float">
            <text:p>0.2073598685</text:p>
          </table:table-cell>
          <table:table-cell office:value-type="float" office:value="0.199353402530486" calcext:value-type="float">
            <text:p>0.1993534025</text:p>
          </table:table-cell>
          <table:table-cell table:number-columns-repeated="2"/>
          <table:table-cell table:number-columns-repeated="2" office:value-type="float" office:value="0.0270180805403028" calcext:value-type="float">
            <text:p>0.0270180805</text:p>
          </table:table-cell>
          <table:table-cell office:value-type="float" office:value="0.0520674978339605" calcext:value-type="float">
            <text:p>0.0520674978</text:p>
          </table:table-cell>
          <table:table-cell office:value-type="float" office:value="0.0511186164504109" calcext:value-type="float">
            <text:p>0.0511186165</text:p>
          </table:table-cell>
          <table:table-cell table:number-columns-repeated="2"/>
          <table:table-cell table:number-columns-repeated="2" office:value-type="float" office:value="0.0104515786677691" calcext:value-type="float">
            <text:p>0.0104515787</text:p>
          </table:table-cell>
          <table:table-cell office:value-type="float" office:value="0.00267057880959309" calcext:value-type="float">
            <text:p>0.0026705788</text:p>
          </table:table-cell>
          <table:table-cell office:value-type="float" office:value="0.00277085589518267" calcext:value-type="float">
            <text:p>0.0027708559</text:p>
          </table:table-cell>
          <table:table-cell table:number-columns-repeated="2"/>
          <table:table-cell table:number-columns-repeated="2" office:value-type="float" office:value="0.000079964151388383" calcext:value-type="float">
            <text:p>7.9964151388383E-05</text:p>
          </table:table-cell>
          <table:table-cell office:value-type="float" office:value="0.00145710157185985" calcext:value-type="float">
            <text:p>0.0014571016</text:p>
          </table:table-cell>
          <table:table-cell office:value-type="float" office:value="0.0014671162430222" calcext:value-type="float">
            <text:p>0.0014671162</text:p>
          </table:table-cell>
        </table:table-row>
        <table:table-row table:style-name="ro1">
          <table:table-cell/>
          <table:table-cell table:number-columns-repeated="2" office:value-type="float" office:value="0.114717991643032" calcext:value-type="float">
            <text:p>0.1147179916</text:p>
          </table:table-cell>
          <table:table-cell office:value-type="float" office:value="0.0629894549992565" calcext:value-type="float">
            <text:p>0.062989455</text:p>
          </table:table-cell>
          <table:table-cell office:value-type="float" office:value="0.181099394443618" calcext:value-type="float">
            <text:p>0.1810993944</text:p>
          </table:table-cell>
          <table:table-cell table:number-columns-repeated="2"/>
          <table:table-cell table:number-columns-repeated="2" office:value-type="float" office:value="0.059739139261235" calcext:value-type="float">
            <text:p>0.0597391393</text:p>
          </table:table-cell>
          <table:table-cell office:value-type="float" office:value="0.0935355745365724" calcext:value-type="float">
            <text:p>0.0935355745</text:p>
          </table:table-cell>
          <table:table-cell office:value-type="float" office:value="0.0843793682187599" calcext:value-type="float">
            <text:p>0.0843793682</text:p>
          </table:table-cell>
          <table:table-cell table:number-columns-repeated="2"/>
          <table:table-cell table:number-columns-repeated="2" office:value-type="float" office:value="0.0202193209506491" calcext:value-type="float">
            <text:p>0.020219321</text:p>
          </table:table-cell>
          <table:table-cell office:value-type="float" office:value="0.0861128861673879" calcext:value-type="float">
            <text:p>0.0861128862</text:p>
          </table:table-cell>
          <table:table-cell office:value-type="float" office:value="0.0872000862536415" calcext:value-type="float">
            <text:p>0.0872000863</text:p>
          </table:table-cell>
          <table:table-cell table:number-columns-repeated="2"/>
          <table:table-cell table:number-columns-repeated="2" office:value-type="float" office:value="0.0124514977235417" calcext:value-type="float">
            <text:p>0.0124514977</text:p>
          </table:table-cell>
          <table:table-cell office:value-type="float" office:value="0.0104296808739663" calcext:value-type="float">
            <text:p>0.0104296809</text:p>
          </table:table-cell>
          <table:table-cell office:value-type="float" office:value="0.0103307139453609" calcext:value-type="float">
            <text:p>0.0103307139</text:p>
          </table:table-cell>
          <table:table-cell table:number-columns-repeated="2"/>
          <table:table-cell table:number-columns-repeated="2" office:value-type="float" office:value="0.000385544229235585" calcext:value-type="float">
            <text:p>0.0003855442</text:p>
          </table:table-cell>
          <table:table-cell office:value-type="float" office:value="0.00367503063862196" calcext:value-type="float">
            <text:p>0.0036750306</text:p>
          </table:table-cell>
          <table:table-cell office:value-type="float" office:value="0.00366506728929483" calcext:value-type="float">
            <text:p>0.0036650673</text:p>
          </table:table-cell>
        </table:table-row>
        <table:table-row table:style-name="ro1">
          <table:table-cell/>
          <table:table-cell table:number-columns-repeated="2" office:value-type="float" office:value="0.308954798044537" calcext:value-type="float">
            <text:p>0.308954798</text:p>
          </table:table-cell>
          <table:table-cell office:value-type="float" office:value="0.287993146568352" calcext:value-type="float">
            <text:p>0.2879931466</text:p>
          </table:table-cell>
          <table:table-cell office:value-type="float" office:value="0.431103496187057" calcext:value-type="float">
            <text:p>0.4311034962</text:p>
          </table:table-cell>
          <table:table-cell table:number-columns-repeated="2"/>
          <table:table-cell table:number-columns-repeated="2" office:value-type="float" office:value="0.0400838366940039" calcext:value-type="float">
            <text:p>0.0400838367</text:p>
          </table:table-cell>
          <table:table-cell office:value-type="float" office:value="0.0593070481171963" calcext:value-type="float">
            <text:p>0.0593070481</text:p>
          </table:table-cell>
          <table:table-cell office:value-type="float" office:value="0.0498050991082791" calcext:value-type="float">
            <text:p>0.0498050991</text:p>
          </table:table-cell>
          <table:table-cell table:number-columns-repeated="2"/>
          <table:table-cell table:number-columns-repeated="2" office:value-type="float" office:value="0.00610479277236587" calcext:value-type="float">
            <text:p>0.0061047928</text:p>
          </table:table-cell>
          <table:table-cell office:value-type="float" office:value="0.0863963628647813" calcext:value-type="float">
            <text:p>0.0863963629</text:p>
          </table:table-cell>
          <table:table-cell office:value-type="float" office:value="0.0874838467114927" calcext:value-type="float">
            <text:p>0.0874838467</text:p>
          </table:table-cell>
          <table:table-cell table:number-columns-repeated="2"/>
          <table:table-cell table:number-columns-repeated="2" office:value-type="float" office:value="0.00455184425464527" calcext:value-type="float">
            <text:p>0.0045518443</text:p>
          </table:table-cell>
          <table:table-cell office:value-type="float" office:value="0.0229009956606454" calcext:value-type="float">
            <text:p>0.0229009957</text:p>
          </table:table-cell>
          <table:table-cell office:value-type="float" office:value="0.0230032959902444" calcext:value-type="float">
            <text:p>0.023003296</text:p>
          </table:table-cell>
          <table:table-cell table:number-columns-repeated="2"/>
          <table:table-cell table:number-columns-repeated="2" office:value-type="float" office:value="0.00567515033796035" calcext:value-type="float">
            <text:p>0.0056751503</text:p>
          </table:table-cell>
          <table:table-cell office:value-type="float" office:value="0.00935142870707917" calcext:value-type="float">
            <text:p>0.0093514287</text:p>
          </table:table-cell>
          <table:table-cell office:value-type="float" office:value="0.00934152212230044" calcext:value-type="float">
            <text:p>0.0093415221</text:p>
          </table:table-cell>
        </table:table-row>
        <table:table-row table:style-name="ro1">
          <table:table-cell/>
          <table:table-cell table:number-columns-repeated="2" office:value-type="float" office:value="0.0442250764034947" calcext:value-type="float">
            <text:p>0.0442250764</text:p>
          </table:table-cell>
          <table:table-cell office:value-type="float" office:value="0.0138705699000545" calcext:value-type="float">
            <text:p>0.0138705699</text:p>
          </table:table-cell>
          <table:table-cell office:value-type="float" office:value="0.126522855444505" calcext:value-type="float">
            <text:p>0.1265228554</text:p>
          </table:table-cell>
          <table:table-cell table:number-columns-repeated="2"/>
          <table:table-cell table:number-columns-repeated="2" office:value-type="float" office:value="0.0139498068045231" calcext:value-type="float">
            <text:p>0.0139498068</text:p>
          </table:table-cell>
          <table:table-cell office:value-type="float" office:value="0.116308695021429" calcext:value-type="float">
            <text:p>0.116308695</text:p>
          </table:table-cell>
          <table:table-cell office:value-type="float" office:value="0.107382520223666" calcext:value-type="float">
            <text:p>0.1073825202</text:p>
          </table:table-cell>
          <table:table-cell table:number-columns-repeated="2"/>
          <table:table-cell table:number-columns-repeated="2" office:value-type="float" office:value="0.0288131626869052" calcext:value-type="float">
            <text:p>0.0288131627</text:p>
          </table:table-cell>
          <table:table-cell office:value-type="float" office:value="0.00924809766833001" calcext:value-type="float">
            <text:p>0.0092480977</text:p>
          </table:table-cell>
          <table:table-cell office:value-type="float" office:value="0.0102583560243543" calcext:value-type="float">
            <text:p>0.010258356</text:p>
          </table:table-cell>
          <table:table-cell table:number-columns-repeated="2"/>
          <table:table-cell table:number-columns-repeated="2" office:value-type="float" office:value="0.00579335181625701" calcext:value-type="float">
            <text:p>0.0057933518</text:p>
          </table:table-cell>
          <table:table-cell office:value-type="float" office:value="0.0266369510243317" calcext:value-type="float">
            <text:p>0.026636951</text:p>
          </table:table-cell>
          <table:table-cell office:value-type="float" office:value="0.0265396049848302" calcext:value-type="float">
            <text:p>0.026539605</text:p>
          </table:table-cell>
          <table:table-cell table:number-columns-repeated="2"/>
          <table:table-cell table:number-columns-repeated="2" office:value-type="float" office:value="0.000964842050731958" calcext:value-type="float">
            <text:p>0.0009648421</text:p>
          </table:table-cell>
          <table:table-cell office:value-type="float" office:value="0.00728855723682287" calcext:value-type="float">
            <text:p>0.0072885572</text:p>
          </table:table-cell>
          <table:table-cell office:value-type="float" office:value="0.00729863022312505" calcext:value-type="float">
            <text:p>0.0072986302</text:p>
          </table:table-cell>
        </table:table-row>
        <table:table-row table:style-name="ro1">
          <table:table-cell/>
          <table:table-cell table:number-columns-repeated="2" office:value-type="float" office:value="0.15779249421286" calcext:value-type="float">
            <text:p>0.1577924942</text:p>
          </table:table-cell>
          <table:table-cell office:value-type="float" office:value="0.55803460150757" calcext:value-type="float">
            <text:p>0.5580346015</text:p>
          </table:table-cell>
          <table:table-cell office:value-type="float" office:value="0.508927335008411" calcext:value-type="float">
            <text:p>0.508927335</text:p>
          </table:table-cell>
          <table:table-cell table:number-columns-repeated="2"/>
          <table:table-cell table:number-columns-repeated="2" office:value-type="float" office:value="0.0348605234981292" calcext:value-type="float">
            <text:p>0.0348605235</text:p>
          </table:table-cell>
          <table:table-cell office:value-type="float" office:value="0.213124986484735" calcext:value-type="float">
            <text:p>0.2131249865</text:p>
          </table:table-cell>
          <table:table-cell office:value-type="float" office:value="0.205176754024985" calcext:value-type="float">
            <text:p>0.205176754</text:p>
          </table:table-cell>
          <table:table-cell table:number-columns-repeated="2"/>
          <table:table-cell table:number-columns-repeated="2" office:value-type="float" office:value="0.0263359152696068" calcext:value-type="float">
            <text:p>0.0263359153</text:p>
          </table:table-cell>
          <table:table-cell office:value-type="float" office:value="0.0204431766671105" calcext:value-type="float">
            <text:p>0.0204431767</text:p>
          </table:table-cell>
          <table:table-cell office:value-type="float" office:value="0.021464641308419" calcext:value-type="float">
            <text:p>0.0214646413</text:p>
          </table:table-cell>
          <table:table-cell table:number-columns-repeated="2"/>
          <table:table-cell table:number-columns-repeated="2" office:value-type="float" office:value="0.00414269384408474" calcext:value-type="float">
            <text:p>0.0041426938</text:p>
          </table:table-cell>
          <table:table-cell office:value-type="float" office:value="0.0158369374267447" calcext:value-type="float">
            <text:p>0.0158369374</text:p>
          </table:table-cell>
          <table:table-cell office:value-type="float" office:value="0.0157385112778725" calcext:value-type="float">
            <text:p>0.0157385113</text:p>
          </table:table-cell>
          <table:table-cell table:number-columns-repeated="2"/>
          <table:table-cell table:number-columns-repeated="2" office:value-type="float" office:value="0.0052573246881772" calcext:value-type="float">
            <text:p>0.0052573247</text:p>
          </table:table-cell>
          <table:table-cell office:value-type="float" office:value="0.0062552611910045" calcext:value-type="float">
            <text:p>0.0062552612</text:p>
          </table:table-cell>
          <table:table-cell office:value-type="float" office:value="0.00624532364424102" calcext:value-type="float">
            <text:p>0.0062453236</text:p>
          </table:table-cell>
        </table:table-row>
        <table:table-row table:style-name="ro1">
          <table:table-cell/>
          <table:table-cell table:number-columns-repeated="2" office:value-type="float" office:value="0.0269349587028128" calcext:value-type="float">
            <text:p>0.0269349587</text:p>
          </table:table-cell>
          <table:table-cell office:value-type="float" office:value="0.0493886268382899" calcext:value-type="float">
            <text:p>0.0493886268</text:p>
          </table:table-cell>
          <table:table-cell office:value-type="float" office:value="0.0562348590685666" calcext:value-type="float">
            <text:p>0.0562348591</text:p>
          </table:table-cell>
          <table:table-cell table:number-columns-repeated="2"/>
          <table:table-cell table:number-columns-repeated="2" office:value-type="float" office:value="0.148098182102761" calcext:value-type="float">
            <text:p>0.1480981821</text:p>
          </table:table-cell>
          <table:table-cell office:value-type="float" office:value="0.0823352971724418" calcext:value-type="float">
            <text:p>0.0823352972</text:p>
          </table:table-cell>
          <table:table-cell office:value-type="float" office:value="0.0730659567398402" calcext:value-type="float">
            <text:p>0.0730659567</text:p>
          </table:table-cell>
          <table:table-cell table:number-columns-repeated="2"/>
          <table:table-cell table:number-columns-repeated="2" office:value-type="float" office:value="0.0339157427266377" calcext:value-type="float">
            <text:p>0.0339157427</text:p>
          </table:table-cell>
          <table:table-cell office:value-type="float" office:value="0.049106902174698" calcext:value-type="float">
            <text:p>0.0491069022</text:p>
          </table:table-cell>
          <table:table-cell office:value-type="float" office:value="0.0481550572319299" calcext:value-type="float">
            <text:p>0.0481550572</text:p>
          </table:table-cell>
          <table:table-cell table:number-columns-repeated="2"/>
          <table:table-cell table:number-columns-repeated="2" office:value-type="float" office:value="0.00897181028451353" calcext:value-type="float">
            <text:p>0.0089718103</text:p>
          </table:table-cell>
          <table:table-cell office:value-type="float" office:value="0.0200930879503061" calcext:value-type="float">
            <text:p>0.020093088</text:p>
          </table:table-cell>
          <table:table-cell office:value-type="float" office:value="0.019995087459052" calcext:value-type="float">
            <text:p>0.0199950875</text:p>
          </table:table-cell>
          <table:table-cell table:number-columns-repeated="2"/>
          <table:table-cell table:number-columns-repeated="2" office:value-type="float" office:value="0.0010769570111927" calcext:value-type="float">
            <text:p>0.001076957</text:p>
          </table:table-cell>
          <table:table-cell office:value-type="float" office:value="0.00198566560427405" calcext:value-type="float">
            <text:p>0.0019856656</text:p>
          </table:table-cell>
          <table:table-cell office:value-type="float" office:value="0.00199568556112961" calcext:value-type="float">
            <text:p>0.0019956856</text:p>
          </table:table-cell>
        </table:table-row>
        <table:table-row table:style-name="ro1">
          <table:table-cell/>
          <table:table-cell table:number-columns-repeated="2" office:value-type="float" office:value="0.626898037816251" calcext:value-type="float">
            <text:p>0.6268980378</text:p>
          </table:table-cell>
          <table:table-cell office:value-type="float" office:value="0.246126149092208" calcext:value-type="float">
            <text:p>0.2461261491</text:p>
          </table:table-cell>
          <table:table-cell office:value-type="float" office:value="0.162362387880231" calcext:value-type="float">
            <text:p>0.1623623879</text:p>
          </table:table-cell>
          <table:table-cell table:number-columns-repeated="2"/>
          <table:table-cell table:number-columns-repeated="2" office:value-type="float" office:value="0.163038747646436" calcext:value-type="float">
            <text:p>0.1630387476</text:p>
          </table:table-cell>
          <table:table-cell office:value-type="float" office:value="0.0199757638346193" calcext:value-type="float">
            <text:p>0.0199757638</text:p>
          </table:table-cell>
          <table:table-cell office:value-type="float" office:value="0.0100765291258781" calcext:value-type="float">
            <text:p>0.0100765291</text:p>
          </table:table-cell>
          <table:table-cell table:number-columns-repeated="2"/>
          <table:table-cell table:number-columns-repeated="2" office:value-type="float" office:value="0.0515769694364035" calcext:value-type="float">
            <text:p>0.0515769694</text:p>
          </table:table-cell>
          <table:table-cell office:value-type="float" office:value="0.0591280146511896" calcext:value-type="float">
            <text:p>0.0591280147</text:p>
          </table:table-cell>
          <table:table-cell office:value-type="float" office:value="0.0581862008520416" calcext:value-type="float">
            <text:p>0.0581862009</text:p>
          </table:table-cell>
          <table:table-cell table:number-columns-repeated="2"/>
          <table:table-cell table:number-columns-repeated="2" office:value-type="float" office:value="0.00774099907531034" calcext:value-type="float">
            <text:p>0.0077409991</text:p>
          </table:table-cell>
          <table:table-cell office:value-type="float" office:value="0.0114806361165909" calcext:value-type="float">
            <text:p>0.0114806361</text:p>
          </table:table-cell>
          <table:table-cell office:value-type="float" office:value="0.0115817942960206" calcext:value-type="float">
            <text:p>0.0115817943</text:p>
          </table:table-cell>
          <table:table-cell table:number-columns-repeated="2"/>
          <table:table-cell table:number-columns-repeated="2" office:value-type="float" office:value="0.00431462604133917" calcext:value-type="float">
            <text:p>0.004314626</text:p>
          </table:table-cell>
          <table:table-cell office:value-type="float" office:value="0.00159912031664122" calcext:value-type="float">
            <text:p>0.0015991203</text:p>
          </table:table-cell>
          <table:table-cell office:value-type="float" office:value="0.00160913640800531" calcext:value-type="float">
            <text:p>0.0016091364</text:p>
          </table:table-cell>
        </table:table-row>
        <table:table-row table:style-name="ro1">
          <table:table-cell/>
          <table:table-cell table:number-columns-repeated="2" office:value-type="float" office:value="0.352636540609597" calcext:value-type="float">
            <text:p>0.3526365406</text:p>
          </table:table-cell>
          <table:table-cell office:value-type="float" office:value="0.159024288692041" calcext:value-type="float">
            <text:p>0.1590242887</text:p>
          </table:table-cell>
          <table:table-cell office:value-type="float" office:value="0.0655825429911562" calcext:value-type="float">
            <text:p>0.065582543</text:p>
          </table:table-cell>
          <table:table-cell table:number-columns-repeated="2"/>
          <table:table-cell table:number-columns-repeated="2" office:value-type="float" office:value="0.147881490299499" calcext:value-type="float">
            <text:p>0.1478814903</text:p>
          </table:table-cell>
          <table:table-cell office:value-type="float" office:value="0.0264074065251414" calcext:value-type="float">
            <text:p>0.0264074065</text:p>
          </table:table-cell>
          <table:table-cell office:value-type="float" office:value="0.0165731379041832" calcext:value-type="float">
            <text:p>0.0165731379</text:p>
          </table:table-cell>
          <table:table-cell table:number-columns-repeated="2"/>
          <table:table-cell table:number-columns-repeated="2" office:value-type="float" office:value="0.0188556248526443" calcext:value-type="float">
            <text:p>0.0188556249</text:p>
          </table:table-cell>
          <table:table-cell office:value-type="float" office:value="0.0316094666496809" calcext:value-type="float">
            <text:p>0.0316094666</text:p>
          </table:table-cell>
          <table:table-cell office:value-type="float" office:value="0.0306401067564374" calcext:value-type="float">
            <text:p>0.0306401068</text:p>
          </table:table-cell>
          <table:table-cell table:number-columns-repeated="2"/>
          <table:table-cell table:number-columns-repeated="2" office:value-type="float" office:value="0.0111616438184068" calcext:value-type="float">
            <text:p>0.0111616438</text:p>
          </table:table-cell>
          <table:table-cell office:value-type="float" office:value="0.00866448398319242" calcext:value-type="float">
            <text:p>0.008664484</text:p>
          </table:table-cell>
          <table:table-cell office:value-type="float" office:value="0.00876536051924437" calcext:value-type="float">
            <text:p>0.0087653605</text:p>
          </table:table-cell>
          <table:table-cell table:number-columns-repeated="2"/>
          <table:table-cell table:number-columns-repeated="2" office:value-type="float" office:value="0.00537029815210387" calcext:value-type="float">
            <text:p>0.0053702982</text:p>
          </table:table-cell>
          <table:table-cell office:value-type="float" office:value="0.00263268788394089" calcext:value-type="float">
            <text:p>0.0026326879</text:p>
          </table:table-cell>
          <table:table-cell office:value-type="float" office:value="0.00264271431108409" calcext:value-type="float">
            <text:p>0.0026427143</text:p>
          </table:table-cell>
        </table:table-row>
        <table:table-row table:style-name="ro1">
          <table:table-cell/>
          <table:table-cell table:number-columns-repeated="2" office:value-type="float" office:value="0.181157261117765" calcext:value-type="float">
            <text:p>0.1811572611</text:p>
          </table:table-cell>
          <table:table-cell office:value-type="float" office:value="0.594765023560449" calcext:value-type="float">
            <text:p>0.5947650236</text:p>
          </table:table-cell>
          <table:table-cell office:value-type="float" office:value="0.549738915067166" calcext:value-type="float">
            <text:p>0.5497389151</text:p>
          </table:table-cell>
          <table:table-cell table:number-columns-repeated="2"/>
          <table:table-cell table:number-columns-repeated="2" office:value-type="float" office:value="0.0539490266552983" calcext:value-type="float">
            <text:p>0.0539490267</text:p>
          </table:table-cell>
          <table:table-cell office:value-type="float" office:value="0.163337035838148" calcext:value-type="float">
            <text:p>0.1633370358</text:p>
          </table:table-cell>
          <table:table-cell office:value-type="float" office:value="0.154885894786008" calcext:value-type="float">
            <text:p>0.1548858948</text:p>
          </table:table-cell>
          <table:table-cell table:number-columns-repeated="2"/>
          <table:table-cell table:number-columns-repeated="2" office:value-type="float" office:value="0.0313390685650428" calcext:value-type="float">
            <text:p>0.0313390686</text:p>
          </table:table-cell>
          <table:table-cell office:value-type="float" office:value="0.0388298745122848" calcext:value-type="float">
            <text:p>0.0388298745</text:p>
          </table:table-cell>
          <table:table-cell office:value-type="float" office:value="0.0378677422545394" calcext:value-type="float">
            <text:p>0.0378677423</text:p>
          </table:table-cell>
          <table:table-cell table:number-columns-repeated="2"/>
          <table:table-cell table:number-columns-repeated="2" office:value-type="float" office:value="0.00211028782074018" calcext:value-type="float">
            <text:p>0.0021102878</text:p>
          </table:table-cell>
          <table:table-cell office:value-type="float" office:value="0.0183328733806265" calcext:value-type="float">
            <text:p>0.0183328734</text:p>
          </table:table-cell>
          <table:table-cell office:value-type="float" office:value="0.0182346968503115" calcext:value-type="float">
            <text:p>0.0182346969</text:p>
          </table:table-cell>
          <table:table-cell table:number-columns-repeated="2"/>
          <table:table-cell table:number-columns-repeated="2" office:value-type="float" office:value="0.00407033976340412" calcext:value-type="float">
            <text:p>0.0040703398</text:p>
          </table:table-cell>
          <table:table-cell office:value-type="float" office:value="0.00792227028296488" calcext:value-type="float">
            <text:p>0.0079222703</text:p>
          </table:table-cell>
          <table:table-cell office:value-type="float" office:value="0.00793234960646094" calcext:value-type="float">
            <text:p>0.0079323496</text:p>
          </table:table-cell>
        </table:table-row>
        <table:table-row table:style-name="ro1">
          <table:table-cell/>
          <table:table-cell table:number-columns-repeated="2" office:value-type="float" office:value="0.212278677413121" calcext:value-type="float">
            <text:p>0.2122786774</text:p>
          </table:table-cell>
          <table:table-cell office:value-type="float" office:value="0.589798570433424" calcext:value-type="float">
            <text:p>0.5897985704</text:p>
          </table:table-cell>
          <table:table-cell office:value-type="float" office:value="0.544220633814916" calcext:value-type="float">
            <text:p>0.5442206338</text:p>
          </table:table-cell>
          <table:table-cell table:number-columns-repeated="2"/>
          <table:table-cell table:number-columns-repeated="2" office:value-type="float" office:value="0.124243546394945" calcext:value-type="float">
            <text:p>0.1242435464</text:p>
          </table:table-cell>
          <table:table-cell office:value-type="float" office:value="0.276553035651431" calcext:value-type="float">
            <text:p>0.2765530357</text:p>
          </table:table-cell>
          <table:table-cell office:value-type="float" office:value="0.269245490557001" calcext:value-type="float">
            <text:p>0.2692454906</text:p>
          </table:table-cell>
          <table:table-cell table:number-columns-repeated="2"/>
          <table:table-cell table:number-columns-repeated="2" office:value-type="float" office:value="0.00893322718390052" calcext:value-type="float">
            <text:p>0.0089332272</text:p>
          </table:table-cell>
          <table:table-cell office:value-type="float" office:value="0.0671444466699961" calcext:value-type="float">
            <text:p>0.0671444467</text:p>
          </table:table-cell>
          <table:table-cell office:value-type="float" office:value="0.0662106573273235" calcext:value-type="float">
            <text:p>0.0662106573</text:p>
          </table:table-cell>
          <table:table-cell table:number-columns-repeated="2"/>
          <table:table-cell table:number-columns-repeated="2" office:value-type="float" office:value="0.00248737711888342" calcext:value-type="float">
            <text:p>0.0024873771</text:p>
          </table:table-cell>
          <table:table-cell office:value-type="float" office:value="0.029783182905744" calcext:value-type="float">
            <text:p>0.0297831829</text:p>
          </table:table-cell>
          <table:table-cell office:value-type="float" office:value="0.0298861715228962" calcext:value-type="float">
            <text:p>0.0298861715</text:p>
          </table:table-cell>
          <table:table-cell table:number-columns-repeated="2"/>
          <table:table-cell table:number-columns-repeated="2" office:value-type="float" office:value="0.0033133139765844" calcext:value-type="float">
            <text:p>0.003313314</text:p>
          </table:table-cell>
          <table:table-cell office:value-type="float" office:value="0.00725703841760716" calcext:value-type="float">
            <text:p>0.0072570384</text:p>
          </table:table-cell>
          <table:table-cell office:value-type="float" office:value="0.00726711108871791" calcext:value-type="float">
            <text:p>0.0072671111</text:p>
          </table:table-cell>
        </table:table-row>
        <table:table-row table:style-name="ro1">
          <table:table-cell/>
          <table:table-cell table:number-columns-repeated="2" office:value-type="float" office:value="0.234114631799676" calcext:value-type="float">
            <text:p>0.2341146318</text:p>
          </table:table-cell>
          <table:table-cell office:value-type="float" office:value="0.376203838863959" calcext:value-type="float">
            <text:p>0.3762038389</text:p>
          </table:table-cell>
          <table:table-cell office:value-type="float" office:value="0.306893154293288" calcext:value-type="float">
            <text:p>0.3068931543</text:p>
          </table:table-cell>
          <table:table-cell table:number-columns-repeated="2"/>
          <table:table-cell table:number-columns-repeated="2" office:value-type="float" office:value="0.0177746165977069" calcext:value-type="float">
            <text:p>0.0177746166</text:p>
          </table:table-cell>
          <table:table-cell office:value-type="float" office:value="0.282793754796777" calcext:value-type="float">
            <text:p>0.2827937548</text:p>
          </table:table-cell>
          <table:table-cell office:value-type="float" office:value="0.275549247269472" calcext:value-type="float">
            <text:p>0.2755492473</text:p>
          </table:table-cell>
          <table:table-cell table:number-columns-repeated="2"/>
          <table:table-cell table:number-columns-repeated="2" office:value-type="float" office:value="0.055870899332564" calcext:value-type="float">
            <text:p>0.0558708993</text:p>
          </table:table-cell>
          <table:table-cell office:value-type="float" office:value="0.0249361256398708" calcext:value-type="float">
            <text:p>0.0249361256</text:p>
          </table:table-cell>
          <table:table-cell office:value-type="float" office:value="0.0259620877275986" calcext:value-type="float">
            <text:p>0.0259620877</text:p>
          </table:table-cell>
          <table:table-cell table:number-columns-repeated="2"/>
          <table:table-cell table:number-columns-repeated="2" office:value-type="float" office:value="0.0149181319998499" calcext:value-type="float">
            <text:p>0.014918132</text:p>
          </table:table-cell>
          <table:table-cell office:value-type="float" office:value="0.00585709270946211" calcext:value-type="float">
            <text:p>0.0058570927</text:p>
          </table:table-cell>
          <table:table-cell office:value-type="float" office:value="0.00575766847630976" calcext:value-type="float">
            <text:p>0.0057576685</text:p>
          </table:table-cell>
          <table:table-cell table:number-columns-repeated="2"/>
          <table:table-cell table:number-columns-repeated="2" office:value-type="float" office:value="0.00173718328031186" calcext:value-type="float">
            <text:p>0.0017371833</text:p>
          </table:table-cell>
          <table:table-cell office:value-type="float" office:value="0.00341904326706755" calcext:value-type="float">
            <text:p>0.0034190433</text:p>
          </table:table-cell>
          <table:table-cell office:value-type="float" office:value="0.00342907755784294" calcext:value-type="float">
            <text:p>0.0034290776</text:p>
          </table:table-cell>
        </table:table-row>
        <table:table-row table:style-name="ro1">
          <table:table-cell/>
          <table:table-cell table:number-columns-repeated="2" office:value-type="float" office:value="0.0750388645444467" calcext:value-type="float">
            <text:p>0.0750388645</text:p>
          </table:table-cell>
          <table:table-cell office:value-type="float" office:value="0.587481175006804" calcext:value-type="float">
            <text:p>0.587481175</text:p>
          </table:table-cell>
          <table:table-cell office:value-type="float" office:value="0.763867972229782" calcext:value-type="float">
            <text:p>0.7638679722</text:p>
          </table:table-cell>
          <table:table-cell table:number-columns-repeated="2"/>
          <table:table-cell table:number-columns-repeated="2" office:value-type="float" office:value="0.136008131367176" calcext:value-type="float">
            <text:p>0.1360081314</text:p>
          </table:table-cell>
          <table:table-cell office:value-type="float" office:value="0.0172917480939243" calcext:value-type="float">
            <text:p>0.0172917481</text:p>
          </table:table-cell>
          <table:table-cell office:value-type="float" office:value="0.00736540211507508" calcext:value-type="float">
            <text:p>0.0073654021</text:p>
          </table:table-cell>
          <table:table-cell table:number-columns-repeated="2"/>
          <table:table-cell table:number-columns-repeated="2" office:value-type="float" office:value="0.0216378337830895" calcext:value-type="float">
            <text:p>0.0216378338</text:p>
          </table:table-cell>
          <table:table-cell office:value-type="float" office:value="0.0239688330876895" calcext:value-type="float">
            <text:p>0.0239688331</text:p>
          </table:table-cell>
          <table:table-cell office:value-type="float" office:value="0.0249938269146042" calcext:value-type="float">
            <text:p>0.0249938269</text:p>
          </table:table-cell>
          <table:table-cell table:number-columns-repeated="2"/>
          <table:table-cell table:number-columns-repeated="2" office:value-type="float" office:value="0.0121044154135983" calcext:value-type="float">
            <text:p>0.0121044154</text:p>
          </table:table-cell>
          <table:table-cell office:value-type="float" office:value="0.0122033310380034" calcext:value-type="float">
            <text:p>0.012203331</text:p>
          </table:table-cell>
          <table:table-cell office:value-type="float" office:value="0.0123045614941528" calcext:value-type="float">
            <text:p>0.0123045615</text:p>
          </table:table-cell>
          <table:table-cell table:number-columns-repeated="2"/>
          <table:table-cell table:number-columns-repeated="2" office:value-type="float" office:value="0.0000495968227327412" calcext:value-type="float">
            <text:p>4.95968227327412E-05</text:p>
          </table:table-cell>
          <table:table-cell office:value-type="float" office:value="0.00392287356716303" calcext:value-type="float">
            <text:p>0.0039228736</text:p>
          </table:table-cell>
          <table:table-cell office:value-type="float" office:value="0.00393291289629194" calcext:value-type="float">
            <text:p>0.0039329129</text:p>
          </table:table-cell>
        </table:table-row>
        <table:table-row table:style-name="ro1">
          <table:table-cell/>
          <table:table-cell table:number-columns-repeated="2" office:value-type="float" office:value="0.198474056731982" calcext:value-type="float">
            <text:p>0.1984740567</text:p>
          </table:table-cell>
          <table:table-cell office:value-type="float" office:value="0.536965568939409" calcext:value-type="float">
            <text:p>0.5369655689</text:p>
          </table:table-cell>
          <table:table-cell office:value-type="float" office:value="0.485517298821566" calcext:value-type="float">
            <text:p>0.4855172988</text:p>
          </table:table-cell>
          <table:table-cell table:number-columns-repeated="2"/>
          <table:table-cell table:number-columns-repeated="2" office:value-type="float" office:value="0.213820294206575" calcext:value-type="float">
            <text:p>0.2138202942</text:p>
          </table:table-cell>
          <table:table-cell office:value-type="float" office:value="0.143889031672503" calcext:value-type="float">
            <text:p>0.1438890317</text:p>
          </table:table-cell>
          <table:table-cell office:value-type="float" office:value="0.155443466335861" calcext:value-type="float">
            <text:p>0.1554434663</text:p>
          </table:table-cell>
          <table:table-cell table:number-columns-repeated="2"/>
          <table:table-cell table:number-columns-repeated="2" office:value-type="float" office:value="0.022412109409406" calcext:value-type="float">
            <text:p>0.0224121094</text:p>
          </table:table-cell>
          <table:table-cell office:value-type="float" office:value="0.05879762709576" calcext:value-type="float">
            <text:p>0.0587976271</text:p>
          </table:table-cell>
          <table:table-cell office:value-type="float" office:value="0.0578554825783383" calcext:value-type="float">
            <text:p>0.0578554826</text:p>
          </table:table-cell>
          <table:table-cell table:number-columns-repeated="2"/>
          <table:table-cell table:number-columns-repeated="2" office:value-type="float" office:value="0.00571702471884364" calcext:value-type="float">
            <text:p>0.0057170247</text:p>
          </table:table-cell>
          <table:table-cell office:value-type="float" office:value="0.00510132571067889" calcext:value-type="float">
            <text:p>0.0051013257</text:p>
          </table:table-cell>
          <table:table-cell office:value-type="float" office:value="0.00520184589526829" calcext:value-type="float">
            <text:p>0.0052018459</text:p>
          </table:table-cell>
          <table:table-cell table:number-columns-repeated="2"/>
          <table:table-cell table:number-columns-repeated="2" office:value-type="float" office:value="0.00119480213516982" calcext:value-type="float">
            <text:p>0.0011948021</text:p>
          </table:table-cell>
          <table:table-cell office:value-type="float" office:value="0.000761929089639235" calcext:value-type="float">
            <text:p>0.0007619291</text:p>
          </table:table-cell>
          <table:table-cell office:value-type="float" office:value="0.000771936809007334" calcext:value-type="float">
            <text:p>0.0007719368</text:p>
          </table:table-cell>
        </table:table-row>
        <table:table-row table:style-name="ro1">
          <table:table-cell/>
          <table:table-cell table:number-columns-repeated="2" office:value-type="float" office:value="0.444964505732573" calcext:value-type="float">
            <text:p>0.4449645057</text:p>
          </table:table-cell>
          <table:table-cell office:value-type="float" office:value="0.579451142504072" calcext:value-type="float">
            <text:p>0.5794511425</text:p>
          </table:table-cell>
          <table:table-cell office:value-type="float" office:value="0.532723491671191" calcext:value-type="float">
            <text:p>0.5327234917</text:p>
          </table:table-cell>
          <table:table-cell table:number-columns-repeated="2"/>
          <table:table-cell table:number-columns-repeated="2" office:value-type="float" office:value="0.0330663819017168" calcext:value-type="float">
            <text:p>0.0330663819</text:p>
          </table:table-cell>
          <table:table-cell office:value-type="float" office:value="0.195071645449912" calcext:value-type="float">
            <text:p>0.1950716454</text:p>
          </table:table-cell>
          <table:table-cell office:value-type="float" office:value="0.207143076212032" calcext:value-type="float">
            <text:p>0.2071430762</text:p>
          </table:table-cell>
          <table:table-cell table:number-columns-repeated="2"/>
          <table:table-cell table:number-columns-repeated="2" office:value-type="float" office:value="0.0185945260194568" calcext:value-type="float">
            <text:p>0.018594526</text:p>
          </table:table-cell>
          <table:table-cell office:value-type="float" office:value="0.025123121014377" calcext:value-type="float">
            <text:p>0.025123121</text:p>
          </table:table-cell>
          <table:table-cell office:value-type="float" office:value="0.0241472682826596" calcext:value-type="float">
            <text:p>0.0241472683</text:p>
          </table:table-cell>
          <table:table-cell table:number-columns-repeated="2"/>
          <table:table-cell table:number-columns-repeated="2" office:value-type="float" office:value="0.00534305596451851" calcext:value-type="float">
            <text:p>0.005343056</text:p>
          </table:table-cell>
          <table:table-cell office:value-type="float" office:value="0.0061611507085646" calcext:value-type="float">
            <text:p>0.0061611507</text:p>
          </table:table-cell>
          <table:table-cell office:value-type="float" office:value="0.0062617768862534" calcext:value-type="float">
            <text:p>0.0062617769</text:p>
          </table:table-cell>
          <table:table-cell table:number-columns-repeated="2"/>
          <table:table-cell table:number-columns-repeated="2" office:value-type="float" office:value="0.00309461505882897" calcext:value-type="float">
            <text:p>0.0030946151</text:p>
          </table:table-cell>
          <table:table-cell office:value-type="float" office:value="0.00331336247483571" calcext:value-type="float">
            <text:p>0.0033133625</text:p>
          </table:table-cell>
          <table:table-cell office:value-type="float" office:value="0.00330339550879077" calcext:value-type="float">
            <text:p>0.0033033955</text:p>
          </table:table-cell>
        </table:table-row>
        <table:table-row table:style-name="ro1">
          <table:table-cell/>
          <table:table-cell table:number-columns-repeated="2" office:value-type="float" office:value="0.0391041145051694" calcext:value-type="float">
            <text:p>0.0391041145</text:p>
          </table:table-cell>
          <table:table-cell office:value-type="float" office:value="0.0883636498440854" calcext:value-type="float">
            <text:p>0.0883636498</text:p>
          </table:table-cell>
          <table:table-cell office:value-type="float" office:value="0.0129292779510162" calcext:value-type="float">
            <text:p>0.012929278</text:p>
          </table:table-cell>
          <table:table-cell table:number-columns-repeated="2"/>
          <table:table-cell table:number-columns-repeated="2" office:value-type="float" office:value="0.0438486572918961" calcext:value-type="float">
            <text:p>0.0438486573</text:p>
          </table:table-cell>
          <table:table-cell office:value-type="float" office:value="0.0490208905977987" calcext:value-type="float">
            <text:p>0.0490208906</text:p>
          </table:table-cell>
          <table:table-cell office:value-type="float" office:value="0.0394150410078774" calcext:value-type="float">
            <text:p>0.039415041</text:p>
          </table:table-cell>
          <table:table-cell table:number-columns-repeated="2"/>
          <table:table-cell table:number-columns-repeated="2" office:value-type="float" office:value="0.0102066904210077" calcext:value-type="float">
            <text:p>0.0102066904</text:p>
          </table:table-cell>
          <table:table-cell office:value-type="float" office:value="0.0734221565757003" calcext:value-type="float">
            <text:p>0.0734221566</text:p>
          </table:table-cell>
          <table:table-cell office:value-type="float" office:value="0.0744966532289291" calcext:value-type="float">
            <text:p>0.0744966532</text:p>
          </table:table-cell>
          <table:table-cell table:number-columns-repeated="2"/>
          <table:table-cell table:number-columns-repeated="2" office:value-type="float" office:value="0.018110538510788" calcext:value-type="float">
            <text:p>0.0181105385</text:p>
          </table:table-cell>
          <table:table-cell office:value-type="float" office:value="0.000963983950399649" calcext:value-type="float">
            <text:p>0.000963984</text:p>
          </table:table-cell>
          <table:table-cell office:value-type="float" office:value="0.000864070357435298" calcext:value-type="float">
            <text:p>0.0008640704</text:p>
          </table:table-cell>
          <table:table-cell table:number-columns-repeated="2"/>
          <table:table-cell table:number-columns-repeated="2" office:value-type="float" office:value="0.00137407168387802" calcext:value-type="float">
            <text:p>0.0013740717</text:p>
          </table:table-cell>
          <table:table-cell office:value-type="float" office:value="0.00249166524549105" calcext:value-type="float">
            <text:p>0.0024916652</text:p>
          </table:table-cell>
          <table:table-cell office:value-type="float" office:value="0.00248169006239163" calcext:value-type="float">
            <text:p>0.0024816901</text:p>
          </table:table-cell>
        </table:table-row>
        <table:table-row table:style-name="ro1">
          <table:table-cell/>
          <table:table-cell table:number-columns-repeated="2" office:value-type="float" office:value="0.116173258498734" calcext:value-type="float">
            <text:p>0.1161732585</text:p>
          </table:table-cell>
          <table:table-cell office:value-type="float" office:value="0.763172472485561" calcext:value-type="float">
            <text:p>0.7631724725</text:p>
          </table:table-cell>
          <table:table-cell office:value-type="float" office:value="0.959080524983957" calcext:value-type="float">
            <text:p>0.959080525</text:p>
          </table:table-cell>
          <table:table-cell table:number-columns-repeated="2"/>
          <table:table-cell table:number-columns-repeated="2" office:value-type="float" office:value="0.0229058185287094" calcext:value-type="float">
            <text:p>0.0229058185</text:p>
          </table:table-cell>
          <table:table-cell office:value-type="float" office:value="0.180046503616547" calcext:value-type="float">
            <text:p>0.1800465036</text:p>
          </table:table-cell>
          <table:table-cell office:value-type="float" office:value="0.19196616526924" calcext:value-type="float">
            <text:p>0.1919661653</text:p>
          </table:table-cell>
          <table:table-cell table:number-columns-repeated="2"/>
          <table:table-cell table:number-columns-repeated="2" office:value-type="float" office:value="0.0320156886524366" calcext:value-type="float">
            <text:p>0.0320156887</text:p>
          </table:table-cell>
          <table:table-cell office:value-type="float" office:value="0.00513557558576117" calcext:value-type="float">
            <text:p>0.0051355756</text:p>
          </table:table-cell>
          <table:table-cell office:value-type="float" office:value="0.00614171730306423" calcext:value-type="float">
            <text:p>0.0061417173</text:p>
          </table:table-cell>
          <table:table-cell table:number-columns-repeated="2"/>
          <table:table-cell table:number-columns-repeated="2" office:value-type="float" office:value="0.010089245074633" calcext:value-type="float">
            <text:p>0.0100892451</text:p>
          </table:table-cell>
          <table:table-cell office:value-type="float" office:value="0.00193065216836752" calcext:value-type="float">
            <text:p>0.0019306522</text:p>
          </table:table-cell>
          <table:table-cell office:value-type="float" office:value="0.00183083525189265" calcext:value-type="float">
            <text:p>0.0018308353</text:p>
          </table:table-cell>
          <table:table-cell table:number-columns-repeated="2"/>
          <table:table-cell table:number-columns-repeated="2" office:value-type="float" office:value="0.00101587387567229" calcext:value-type="float">
            <text:p>0.0010158739</text:p>
          </table:table-cell>
          <table:table-cell office:value-type="float" office:value="0.00211795227567335" calcext:value-type="float">
            <text:p>0.0021179523</text:p>
          </table:table-cell>
          <table:table-cell office:value-type="float" office:value="0.00212797355540895" calcext:value-type="float">
            <text:p>0.0021279736</text:p>
          </table:table-cell>
        </table:table-row>
        <table:table-row table:style-name="ro1">
          <table:table-cell/>
          <table:table-cell table:number-columns-repeated="2" office:value-type="float" office:value="0.439695442308508" calcext:value-type="float">
            <text:p>0.4396954423</text:p>
          </table:table-cell>
          <table:table-cell office:value-type="float" office:value="0.309401649217639" calcext:value-type="float">
            <text:p>0.3094016492</text:p>
          </table:table-cell>
          <table:table-cell office:value-type="float" office:value="0.23266849913071" calcext:value-type="float">
            <text:p>0.2326684991</text:p>
          </table:table-cell>
          <table:table-cell table:number-columns-repeated="2"/>
          <table:table-cell table:number-columns-repeated="2" office:value-type="float" office:value="0.0550907961961472" calcext:value-type="float">
            <text:p>0.0550907962</text:p>
          </table:table-cell>
          <table:table-cell office:value-type="float" office:value="0.0288723526374868" calcext:value-type="float">
            <text:p>0.0288723526</text:p>
          </table:table-cell>
          <table:table-cell office:value-type="float" office:value="0.0392650026641281" calcext:value-type="float">
            <text:p>0.0392650027</text:p>
          </table:table-cell>
          <table:table-cell table:number-columns-repeated="2"/>
          <table:table-cell table:number-columns-repeated="2" office:value-type="float" office:value="0.0110774726211541" calcext:value-type="float">
            <text:p>0.0110774726</text:p>
          </table:table-cell>
          <table:table-cell office:value-type="float" office:value="0.0482666634569553" calcext:value-type="float">
            <text:p>0.0482666635</text:p>
          </table:table-cell>
          <table:table-cell office:value-type="float" office:value="0.0493159794363915" calcext:value-type="float">
            <text:p>0.0493159794</text:p>
          </table:table-cell>
          <table:table-cell table:number-columns-repeated="2"/>
          <table:table-cell table:number-columns-repeated="2" office:value-type="float" office:value="0.00593997958851856" calcext:value-type="float">
            <text:p>0.0059399796</text:p>
          </table:table-cell>
          <table:table-cell office:value-type="float" office:value="0.0159114689864046" calcext:value-type="float">
            <text:p>0.015911469</text:p>
          </table:table-cell>
          <table:table-cell office:value-type="float" office:value="0.0160130702934338" calcext:value-type="float">
            <text:p>0.0160130703</text:p>
          </table:table-cell>
          <table:table-cell table:number-columns-repeated="2"/>
          <table:table-cell table:number-columns-repeated="2" office:value-type="float" office:value="0.0024301387713558" calcext:value-type="float">
            <text:p>0.0024301388</text:p>
          </table:table-cell>
          <table:table-cell office:value-type="float" office:value="0.0063820226760436" calcext:value-type="float">
            <text:p>0.0063820227</text:p>
          </table:table-cell>
          <table:table-cell office:value-type="float" office:value="0.00637208639690756" calcext:value-type="float">
            <text:p>0.0063720864</text:p>
          </table:table-cell>
        </table:table-row>
        <table:table-row table:style-name="ro1">
          <table:table-cell/>
          <table:table-cell table:number-columns-repeated="2" office:value-type="float" office:value="0.157928974671961" calcext:value-type="float">
            <text:p>0.1579289747</text:p>
          </table:table-cell>
          <table:table-cell office:value-type="float" office:value="0.191241980828532" calcext:value-type="float">
            <text:p>0.1912419808</text:p>
          </table:table-cell>
          <table:table-cell office:value-type="float" office:value="0.323602200920592" calcext:value-type="float">
            <text:p>0.3236022009</text:p>
          </table:table-cell>
          <table:table-cell table:number-columns-repeated="2"/>
          <table:table-cell table:number-columns-repeated="2" office:value-type="float" office:value="0.0678837884556685" calcext:value-type="float">
            <text:p>0.0678837885</text:p>
          </table:table-cell>
          <table:table-cell office:value-type="float" office:value="0.0294256745382866" calcext:value-type="float">
            <text:p>0.0294256745</text:p>
          </table:table-cell>
          <table:table-cell office:value-type="float" office:value="0.0398239136750369" calcext:value-type="float">
            <text:p>0.0398239137</text:p>
          </table:table-cell>
          <table:table-cell table:number-columns-repeated="2"/>
          <table:table-cell table:number-columns-repeated="2" office:value-type="float" office:value="0.0185152170117185" calcext:value-type="float">
            <text:p>0.018515217</text:p>
          </table:table-cell>
          <table:table-cell office:value-type="float" office:value="0.0310509952625871" calcext:value-type="float">
            <text:p>0.0310509953</text:p>
          </table:table-cell>
          <table:table-cell office:value-type="float" office:value="0.030081076338926" calcext:value-type="float">
            <text:p>0.0300810763</text:p>
          </table:table-cell>
          <table:table-cell table:number-columns-repeated="2"/>
          <table:table-cell table:number-columns-repeated="2" office:value-type="float" office:value="0.0182352201245787" calcext:value-type="float">
            <text:p>0.0182352201</text:p>
          </table:table-cell>
          <table:table-cell office:value-type="float" office:value="0.0198341428870099" calcext:value-type="float">
            <text:p>0.0198341429</text:p>
          </table:table-cell>
          <table:table-cell office:value-type="float" office:value="0.0197361164986597" calcext:value-type="float">
            <text:p>0.0197361165</text:p>
          </table:table-cell>
          <table:table-cell table:number-columns-repeated="2"/>
          <table:table-cell table:number-columns-repeated="2" office:value-type="float" office:value="0.00322263216923173" calcext:value-type="float">
            <text:p>0.0032226322</text:p>
          </table:table-cell>
          <table:table-cell office:value-type="float" office:value="0.00292269281552882" calcext:value-type="float">
            <text:p>0.0029226928</text:p>
          </table:table-cell>
          <table:table-cell office:value-type="float" office:value="0.00291272194274828" calcext:value-type="float">
            <text:p>0.0029127219</text:p>
          </table:table-cell>
        </table:table-row>
        <table:table-row table:style-name="ro1">
          <table:table-cell/>
          <table:table-cell table:number-columns-repeated="2" office:value-type="float" office:value="0.174900943872245" calcext:value-type="float">
            <text:p>0.1749009439</text:p>
          </table:table-cell>
          <table:table-cell office:value-type="float" office:value="0.364227607750054" calcext:value-type="float">
            <text:p>0.3642276078</text:p>
          </table:table-cell>
          <table:table-cell office:value-type="float" office:value="0.515808453055616" calcext:value-type="float">
            <text:p>0.5158084531</text:p>
          </table:table-cell>
          <table:table-cell table:number-columns-repeated="2"/>
          <table:table-cell table:number-columns-repeated="2" office:value-type="float" office:value="0.261309947651119" calcext:value-type="float">
            <text:p>0.2613099477</text:p>
          </table:table-cell>
          <table:table-cell office:value-type="float" office:value="0.151550801112678" calcext:value-type="float">
            <text:p>0.1515508011</text:p>
          </table:table-cell>
          <table:table-cell office:value-type="float" office:value="0.163182627386544" calcext:value-type="float">
            <text:p>0.1631826274</text:p>
          </table:table-cell>
          <table:table-cell table:number-columns-repeated="2"/>
          <table:table-cell table:number-columns-repeated="2" office:value-type="float" office:value="0.0114678132416528" calcext:value-type="float">
            <text:p>0.0114678132</text:p>
          </table:table-cell>
          <table:table-cell office:value-type="float" office:value="0.0753096212331263" calcext:value-type="float">
            <text:p>0.0753096212</text:p>
          </table:table-cell>
          <table:table-cell office:value-type="float" office:value="0.0763860072403666" calcext:value-type="float">
            <text:p>0.0763860072</text:p>
          </table:table-cell>
          <table:table-cell table:number-columns-repeated="2"/>
          <table:table-cell table:number-columns-repeated="2" office:value-type="float" office:value="0.00782994659851676" calcext:value-type="float">
            <text:p>0.0078299466</text:p>
          </table:table-cell>
          <table:table-cell office:value-type="float" office:value="0.00565250573667142" calcext:value-type="float">
            <text:p>0.0056525057</text:p>
          </table:table-cell>
          <table:table-cell office:value-type="float" office:value="0.0057530810447759" calcext:value-type="float">
            <text:p>0.005753081</text:p>
          </table:table-cell>
          <table:table-cell table:number-columns-repeated="2"/>
          <table:table-cell table:number-columns-repeated="2" office:value-type="float" office:value="0.00114003077798353" calcext:value-type="float">
            <text:p>0.0011400308</text:p>
          </table:table-cell>
          <table:table-cell office:value-type="float" office:value="0.00916800230143267" calcext:value-type="float">
            <text:p>0.0091680023</text:p>
          </table:table-cell>
          <table:table-cell office:value-type="float" office:value="0.00917809408237358" calcext:value-type="float">
            <text:p>0.0091780941</text:p>
          </table:table-cell>
        </table:table-row>
        <table:table-row table:style-name="ro1">
          <table:table-cell/>
          <table:table-cell table:number-columns-repeated="2" office:value-type="float" office:value="0.370334723635481" calcext:value-type="float">
            <text:p>0.3703347236</text:p>
          </table:table-cell>
          <table:table-cell office:value-type="float" office:value="0.509578962036741" calcext:value-type="float">
            <text:p>0.509578962</text:p>
          </table:table-cell>
          <table:table-cell office:value-type="float" office:value="0.455087735596379" calcext:value-type="float">
            <text:p>0.4550877356</text:p>
          </table:table-cell>
          <table:table-cell table:number-columns-repeated="2"/>
          <table:table-cell table:number-columns-repeated="2" office:value-type="float" office:value="0.038424186773824" calcext:value-type="float">
            <text:p>0.0384241868</text:p>
          </table:table-cell>
          <table:table-cell office:value-type="float" office:value="0.0217830198453635" calcext:value-type="float">
            <text:p>0.0217830198</text:p>
          </table:table-cell>
          <table:table-cell office:value-type="float" office:value="0.0119020402478419" calcext:value-type="float">
            <text:p>0.0119020402</text:p>
          </table:table-cell>
          <table:table-cell table:number-columns-repeated="2"/>
          <table:table-cell table:number-columns-repeated="2" office:value-type="float" office:value="0.029851436144719" calcext:value-type="float">
            <text:p>0.0298514361</text:p>
          </table:table-cell>
          <table:table-cell office:value-type="float" office:value="0.0186742668128611" calcext:value-type="float">
            <text:p>0.0186742668</text:p>
          </table:table-cell>
          <table:table-cell office:value-type="float" office:value="0.0176919587716328" calcext:value-type="float">
            <text:p>0.0176919588</text:p>
          </table:table-cell>
          <table:table-cell table:number-columns-repeated="2"/>
          <table:table-cell table:number-columns-repeated="2" office:value-type="float" office:value="0.00208368879582114" calcext:value-type="float">
            <text:p>0.0020836888</text:p>
          </table:table-cell>
          <table:table-cell office:value-type="float" office:value="0.0154809067188219" calcext:value-type="float">
            <text:p>0.0154809067</text:p>
          </table:table-cell>
          <table:table-cell office:value-type="float" office:value="0.0153824449633182" calcext:value-type="float">
            <text:p>0.015382445</text:p>
          </table:table-cell>
          <table:table-cell table:number-columns-repeated="2"/>
          <table:table-cell table:number-columns-repeated="2" office:value-type="float" office:value="0.00168790233216931" calcext:value-type="float">
            <text:p>0.0016879023</text:p>
          </table:table-cell>
          <table:table-cell office:value-type="float" office:value="0.00385540024192021" calcext:value-type="float">
            <text:p>0.0038554002</text:p>
          </table:table-cell>
          <table:table-cell office:value-type="float" office:value="0.00386543889630908" calcext:value-type="float">
            <text:p>0.0038654389</text:p>
          </table:table-cell>
        </table:table-row>
        <table:table-row table:style-name="ro1">
          <table:table-cell/>
          <table:table-cell table:number-columns-repeated="2" office:value-type="float" office:value="0.626058250372308" calcext:value-type="float">
            <text:p>0.6260582504</text:p>
          </table:table-cell>
          <table:table-cell office:value-type="float" office:value="0.712682291822484" calcext:value-type="float">
            <text:p>0.7126822918</text:p>
          </table:table-cell>
          <table:table-cell office:value-type="float" office:value="0.680758102024982" calcext:value-type="float">
            <text:p>0.680758102</text:p>
          </table:table-cell>
          <table:table-cell table:number-columns-repeated="2"/>
          <table:table-cell table:number-columns-repeated="2" office:value-type="float" office:value="0.074878707071496" calcext:value-type="float">
            <text:p>0.0748787071</text:p>
          </table:table-cell>
          <table:table-cell office:value-type="float" office:value="0.089800798129308" calcext:value-type="float">
            <text:p>0.0898007981</text:p>
          </table:table-cell>
          <table:table-cell office:value-type="float" office:value="0.0806068667972808" calcext:value-type="float">
            <text:p>0.0806068668</text:p>
          </table:table-cell>
          <table:table-cell table:number-columns-repeated="2"/>
          <table:table-cell table:number-columns-repeated="2" office:value-type="float" office:value="0.0456866237624991" calcext:value-type="float">
            <text:p>0.0456866238</text:p>
          </table:table-cell>
          <table:table-cell office:value-type="float" office:value="0.0467468216097241" calcext:value-type="float">
            <text:p>0.0467468216</text:p>
          </table:table-cell>
          <table:table-cell office:value-type="float" office:value="0.045792614223948" calcext:value-type="float">
            <text:p>0.0457926142</text:p>
          </table:table-cell>
          <table:table-cell table:number-columns-repeated="2"/>
          <table:table-cell table:number-columns-repeated="2" office:value-type="float" office:value="0.0173238706606657" calcext:value-type="float">
            <text:p>0.0173238707</text:p>
          </table:table-cell>
          <table:table-cell office:value-type="float" office:value="0.0113639286795969" calcext:value-type="float">
            <text:p>0.0113639287</text:p>
          </table:table-cell>
          <table:table-cell office:value-type="float" office:value="0.0112650551851154" calcext:value-type="float">
            <text:p>0.0112650552</text:p>
          </table:table-cell>
          <table:table-cell table:number-columns-repeated="2"/>
          <table:table-cell table:number-columns-repeated="2" office:value-type="float" office:value="0.000859339725350227" calcext:value-type="float">
            <text:p>0.0008593397</text:p>
          </table:table-cell>
          <table:table-cell office:value-type="float" office:value="0.00639231859168543" calcext:value-type="float">
            <text:p>0.0063923186</text:p>
          </table:table-cell>
          <table:table-cell office:value-type="float" office:value="0.00638238241550959" calcext:value-type="float">
            <text:p>0.0063823824</text:p>
          </table:table-cell>
        </table:table-row>
        <table:table-row table:style-name="ro1">
          <table:table-cell/>
          <table:table-cell table:number-columns-repeated="2" office:value-type="float" office:value="0.282789805377604" calcext:value-type="float">
            <text:p>0.2827898054</text:p>
          </table:table-cell>
          <table:table-cell office:value-type="float" office:value="0.0389911941662147" calcext:value-type="float">
            <text:p>0.0389911942</text:p>
          </table:table-cell>
          <table:table-cell office:value-type="float" office:value="0.0677875620375392" calcext:value-type="float">
            <text:p>0.067787562</text:p>
          </table:table-cell>
          <table:table-cell table:number-columns-repeated="2"/>
          <table:table-cell table:number-columns-repeated="2" office:value-type="float" office:value="0.094915963428165" calcext:value-type="float">
            <text:p>0.0949159634</text:p>
          </table:table-cell>
          <table:table-cell office:value-type="float" office:value="0.00809450155022518" calcext:value-type="float">
            <text:p>0.0080945016</text:p>
          </table:table-cell>
          <table:table-cell office:value-type="float" office:value="0.00192474590886338" calcext:value-type="float">
            <text:p>0.0019247459</text:p>
          </table:table-cell>
          <table:table-cell table:number-columns-repeated="2"/>
          <table:table-cell table:number-columns-repeated="2" office:value-type="float" office:value="0.0299076225416015" calcext:value-type="float">
            <text:p>0.0299076225</text:p>
          </table:table-cell>
          <table:table-cell office:value-type="float" office:value="0.00146425374189163" calcext:value-type="float">
            <text:p>0.0014642537</text:p>
          </table:table-cell>
          <table:table-cell office:value-type="float" office:value="0.00246672046235386" calcext:value-type="float">
            <text:p>0.0024667205</text:p>
          </table:table-cell>
          <table:table-cell table:number-columns-repeated="2"/>
          <table:table-cell table:number-columns-repeated="2" office:value-type="float" office:value="0.012928601490246" calcext:value-type="float">
            <text:p>0.0129286015</text:p>
          </table:table-cell>
          <table:table-cell office:value-type="float" office:value="0.00293895417795076" calcext:value-type="float">
            <text:p>0.0029389542</text:p>
          </table:table-cell>
          <table:table-cell office:value-type="float" office:value="0.00303925810376127" calcext:value-type="float">
            <text:p>0.0030392581</text:p>
          </table:table-cell>
          <table:table-cell table:number-columns-repeated="2"/>
          <table:table-cell table:number-columns-repeated="2" office:value-type="float" office:value="0.00605138777986667" calcext:value-type="float">
            <text:p>0.0060513878</text:p>
          </table:table-cell>
          <table:table-cell office:value-type="float" office:value="0.0105882169892848" calcext:value-type="float">
            <text:p>0.010588217</text:p>
          </table:table-cell>
          <table:table-cell office:value-type="float" office:value="0.0105983229725146" calcext:value-type="float">
            <text:p>0.010598323</text:p>
          </table:table-cell>
        </table:table-row>
        <table:table-row table:style-name="ro1">
          <table:table-cell/>
          <table:table-cell table:number-columns-repeated="2" office:value-type="float" office:value="0.0419458998704351" calcext:value-type="float">
            <text:p>0.0419458999</text:p>
          </table:table-cell>
          <table:table-cell office:value-type="float" office:value="0.273632247716483" calcext:value-type="float">
            <text:p>0.2736322477</text:p>
          </table:table-cell>
          <table:table-cell office:value-type="float" office:value="0.415146941907203" calcext:value-type="float">
            <text:p>0.4151469419</text:p>
          </table:table-cell>
          <table:table-cell table:number-columns-repeated="2"/>
          <table:table-cell table:number-columns-repeated="2" office:value-type="float" office:value="0.0838754678888063" calcext:value-type="float">
            <text:p>0.0838754679</text:p>
          </table:table-cell>
          <table:table-cell office:value-type="float" office:value="0.0190733956339511" calcext:value-type="float">
            <text:p>0.0190733956</text:p>
          </table:table-cell>
          <table:table-cell office:value-type="float" office:value="0.0293670662969201" calcext:value-type="float">
            <text:p>0.0293670663</text:p>
          </table:table-cell>
          <table:table-cell table:number-columns-repeated="2"/>
          <table:table-cell table:number-columns-repeated="2" office:value-type="float" office:value="0.00526816601723976" calcext:value-type="float">
            <text:p>0.005268166</text:p>
          </table:table-cell>
          <table:table-cell office:value-type="float" office:value="0.106174303148849" calcext:value-type="float">
            <text:p>0.1061743031</text:p>
          </table:table-cell>
          <table:table-cell office:value-type="float" office:value="0.105279582731581" calcext:value-type="float">
            <text:p>0.1052795827</text:p>
          </table:table-cell>
          <table:table-cell table:number-columns-repeated="2"/>
          <table:table-cell table:number-columns-repeated="2" office:value-type="float" office:value="0.018844246596203" calcext:value-type="float">
            <text:p>0.0188442466</text:p>
          </table:table-cell>
          <table:table-cell office:value-type="float" office:value="0.015233520759909" calcext:value-type="float">
            <text:p>0.0152335208</text:p>
          </table:table-cell>
          <table:table-cell office:value-type="float" office:value="0.0151350342633353" calcext:value-type="float">
            <text:p>0.0151350343</text:p>
          </table:table-cell>
          <table:table-cell table:number-columns-repeated="2"/>
          <table:table-cell table:number-columns-repeated="2" office:value-type="float" office:value="0.00180347747079186" calcext:value-type="float">
            <text:p>0.0018034775</text:p>
          </table:table-cell>
          <table:table-cell office:value-type="float" office:value="0.00168456694291508" calcext:value-type="float">
            <text:p>0.0016845669</text:p>
          </table:table-cell>
          <table:table-cell office:value-type="float" office:value="0.00167458368875195" calcext:value-type="float">
            <text:p>0.0016745837</text:p>
          </table:table-cell>
        </table:table-row>
        <table:table-row table:style-name="ro1">
          <table:table-cell/>
          <table:table-cell table:number-columns-repeated="2" office:value-type="float" office:value="0.0104325426410531" calcext:value-type="float">
            <text:p>0.0104325426</text:p>
          </table:table-cell>
          <table:table-cell office:value-type="float" office:value="0.162005184441349" calcext:value-type="float">
            <text:p>0.1620051844</text:p>
          </table:table-cell>
          <table:table-cell office:value-type="float" office:value="0.0688946493792769" calcext:value-type="float">
            <text:p>0.0688946494</text:p>
          </table:table-cell>
          <table:table-cell table:number-columns-repeated="2"/>
          <table:table-cell table:number-columns-repeated="2" office:value-type="float" office:value="0.0752425089012315" calcext:value-type="float">
            <text:p>0.0752425089</text:p>
          </table:table-cell>
          <table:table-cell office:value-type="float" office:value="0.14388096066407" calcext:value-type="float">
            <text:p>0.1438809607</text:p>
          </table:table-cell>
          <table:table-cell office:value-type="float" office:value="0.155435313802091" calcext:value-type="float">
            <text:p>0.1554353138</text:p>
          </table:table-cell>
          <table:table-cell table:number-columns-repeated="2"/>
          <table:table-cell table:number-columns-repeated="2" office:value-type="float" office:value="0.0110480460685067" calcext:value-type="float">
            <text:p>0.0110480461</text:p>
          </table:table-cell>
          <table:table-cell office:value-type="float" office:value="0.0079799358713899" calcext:value-type="float">
            <text:p>0.0079799359</text:p>
          </table:table-cell>
          <table:table-cell office:value-type="float" office:value="0.00898892479618607" calcext:value-type="float">
            <text:p>0.0089889248</text:p>
          </table:table-cell>
          <table:table-cell table:number-columns-repeated="2"/>
          <table:table-cell table:number-columns-repeated="2" office:value-type="float" office:value="0.0057551622839691" calcext:value-type="float">
            <text:p>0.0057551623</text:p>
          </table:table-cell>
          <table:table-cell office:value-type="float" office:value="0.0101528311139223" calcext:value-type="float">
            <text:p>0.0101528311</text:p>
          </table:table-cell>
          <table:table-cell office:value-type="float" office:value="0.0102538564995722" calcext:value-type="float">
            <text:p>0.0102538565</text:p>
          </table:table-cell>
          <table:table-cell table:number-columns-repeated="2"/>
          <table:table-cell table:number-columns-repeated="2" office:value-type="float" office:value="0.00342724625182959" calcext:value-type="float">
            <text:p>0.0034272463</text:p>
          </table:table-cell>
          <table:table-cell office:value-type="float" office:value="0.00290991544728136" calcext:value-type="float">
            <text:p>0.0029099154</text:p>
          </table:table-cell>
          <table:table-cell office:value-type="float" office:value="0.00291994464672785" calcext:value-type="float">
            <text:p>0.0029199446</text:p>
          </table:table-cell>
        </table:table-row>
        <table:table-row table:style-name="ro1">
          <table:table-cell/>
          <table:table-cell table:number-columns-repeated="2" office:value-type="float" office:value="0.175664779130721" calcext:value-type="float">
            <text:p>0.1756647791</text:p>
          </table:table-cell>
          <table:table-cell office:value-type="float" office:value="0.402219824928535" calcext:value-type="float">
            <text:p>0.4022198249</text:p>
          </table:table-cell>
          <table:table-cell office:value-type="float" office:value="0.33579980547615" calcext:value-type="float">
            <text:p>0.3357998055</text:p>
          </table:table-cell>
          <table:table-cell table:number-columns-repeated="2"/>
          <table:table-cell table:number-columns-repeated="2" office:value-type="float" office:value="0.00922660091729379" calcext:value-type="float">
            <text:p>0.0092266009</text:p>
          </table:table-cell>
          <table:table-cell office:value-type="float" office:value="0.086845279473265" calcext:value-type="float">
            <text:p>0.0868452795</text:p>
          </table:table-cell>
          <table:table-cell office:value-type="float" office:value="0.0978235146194597" calcext:value-type="float">
            <text:p>0.0978235146</text:p>
          </table:table-cell>
          <table:table-cell table:number-columns-repeated="2"/>
          <table:table-cell table:number-columns-repeated="2" office:value-type="float" office:value="0.0276413773467206" calcext:value-type="float">
            <text:p>0.0276413773</text:p>
          </table:table-cell>
          <table:table-cell office:value-type="float" office:value="0.0202981087694545" calcext:value-type="float">
            <text:p>0.0202981088</text:p>
          </table:table-cell>
          <table:table-cell office:value-type="float" office:value="0.0193174261956501" calcext:value-type="float">
            <text:p>0.0193174262</text:p>
          </table:table-cell>
          <table:table-cell table:number-columns-repeated="2"/>
          <table:table-cell table:number-columns-repeated="2" office:value-type="float" office:value="0.00182097831822914" calcext:value-type="float">
            <text:p>0.0018209783</text:p>
          </table:table-cell>
          <table:table-cell office:value-type="float" office:value="0.0103918366153734" calcext:value-type="float">
            <text:p>0.0103918366</text:p>
          </table:table-cell>
          <table:table-cell office:value-type="float" office:value="0.0102928659019635" calcext:value-type="float">
            <text:p>0.0102928659</text:p>
          </table:table-cell>
          <table:table-cell table:number-columns-repeated="2"/>
          <table:table-cell table:number-columns-repeated="2" office:value-type="float" office:value="0.00339023737748467" calcext:value-type="float">
            <text:p>0.0033902374</text:p>
          </table:table-cell>
          <table:table-cell office:value-type="float" office:value="0.0000914271339796935" calcext:value-type="float">
            <text:p>9.14271339796935E-05</text:p>
          </table:table-cell>
          <table:table-cell office:value-type="float" office:value="0.0000814279482592717" calcext:value-type="float">
            <text:p>8.14279482592717E-05</text:p>
          </table:table-cell>
        </table:table-row>
        <table:table-row table:style-name="ro1">
          <table:table-cell/>
          <table:table-cell table:number-columns-repeated="2" office:value-type="float" office:value="0.0136598067021189" calcext:value-type="float">
            <text:p>0.0136598067</text:p>
          </table:table-cell>
          <table:table-cell office:value-type="float" office:value="0.312422762216994" calcext:value-type="float">
            <text:p>0.3124227622</text:p>
          </table:table-cell>
          <table:table-cell office:value-type="float" office:value="0.236025291352216" calcext:value-type="float">
            <text:p>0.2360252914</text:p>
          </table:table-cell>
          <table:table-cell table:number-columns-repeated="2"/>
          <table:table-cell table:number-columns-repeated="2" office:value-type="float" office:value="0.108780212080129" calcext:value-type="float">
            <text:p>0.1087802121</text:p>
          </table:table-cell>
          <table:table-cell office:value-type="float" office:value="0.0762755395388097" calcext:value-type="float">
            <text:p>0.0762755395</text:p>
          </table:table-cell>
          <table:table-cell office:value-type="float" office:value="0.0669449894331412" calcext:value-type="float">
            <text:p>0.0669449894</text:p>
          </table:table-cell>
          <table:table-cell table:number-columns-repeated="2"/>
          <table:table-cell table:number-columns-repeated="2" office:value-type="float" office:value="0.0595723357857892" calcext:value-type="float">
            <text:p>0.0595723358</text:p>
          </table:table-cell>
          <table:table-cell office:value-type="float" office:value="0.0342039097689749" calcext:value-type="float">
            <text:p>0.0342039098</text:p>
          </table:table-cell>
          <table:table-cell office:value-type="float" office:value="0.0332371469158907" calcext:value-type="float">
            <text:p>0.0332371469</text:p>
          </table:table-cell>
          <table:table-cell table:number-columns-repeated="2"/>
          <table:table-cell table:number-columns-repeated="2" office:value-type="float" office:value="0.000960053037011493" calcext:value-type="float">
            <text:p>0.000960053</text:p>
          </table:table-cell>
          <table:table-cell office:value-type="float" office:value="0.00588532005535636" calcext:value-type="float">
            <text:p>0.0058853201</text:p>
          </table:table-cell>
          <table:table-cell office:value-type="float" office:value="0.00598591864722109" calcext:value-type="float">
            <text:p>0.0059859186</text:p>
          </table:table-cell>
          <table:table-cell table:number-columns-repeated="2"/>
          <table:table-cell table:number-columns-repeated="2" office:value-type="float" office:value="0.00465057908309868" calcext:value-type="float">
            <text:p>0.0046505791</text:p>
          </table:table-cell>
          <table:table-cell office:value-type="float" office:value="0.00323428683586735" calcext:value-type="float">
            <text:p>0.0032342868</text:p>
          </table:table-cell>
          <table:table-cell office:value-type="float" office:value="0.00322431907905818" calcext:value-type="float">
            <text:p>0.0032243191</text:p>
          </table:table-cell>
        </table:table-row>
        <table:table-row table:style-name="ro1">
          <table:table-cell/>
          <table:table-cell table:number-columns-repeated="2" office:value-type="float" office:value="0.169207471603889" calcext:value-type="float">
            <text:p>0.1692074716</text:p>
          </table:table-cell>
          <table:table-cell office:value-type="float" office:value="0.711358149227773" calcext:value-type="float">
            <text:p>0.7113581492</text:p>
          </table:table-cell>
          <table:table-cell office:value-type="float" office:value="0.901509054697526" calcext:value-type="float">
            <text:p>0.9015090547</text:p>
          </table:table-cell>
          <table:table-cell table:number-columns-repeated="2"/>
          <table:table-cell table:number-columns-repeated="2" office:value-type="float" office:value="0.162510654190477" calcext:value-type="float">
            <text:p>0.1625106542</text:p>
          </table:table-cell>
          <table:table-cell office:value-type="float" office:value="0.207176003959194" calcext:value-type="float">
            <text:p>0.207176004</text:p>
          </table:table-cell>
          <table:table-cell office:value-type="float" office:value="0.219369700968883" calcext:value-type="float">
            <text:p>0.219369701</text:p>
          </table:table-cell>
          <table:table-cell table:number-columns-repeated="2"/>
          <table:table-cell table:number-columns-repeated="2" office:value-type="float" office:value="0.0116333883043184" calcext:value-type="float">
            <text:p>0.0116333883</text:p>
          </table:table-cell>
          <table:table-cell office:value-type="float" office:value="0.0195396885442687" calcext:value-type="float">
            <text:p>0.0195396885</text:p>
          </table:table-cell>
          <table:table-cell office:value-type="float" office:value="0.0205602487930616" calcext:value-type="float">
            <text:p>0.0205602488</text:p>
          </table:table-cell>
          <table:table-cell table:number-columns-repeated="2"/>
          <table:table-cell table:number-columns-repeated="2" office:value-type="float" office:value="0.0116977989885252" calcext:value-type="float">
            <text:p>0.011697799</text:p>
          </table:table-cell>
          <table:table-cell office:value-type="float" office:value="0.00656566389771518" calcext:value-type="float">
            <text:p>0.0065656639</text:p>
          </table:table-cell>
          <table:table-cell office:value-type="float" office:value="0.00666633053076837" calcext:value-type="float">
            <text:p>0.0066663305</text:p>
          </table:table-cell>
          <table:table-cell table:number-columns-repeated="2"/>
          <table:table-cell table:number-columns-repeated="2" office:value-type="float" office:value="0.00088636010937013" calcext:value-type="float">
            <text:p>0.0008863601</text:p>
          </table:table-cell>
          <table:table-cell office:value-type="float" office:value="0.00165918386178565" calcext:value-type="float">
            <text:p>0.0016591839</text:p>
          </table:table-cell>
          <table:table-cell office:value-type="float" office:value="0.00166920055379105" calcext:value-type="float">
            <text:p>0.0016692006</text:p>
          </table:table-cell>
        </table:table-row>
        <table:table-row table:style-name="ro1">
          <table:table-cell/>
          <table:table-cell table:number-columns-repeated="2" office:value-type="float" office:value="0.208515793589941" calcext:value-type="float">
            <text:p>0.2085157936</text:p>
          </table:table-cell>
          <table:table-cell office:value-type="float" office:value="0.0856711026630844" calcext:value-type="float">
            <text:p>0.0856711027</text:p>
          </table:table-cell>
          <table:table-cell office:value-type="float" office:value="0.0159209970410172" calcext:value-type="float">
            <text:p>0.015920997</text:p>
          </table:table-cell>
          <table:table-cell table:number-columns-repeated="2"/>
          <table:table-cell table:number-columns-repeated="2" office:value-type="float" office:value="0.107790105987841" calcext:value-type="float">
            <text:p>0.107790106</text:p>
          </table:table-cell>
          <table:table-cell office:value-type="float" office:value="0.168670926380787" calcext:value-type="float">
            <text:p>0.1686709264</text:p>
          </table:table-cell>
          <table:table-cell office:value-type="float" office:value="0.180475683212916" calcext:value-type="float">
            <text:p>0.1804756832</text:p>
          </table:table-cell>
          <table:table-cell table:number-columns-repeated="2"/>
          <table:table-cell table:number-columns-repeated="2" office:value-type="float" office:value="0.00343863748213905" calcext:value-type="float">
            <text:p>0.0034386375</text:p>
          </table:table-cell>
          <table:table-cell office:value-type="float" office:value="0.0434958653611772" calcext:value-type="float">
            <text:p>0.0434958654</text:p>
          </table:table-cell>
          <table:table-cell office:value-type="float" office:value="0.0425384037649422" calcext:value-type="float">
            <text:p>0.0425384038</text:p>
          </table:table-cell>
          <table:table-cell table:number-columns-repeated="2"/>
          <table:table-cell table:number-columns-repeated="2" office:value-type="float" office:value="0.00151074551389041" calcext:value-type="float">
            <text:p>0.0015107455</text:p>
          </table:table-cell>
          <table:table-cell office:value-type="float" office:value="0.012334146152418" calcext:value-type="float">
            <text:p>0.0123341462</text:p>
          </table:table-cell>
          <table:table-cell office:value-type="float" office:value="0.0124353896913871" calcext:value-type="float">
            <text:p>0.0124353897</text:p>
          </table:table-cell>
          <table:table-cell table:number-columns-repeated="2"/>
          <table:table-cell table:number-columns-repeated="2" office:value-type="float" office:value="0.00485368137698088" calcext:value-type="float">
            <text:p>0.0048536814</text:p>
          </table:table-cell>
          <table:table-cell office:value-type="float" office:value="0.00153981957498917" calcext:value-type="float">
            <text:p>0.0015398196</text:p>
          </table:table-cell>
          <table:table-cell office:value-type="float" office:value="0.00154983507333983" calcext:value-type="float">
            <text:p>0.0015498351</text:p>
          </table:table-cell>
        </table:table-row>
        <table:table-row table:style-name="ro1">
          <table:table-cell/>
          <table:table-cell table:number-columns-repeated="2" office:value-type="float" office:value="0.386382203975954" calcext:value-type="float">
            <text:p>0.386382204</text:p>
          </table:table-cell>
          <table:table-cell office:value-type="float" office:value="0.276464417525049" calcext:value-type="float">
            <text:p>0.2764644175</text:p>
          </table:table-cell>
          <table:table-cell office:value-type="float" office:value="0.196071575027832" calcext:value-type="float">
            <text:p>0.196071575</text:p>
          </table:table-cell>
          <table:table-cell table:number-columns-repeated="2"/>
          <table:table-cell table:number-columns-repeated="2" office:value-type="float" office:value="0.193005650902721" calcext:value-type="float">
            <text:p>0.1930056509</text:p>
          </table:table-cell>
          <table:table-cell office:value-type="float" office:value="0.349145712755093" calcext:value-type="float">
            <text:p>0.3491457128</text:p>
          </table:table-cell>
          <table:table-cell office:value-type="float" office:value="0.362773447227366" calcext:value-type="float">
            <text:p>0.3627734472</text:p>
          </table:table-cell>
          <table:table-cell table:number-columns-repeated="2"/>
          <table:table-cell table:number-columns-repeated="2" office:value-type="float" office:value="0.00923844834476406" calcext:value-type="float">
            <text:p>0.0092384483</text:p>
          </table:table-cell>
          <table:table-cell office:value-type="float" office:value="0.0115173595680462" calcext:value-type="float">
            <text:p>0.0115173596</text:p>
          </table:table-cell>
          <table:table-cell office:value-type="float" office:value="0.0125298894575037" calcext:value-type="float">
            <text:p>0.0125298895</text:p>
          </table:table-cell>
          <table:table-cell table:number-columns-repeated="2"/>
          <table:table-cell table:number-columns-repeated="2" office:value-type="float" office:value="0.00816117849058122" calcext:value-type="float">
            <text:p>0.0081611785</text:p>
          </table:table-cell>
          <table:table-cell office:value-type="float" office:value="0.0111517537916124" calcext:value-type="float">
            <text:p>0.0111517538</text:p>
          </table:table-cell>
          <table:table-cell office:value-type="float" office:value="0.0112528790795203" calcext:value-type="float">
            <text:p>0.0112528791</text:p>
          </table:table-cell>
          <table:table-cell table:number-columns-repeated="2"/>
          <table:table-cell table:number-columns-repeated="2" office:value-type="float" office:value="0.000767229508294745" calcext:value-type="float">
            <text:p>0.0007672295</text:p>
          </table:table-cell>
          <table:table-cell office:value-type="float" office:value="0.00201275801670175" calcext:value-type="float">
            <text:p>0.002012758</text:p>
          </table:table-cell>
          <table:table-cell office:value-type="float" office:value="0.00202277824448416" calcext:value-type="float">
            <text:p>0.0020227782</text:p>
          </table:table-cell>
        </table:table-row>
        <table:table-row table:style-name="ro1">
          <table:table-cell/>
          <table:table-cell table:number-columns-repeated="2" office:value-type="float" office:value="0.644177535200988" calcext:value-type="float">
            <text:p>0.6441775352</text:p>
          </table:table-cell>
          <table:table-cell office:value-type="float" office:value="0.217587958127284" calcext:value-type="float">
            <text:p>0.2175879581</text:p>
          </table:table-cell>
          <table:table-cell office:value-type="float" office:value="0.130653286808094" calcext:value-type="float">
            <text:p>0.1306532868</text:p>
          </table:table-cell>
          <table:table-cell table:number-columns-repeated="2"/>
          <table:table-cell table:number-columns-repeated="2" office:value-type="float" office:value="0.130890576822384" calcext:value-type="float">
            <text:p>0.1308905768</text:p>
          </table:table-cell>
          <table:table-cell office:value-type="float" office:value="0.0990432109227388" calcext:value-type="float">
            <text:p>0.0990432109</text:p>
          </table:table-cell>
          <table:table-cell office:value-type="float" office:value="0.110144657497716" calcext:value-type="float">
            <text:p>0.1101446575</text:p>
          </table:table-cell>
          <table:table-cell table:number-columns-repeated="2"/>
          <table:table-cell table:number-columns-repeated="2" office:value-type="float" office:value="0.0382087302112572" calcext:value-type="float">
            <text:p>0.0382087302</text:p>
          </table:table-cell>
          <table:table-cell office:value-type="float" office:value="0.0542592814772092" calcext:value-type="float">
            <text:p>0.0542592815</text:p>
          </table:table-cell>
          <table:table-cell office:value-type="float" office:value="0.0553145960732826" calcext:value-type="float">
            <text:p>0.0553145961</text:p>
          </table:table-cell>
          <table:table-cell table:number-columns-repeated="2"/>
          <table:table-cell table:number-columns-repeated="2" office:value-type="float" office:value="0.0133045258348797" calcext:value-type="float">
            <text:p>0.0133045258</text:p>
          </table:table-cell>
          <table:table-cell office:value-type="float" office:value="0.0227286854934213" calcext:value-type="float">
            <text:p>0.0227286855</text:p>
          </table:table-cell>
          <table:table-cell office:value-type="float" office:value="0.0226309485882801" calcext:value-type="float">
            <text:p>0.0226309486</text:p>
          </table:table-cell>
          <table:table-cell table:number-columns-repeated="2"/>
          <table:table-cell table:number-columns-repeated="2" office:value-type="float" office:value="0.00274438261272437" calcext:value-type="float">
            <text:p>0.0027443826</text:p>
          </table:table-cell>
          <table:table-cell office:value-type="float" office:value="0.0111728332880323" calcext:value-type="float">
            <text:p>0.0111728333</text:p>
          </table:table-cell>
          <table:table-cell office:value-type="float" office:value="0.0111629449174815" calcext:value-type="float">
            <text:p>0.0111629449</text:p>
          </table:table-cell>
        </table:table-row>
        <table:table-row table:style-name="ro1">
          <table:table-cell/>
          <table:table-cell table:number-columns-repeated="2" office:value-type="float" office:value="0.470196532245411" calcext:value-type="float">
            <text:p>0.4701965322</text:p>
          </table:table-cell>
          <table:table-cell office:value-type="float" office:value="0.028744853771158" calcext:value-type="float">
            <text:p>0.0287448538</text:p>
          </table:table-cell>
          <table:table-cell office:value-type="float" office:value="0.0791723846987134" calcext:value-type="float">
            <text:p>0.0791723847</text:p>
          </table:table-cell>
          <table:table-cell table:number-columns-repeated="2"/>
          <table:table-cell table:number-columns-repeated="2" office:value-type="float" office:value="0.178183656557515" calcext:value-type="float">
            <text:p>0.1781836566</text:p>
          </table:table-cell>
          <table:table-cell office:value-type="float" office:value="0.0224124718388297" calcext:value-type="float">
            <text:p>0.0224124718</text:p>
          </table:table-cell>
          <table:table-cell office:value-type="float" office:value="0.0327398705442723" calcext:value-type="float">
            <text:p>0.0327398705</text:p>
          </table:table-cell>
          <table:table-cell table:number-columns-repeated="2"/>
          <table:table-cell table:number-columns-repeated="2" office:value-type="float" office:value="0.0117897448859906" calcext:value-type="float">
            <text:p>0.0117897449</text:p>
          </table:table-cell>
          <table:table-cell office:value-type="float" office:value="0.00699388584463623" calcext:value-type="float">
            <text:p>0.0069938858</text:p>
          </table:table-cell>
          <table:table-cell office:value-type="float" office:value="0.00599988573036658" calcext:value-type="float">
            <text:p>0.0059998857</text:p>
          </table:table-cell>
          <table:table-cell table:number-columns-repeated="2"/>
          <table:table-cell table:number-columns-repeated="2" office:value-type="float" office:value="0.00122270606633272" calcext:value-type="float">
            <text:p>0.0012227061</text:p>
          </table:table-cell>
          <table:table-cell office:value-type="float" office:value="0.00155858089573535" calcext:value-type="float">
            <text:p>0.0015585809</text:p>
          </table:table-cell>
          <table:table-cell office:value-type="float" office:value="0.00145872676841219" calcext:value-type="float">
            <text:p>0.0014587268</text:p>
          </table:table-cell>
          <table:table-cell table:number-columns-repeated="2"/>
          <table:table-cell table:number-columns-repeated="2" office:value-type="float" office:value="0.00501897920647563" calcext:value-type="float">
            <text:p>0.0050189792</text:p>
          </table:table-cell>
          <table:table-cell office:value-type="float" office:value="0.00455965457882668" calcext:value-type="float">
            <text:p>0.0045596546</text:p>
          </table:table-cell>
          <table:table-cell office:value-type="float" office:value="0.00456970027582959" calcext:value-type="float">
            <text:p>0.0045697003</text:p>
          </table:table-cell>
        </table:table-row>
        <table:table-row table:style-name="ro1">
          <table:table-cell/>
          <table:table-cell table:number-columns-repeated="2" office:value-type="float" office:value="0.242906058730104" calcext:value-type="float">
            <text:p>0.2429060587</text:p>
          </table:table-cell>
          <table:table-cell office:value-type="float" office:value="0.341216954319514" calcext:value-type="float">
            <text:p>0.3412169543</text:p>
          </table:table-cell>
          <table:table-cell office:value-type="float" office:value="0.268018838132793" calcext:value-type="float">
            <text:p>0.2680188381</text:p>
          </table:table-cell>
          <table:table-cell table:number-columns-repeated="2"/>
          <table:table-cell table:number-columns-repeated="2" office:value-type="float" office:value="0.208991245211611" calcext:value-type="float">
            <text:p>0.2089912452</text:p>
          </table:table-cell>
          <table:table-cell office:value-type="float" office:value="0.0678342744323892" calcext:value-type="float">
            <text:p>0.0678342744</text:p>
          </table:table-cell>
          <table:table-cell office:value-type="float" office:value="0.0786204792246357" calcext:value-type="float">
            <text:p>0.0786204792</text:p>
          </table:table-cell>
          <table:table-cell table:number-columns-repeated="2"/>
          <table:table-cell table:number-columns-repeated="2" office:value-type="float" office:value="0.00635012706082398" calcext:value-type="float">
            <text:p>0.0063501271</text:p>
          </table:table-cell>
          <table:table-cell office:value-type="float" office:value="0.0336025314538693" calcext:value-type="float">
            <text:p>0.0336025315</text:p>
          </table:table-cell>
          <table:table-cell office:value-type="float" office:value="0.0346371686224918" calcext:value-type="float">
            <text:p>0.0346371686</text:p>
          </table:table-cell>
          <table:table-cell table:number-columns-repeated="2"/>
          <table:table-cell table:number-columns-repeated="2" office:value-type="float" office:value="0.00452204472400528" calcext:value-type="float">
            <text:p>0.0045220447</text:p>
          </table:table-cell>
          <table:table-cell office:value-type="float" office:value="0.0101866385524331" calcext:value-type="float">
            <text:p>0.0101866386</text:p>
          </table:table-cell>
          <table:table-cell office:value-type="float" office:value="0.0100876473171647" calcext:value-type="float">
            <text:p>0.0100876473</text:p>
          </table:table-cell>
          <table:table-cell table:number-columns-repeated="2"/>
          <table:table-cell table:number-columns-repeated="2" office:value-type="float" office:value="0.00064063452642346" calcext:value-type="float">
            <text:p>0.0006406345</text:p>
          </table:table-cell>
          <table:table-cell office:value-type="float" office:value="0.00250554021155569" calcext:value-type="float">
            <text:p>0.0025055402</text:p>
          </table:table-cell>
          <table:table-cell office:value-type="float" office:value="0.00251556536720932" calcext:value-type="float">
            <text:p>0.0025155654</text:p>
          </table:table-cell>
        </table:table-row>
        <table:table-row table:style-name="ro1">
          <table:table-cell/>
          <table:table-cell table:number-columns-repeated="2" office:value-type="float" office:value="0.413761706678247" calcext:value-type="float">
            <text:p>0.4137617067</text:p>
          </table:table-cell>
          <table:table-cell office:value-type="float" office:value="0.164828246717103" calcext:value-type="float">
            <text:p>0.1648282467</text:p>
          </table:table-cell>
          <table:table-cell office:value-type="float" office:value="0.294253607463447" calcext:value-type="float">
            <text:p>0.2942536075</text:p>
          </table:table-cell>
          <table:table-cell table:number-columns-repeated="2"/>
          <table:table-cell table:number-columns-repeated="2" office:value-type="float" office:value="0.0350047399076143" calcext:value-type="float">
            <text:p>0.0350047399</text:p>
          </table:table-cell>
          <table:table-cell office:value-type="float" office:value="0.0327286730444269" calcext:value-type="float">
            <text:p>0.032728673</text:p>
          </table:table-cell>
          <table:table-cell office:value-type="float" office:value="0.0431602758024514" calcext:value-type="float">
            <text:p>0.0431602758</text:p>
          </table:table-cell>
          <table:table-cell table:number-columns-repeated="2"/>
          <table:table-cell table:number-columns-repeated="2" office:value-type="float" office:value="0.00809757625777623" calcext:value-type="float">
            <text:p>0.0080975763</text:p>
          </table:table-cell>
          <table:table-cell office:value-type="float" office:value="0.0293402857204285" calcext:value-type="float">
            <text:p>0.0293402857</text:p>
          </table:table-cell>
          <table:table-cell office:value-type="float" office:value="0.0283686543748033" calcext:value-type="float">
            <text:p>0.0283686544</text:p>
          </table:table-cell>
          <table:table-cell table:number-columns-repeated="2"/>
          <table:table-cell table:number-columns-repeated="2" office:value-type="float" office:value="0.0179725221925382" calcext:value-type="float">
            <text:p>0.0179725222</text:p>
          </table:table-cell>
          <table:table-cell office:value-type="float" office:value="0.00454629517228899" calcext:value-type="float">
            <text:p>0.0045462952</text:p>
          </table:table-cell>
          <table:table-cell office:value-type="float" office:value="0.00464675984827379" calcext:value-type="float">
            <text:p>0.0046467598</text:p>
          </table:table-cell>
          <table:table-cell table:number-columns-repeated="2"/>
          <table:table-cell table:number-columns-repeated="2" office:value-type="float" office:value="0.00266077818122354" calcext:value-type="float">
            <text:p>0.0026607782</text:p>
          </table:table-cell>
          <table:table-cell office:value-type="float" office:value="0.00463064298668792" calcext:value-type="float">
            <text:p>0.004630643</text:p>
          </table:table-cell>
          <table:table-cell office:value-type="float" office:value="0.00462068919357983" calcext:value-type="float">
            <text:p>0.0046206892</text:p>
          </table:table-cell>
        </table:table-row>
        <table:table-row table:style-name="ro1">
          <table:table-cell/>
          <table:table-cell table:number-columns-repeated="2" office:value-type="float" office:value="0.131233299188257" calcext:value-type="float">
            <text:p>0.1312332992</text:p>
          </table:table-cell>
          <table:table-cell office:value-type="float" office:value="0.640384985823203" calcext:value-type="float">
            <text:p>0.6403849858</text:p>
          </table:table-cell>
          <table:table-cell office:value-type="float" office:value="0.822649984248003" calcext:value-type="float">
            <text:p>0.8226499842</text:p>
          </table:table-cell>
          <table:table-cell table:number-columns-repeated="2"/>
          <table:table-cell table:number-columns-repeated="2" office:value-type="float" office:value="0.0821809307992588" calcext:value-type="float">
            <text:p>0.0821809308</text:p>
          </table:table-cell>
          <table:table-cell office:value-type="float" office:value="0.0138783557284712" calcext:value-type="float">
            <text:p>0.0138783557</text:p>
          </table:table-cell>
          <table:table-cell office:value-type="float" office:value="0.0241195512408798" calcext:value-type="float">
            <text:p>0.0241195512</text:p>
          </table:table-cell>
          <table:table-cell table:number-columns-repeated="2"/>
          <table:table-cell table:number-columns-repeated="2" office:value-type="float" office:value="0.0404592936630519" calcext:value-type="float">
            <text:p>0.0404592937</text:p>
          </table:table-cell>
          <table:table-cell office:value-type="float" office:value="0.0582431872188878" calcext:value-type="float">
            <text:p>0.0582431872</text:p>
          </table:table-cell>
          <table:table-cell office:value-type="float" office:value="0.0593024897085963" calcext:value-type="float">
            <text:p>0.0593024897</text:p>
          </table:table-cell>
          <table:table-cell table:number-columns-repeated="2"/>
          <table:table-cell table:number-columns-repeated="2" office:value-type="float" office:value="0.017782060664293" calcext:value-type="float">
            <text:p>0.0177820607</text:p>
          </table:table-cell>
          <table:table-cell office:value-type="float" office:value="0.0214472427448715" calcext:value-type="float">
            <text:p>0.0214472427</text:p>
          </table:table-cell>
          <table:table-cell office:value-type="float" office:value="0.0215493976846401" calcext:value-type="float">
            <text:p>0.0215493977</text:p>
          </table:table-cell>
          <table:table-cell table:number-columns-repeated="2"/>
          <table:table-cell table:number-columns-repeated="2" office:value-type="float" office:value="0.00182273953395354" calcext:value-type="float">
            <text:p>0.0018227395</text:p>
          </table:table-cell>
          <table:table-cell office:value-type="float" office:value="0.000918060568071422" calcext:value-type="float">
            <text:p>0.0009180606</text:p>
          </table:table-cell>
          <table:table-cell office:value-type="float" office:value="0.000908069648767884" calcext:value-type="float">
            <text:p>0.0009080696</text:p>
          </table:table-cell>
        </table:table-row>
        <table:table-row table:style-name="ro1">
          <table:table-cell/>
          <table:table-cell table:number-columns-repeated="2" office:value-type="float" office:value="0.264052971689009" calcext:value-type="float">
            <text:p>0.2640529717</text:p>
          </table:table-cell>
          <table:table-cell office:value-type="float" office:value="0.180693213446283" calcext:value-type="float">
            <text:p>0.1806932134</text:p>
          </table:table-cell>
          <table:table-cell office:value-type="float" office:value="0.0896591260514251" calcext:value-type="float">
            <text:p>0.0896591261</text:p>
          </table:table-cell>
          <table:table-cell table:number-columns-repeated="2"/>
          <table:table-cell table:number-columns-repeated="2" office:value-type="float" office:value="0.0675150732441956" calcext:value-type="float">
            <text:p>0.0675150732</text:p>
          </table:table-cell>
          <table:table-cell office:value-type="float" office:value="0.111297620514696" calcext:value-type="float">
            <text:p>0.1112976205</text:p>
          </table:table-cell>
          <table:table-cell office:value-type="float" office:value="0.122522849004744" calcext:value-type="float">
            <text:p>0.122522849</text:p>
          </table:table-cell>
          <table:table-cell table:number-columns-repeated="2"/>
          <table:table-cell table:number-columns-repeated="2" office:value-type="float" office:value="0.0412905709793744" calcext:value-type="float">
            <text:p>0.041290571</text:p>
          </table:table-cell>
          <table:table-cell office:value-type="float" office:value="0.00557940490710118" calcext:value-type="float">
            <text:p>0.0055794049</text:p>
          </table:table-cell>
          <table:table-cell office:value-type="float" office:value="0.00658599089799905" calcext:value-type="float">
            <text:p>0.0065859909</text:p>
          </table:table-cell>
          <table:table-cell table:number-columns-repeated="2"/>
          <table:table-cell table:number-columns-repeated="2" office:value-type="float" office:value="0.00508774201191409" calcext:value-type="float">
            <text:p>0.005087742</text:p>
          </table:table-cell>
          <table:table-cell office:value-type="float" office:value="0.0311800208889148" calcext:value-type="float">
            <text:p>0.0311800209</text:p>
          </table:table-cell>
          <table:table-cell office:value-type="float" office:value="0.0312831492038352" calcext:value-type="float">
            <text:p>0.0312831492</text:p>
          </table:table-cell>
          <table:table-cell table:number-columns-repeated="2"/>
          <table:table-cell table:number-columns-repeated="2" office:value-type="float" office:value="0.001258771275156" calcext:value-type="float">
            <text:p>0.0012587713</text:p>
          </table:table-cell>
          <table:table-cell office:value-type="float" office:value="0.00325735482377598" calcext:value-type="float">
            <text:p>0.0032573548</text:p>
          </table:table-cell>
          <table:table-cell office:value-type="float" office:value="0.00324738729764895" calcext:value-type="float">
            <text:p>0.0032473873</text:p>
          </table:table-cell>
        </table:table-row>
        <table:table-row table:style-name="ro1">
          <table:table-cell/>
          <table:table-cell table:number-columns-repeated="2" office:value-type="float" office:value="0.156639925386716" calcext:value-type="float">
            <text:p>0.1566399254</text:p>
          </table:table-cell>
          <table:table-cell office:value-type="float" office:value="0.402254955816333" calcext:value-type="float">
            <text:p>0.4022549558</text:p>
          </table:table-cell>
          <table:table-cell office:value-type="float" office:value="0.335838839795926" calcext:value-type="float">
            <text:p>0.3358388398</text:p>
          </table:table-cell>
          <table:table-cell table:number-columns-repeated="2"/>
          <table:table-cell table:number-columns-repeated="2" office:value-type="float" office:value="0.16268587922561" calcext:value-type="float">
            <text:p>0.1626858792</text:p>
          </table:table-cell>
          <table:table-cell office:value-type="float" office:value="0.153577248036187" calcext:value-type="float">
            <text:p>0.153577248</text:p>
          </table:table-cell>
          <table:table-cell office:value-type="float" office:value="0.165229543470897" calcext:value-type="float">
            <text:p>0.1652295435</text:p>
          </table:table-cell>
          <table:table-cell table:number-columns-repeated="2"/>
          <table:table-cell table:number-columns-repeated="2" office:value-type="float" office:value="0.0301081178235309" calcext:value-type="float">
            <text:p>0.0301081178</text:p>
          </table:table-cell>
          <table:table-cell office:value-type="float" office:value="0.0399617279170665" calcext:value-type="float">
            <text:p>0.0399617279</text:p>
          </table:table-cell>
          <table:table-cell office:value-type="float" office:value="0.0390007286457122" calcext:value-type="float">
            <text:p>0.0390007286</text:p>
          </table:table-cell>
          <table:table-cell table:number-columns-repeated="2"/>
          <table:table-cell table:number-columns-repeated="2" office:value-type="float" office:value="0.00277563531579321" calcext:value-type="float">
            <text:p>0.0027756353</text:p>
          </table:table-cell>
          <table:table-cell office:value-type="float" office:value="0.00058042750919507" calcext:value-type="float">
            <text:p>0.0005804275</text:p>
          </table:table-cell>
          <table:table-cell office:value-type="float" office:value="0.000480475556750681" calcext:value-type="float">
            <text:p>0.0004804756</text:p>
          </table:table-cell>
          <table:table-cell table:number-columns-repeated="2"/>
          <table:table-cell table:number-columns-repeated="2" office:value-type="float" office:value="0.0051351100393646" calcext:value-type="float">
            <text:p>0.00513511</text:p>
          </table:table-cell>
          <table:table-cell office:value-type="float" office:value="0.00231508754338205" calcext:value-type="float">
            <text:p>0.0023150875</text:p>
          </table:table-cell>
          <table:table-cell office:value-type="float" office:value="0.00230511059448801" calcext:value-type="float">
            <text:p>0.0023051106</text:p>
          </table:table-cell>
        </table:table-row>
        <table:table-row table:style-name="ro1">
          <table:table-cell/>
          <table:table-cell table:number-columns-repeated="2" office:value-type="float" office:value="0.274064447033279" calcext:value-type="float">
            <text:p>0.274064447</text:p>
          </table:table-cell>
          <table:table-cell office:value-type="float" office:value="0.459490324621318" calcext:value-type="float">
            <text:p>0.4594903246</text:p>
          </table:table-cell>
          <table:table-cell office:value-type="float" office:value="0.399433694023686" calcext:value-type="float">
            <text:p>0.399433694</text:p>
          </table:table-cell>
          <table:table-cell table:number-columns-repeated="2"/>
          <table:table-cell table:number-columns-repeated="2" office:value-type="float" office:value="0.13701360295559" calcext:value-type="float">
            <text:p>0.137013603</text:p>
          </table:table-cell>
          <table:table-cell office:value-type="float" office:value="0.149690352742338" calcext:value-type="float">
            <text:p>0.1496903527</text:p>
          </table:table-cell>
          <table:table-cell office:value-type="float" office:value="0.141101366406402" calcext:value-type="float">
            <text:p>0.1411013664</text:p>
          </table:table-cell>
          <table:table-cell table:number-columns-repeated="2"/>
          <table:table-cell table:number-columns-repeated="2" office:value-type="float" office:value="0.0249108644865902" calcext:value-type="float">
            <text:p>0.0249108645</text:p>
          </table:table-cell>
          <table:table-cell office:value-type="float" office:value="0.00952518575377415" calcext:value-type="float">
            <text:p>0.0095251858</text:p>
          </table:table-cell>
          <table:table-cell office:value-type="float" office:value="0.0105357214752495" calcext:value-type="float">
            <text:p>0.0105357215</text:p>
          </table:table-cell>
          <table:table-cell table:number-columns-repeated="2"/>
          <table:table-cell table:number-columns-repeated="2" office:value-type="float" office:value="0.00776128432973729" calcext:value-type="float">
            <text:p>0.0077612843</text:p>
          </table:table-cell>
          <table:table-cell office:value-type="float" office:value="0.00489778502374971" calcext:value-type="float">
            <text:p>0.004897785</text:p>
          </table:table-cell>
          <table:table-cell office:value-type="float" office:value="0.00479826485023482" calcext:value-type="float">
            <text:p>0.0047982649</text:p>
          </table:table-cell>
          <table:table-cell table:number-columns-repeated="2"/>
          <table:table-cell table:number-columns-repeated="2" office:value-type="float" office:value="0.00812675049164428" calcext:value-type="float">
            <text:p>0.0081267505</text:p>
          </table:table-cell>
          <table:table-cell office:value-type="float" office:value="0.00193195908252819" calcext:value-type="float">
            <text:p>0.0019319591</text:p>
          </table:table-cell>
          <table:table-cell office:value-type="float" office:value="0.00194197850231315" calcext:value-type="float">
            <text:p>0.0019419785</text:p>
          </table:table-cell>
        </table:table-row>
        <table:table-row table:style-name="ro1">
          <table:table-cell/>
          <table:table-cell table:number-columns-repeated="2" office:value-type="float" office:value="0.170981129715897" calcext:value-type="float">
            <text:p>0.1709811297</text:p>
          </table:table-cell>
          <table:table-cell office:value-type="float" office:value="0.85470045453512" calcext:value-type="float">
            <text:p>0.8547004545</text:p>
          </table:table-cell>
          <table:table-cell office:value-type="float" office:value="1.0607782828168" calcext:value-type="float">
            <text:p>1.0607782828</text:p>
          </table:table-cell>
          <table:table-cell table:number-columns-repeated="2"/>
          <table:table-cell table:number-columns-repeated="2" office:value-type="float" office:value="0.127170241023096" calcext:value-type="float">
            <text:p>0.127170241</text:p>
          </table:table-cell>
          <table:table-cell office:value-type="float" office:value="0.0715119464251818" calcext:value-type="float">
            <text:p>0.0715119464</text:p>
          </table:table-cell>
          <table:table-cell office:value-type="float" office:value="0.0621332792173553" calcext:value-type="float">
            <text:p>0.0621332792</text:p>
          </table:table-cell>
          <table:table-cell table:number-columns-repeated="2"/>
          <table:table-cell table:number-columns-repeated="2" office:value-type="float" office:value="0.041428509414272" calcext:value-type="float">
            <text:p>0.0414285094</text:p>
          </table:table-cell>
          <table:table-cell office:value-type="float" office:value="0.0134914061014901" calcext:value-type="float">
            <text:p>0.0134914061</text:p>
          </table:table-cell>
          <table:table-cell office:value-type="float" office:value="0.0145059120135036" calcext:value-type="float">
            <text:p>0.014505912</text:p>
          </table:table-cell>
          <table:table-cell table:number-columns-repeated="2"/>
          <table:table-cell table:number-columns-repeated="2" office:value-type="float" office:value="0.00717979086434144" calcext:value-type="float">
            <text:p>0.0071797909</text:p>
          </table:table-cell>
          <table:table-cell office:value-type="float" office:value="0.00696577419245359" calcext:value-type="float">
            <text:p>0.0069657742</text:p>
          </table:table-cell>
          <table:table-cell office:value-type="float" office:value="0.00706648084053763" calcext:value-type="float">
            <text:p>0.0070664808</text:p>
          </table:table-cell>
          <table:table-cell table:number-columns-repeated="2"/>
          <table:table-cell table:number-columns-repeated="2" office:value-type="float" office:value="0.000232812689786068" calcext:value-type="float">
            <text:p>0.0002328127</text:p>
          </table:table-cell>
          <table:table-cell office:value-type="float" office:value="0.00218695701100402" calcext:value-type="float">
            <text:p>0.002186957</text:p>
          </table:table-cell>
          <table:table-cell office:value-type="float" office:value="0.00217697878079182" calcext:value-type="float">
            <text:p>0.0021769788</text:p>
          </table:table-cell>
        </table:table-row>
        <table:table-row table:style-name="ro1">
          <table:table-cell/>
          <table:table-cell table:number-columns-repeated="2" office:value-type="float" office:value="0.133054613438342" calcext:value-type="float">
            <text:p>0.1330546134</text:p>
          </table:table-cell>
          <table:table-cell office:value-type="float" office:value="0.485194865256079" calcext:value-type="float">
            <text:p>0.4851948653</text:p>
          </table:table-cell>
          <table:table-cell office:value-type="float" office:value="0.650216516951199" calcext:value-type="float">
            <text:p>0.650216517</text:p>
          </table:table-cell>
          <table:table-cell table:number-columns-repeated="2"/>
          <table:table-cell table:number-columns-repeated="2" office:value-type="float" office:value="0.0682810422703972" calcext:value-type="float">
            <text:p>0.0682810423</text:p>
          </table:table-cell>
          <table:table-cell office:value-type="float" office:value="0.0593512878351141" calcext:value-type="float">
            <text:p>0.0593512878</text:p>
          </table:table-cell>
          <table:table-cell office:value-type="float" office:value="0.0700518058940545" calcext:value-type="float">
            <text:p>0.0700518059</text:p>
          </table:table-cell>
          <table:table-cell table:number-columns-repeated="2"/>
          <table:table-cell table:number-columns-repeated="2" office:value-type="float" office:value="0.0834504710283058" calcext:value-type="float">
            <text:p>0.083450471</text:p>
          </table:table-cell>
          <table:table-cell office:value-type="float" office:value="0.00813762229485959" calcext:value-type="float">
            <text:p>0.0081376223</text:p>
          </table:table-cell>
          <table:table-cell office:value-type="float" office:value="0.00714476706192158" calcext:value-type="float">
            <text:p>0.0071447671</text:p>
          </table:table-cell>
          <table:table-cell table:number-columns-repeated="2"/>
          <table:table-cell table:number-columns-repeated="2" office:value-type="float" office:value="0.00848759111551718" calcext:value-type="float">
            <text:p>0.0084875911</text:p>
          </table:table-cell>
          <table:table-cell office:value-type="float" office:value="0.0211132925417827" calcext:value-type="float">
            <text:p>0.0211132925</text:p>
          </table:table-cell>
          <table:table-cell office:value-type="float" office:value="0.0210153940811908" calcext:value-type="float">
            <text:p>0.0210153941</text:p>
          </table:table-cell>
          <table:table-cell table:number-columns-repeated="2"/>
          <table:table-cell table:number-columns-repeated="2" office:value-type="float" office:value="0.00154774808525534" calcext:value-type="float">
            <text:p>0.0015477481</text:p>
          </table:table-cell>
          <table:table-cell office:value-type="float" office:value="0.00121889042570045" calcext:value-type="float">
            <text:p>0.0012188904</text:p>
          </table:table-cell>
          <table:table-cell office:value-type="float" office:value="0.00122890271472764" calcext:value-type="float">
            <text:p>0.0012289027</text:p>
          </table:table-cell>
        </table:table-row>
        <table:table-row table:style-name="ro1">
          <table:table-cell/>
          <table:table-cell table:number-columns-repeated="2" office:value-type="float" office:value="0.218170586863197" calcext:value-type="float">
            <text:p>0.2181705869</text:p>
          </table:table-cell>
          <table:table-cell office:value-type="float" office:value="0.840165148809283" calcext:value-type="float">
            <text:p>0.8401651488</text:p>
          </table:table-cell>
          <table:table-cell office:value-type="float" office:value="0.822405720899203" calcext:value-type="float">
            <text:p>0.8224057209</text:p>
          </table:table-cell>
          <table:table-cell table:number-columns-repeated="2"/>
          <table:table-cell table:number-columns-repeated="2" office:value-type="float" office:value="0.136074515810519" calcext:value-type="float">
            <text:p>0.1360745158</text:p>
          </table:table-cell>
          <table:table-cell office:value-type="float" office:value="0.0968985264473035" calcext:value-type="float">
            <text:p>0.0968985264</text:p>
          </table:table-cell>
          <table:table-cell office:value-type="float" office:value="0.107978309542731" calcext:value-type="float">
            <text:p>0.1079783095</text:p>
          </table:table-cell>
          <table:table-cell table:number-columns-repeated="2"/>
          <table:table-cell table:number-columns-repeated="2" office:value-type="float" office:value="0.00822808444018821" calcext:value-type="float">
            <text:p>0.0082280844</text:p>
          </table:table-cell>
          <table:table-cell office:value-type="float" office:value="0.000248174121151967" calcext:value-type="float">
            <text:p>0.0002481741</text:p>
          </table:table-cell>
          <table:table-cell office:value-type="float" office:value="0.0012494235446967" calcext:value-type="float">
            <text:p>0.0012494235</text:p>
          </table:table-cell>
          <table:table-cell table:number-columns-repeated="2"/>
          <table:table-cell table:number-columns-repeated="2" office:value-type="float" office:value="0.00224705684707252" calcext:value-type="float">
            <text:p>0.0022470568</text:p>
          </table:table-cell>
          <table:table-cell office:value-type="float" office:value="0.0104690695715475" calcext:value-type="float">
            <text:p>0.0104690696</text:p>
          </table:table-cell>
          <table:table-cell office:value-type="float" office:value="0.0103701065822057" calcext:value-type="float">
            <text:p>0.0103701066</text:p>
          </table:table-cell>
          <table:table-cell table:number-columns-repeated="2"/>
          <table:table-cell table:number-columns-repeated="2" office:value-type="float" office:value="0.00219878532168644" calcext:value-type="float">
            <text:p>0.0021987853</text:p>
          </table:table-cell>
          <table:table-cell office:value-type="float" office:value="0.0098079165315994" calcext:value-type="float">
            <text:p>0.0098079165</text:p>
          </table:table-cell>
          <table:table-cell office:value-type="float" office:value="0.00981801471174637" calcext:value-type="float">
            <text:p>0.0098180147</text:p>
          </table:table-cell>
        </table:table-row>
        <table:table-row table:style-name="ro1">
          <table:table-cell/>
          <table:table-cell table:number-columns-repeated="2" office:value-type="float" office:value="0.296314818403606" calcext:value-type="float">
            <text:p>0.2963148184</text:p>
          </table:table-cell>
          <table:table-cell office:value-type="float" office:value="0.118692670253047" calcext:value-type="float">
            <text:p>0.1186926703</text:p>
          </table:table-cell>
          <table:table-cell office:value-type="float" office:value="0.242991855836719" calcext:value-type="float">
            <text:p>0.2429918558</text:p>
          </table:table-cell>
          <table:table-cell table:number-columns-repeated="2"/>
          <table:table-cell table:number-columns-repeated="2" office:value-type="float" office:value="0.161971767285015" calcext:value-type="float">
            <text:p>0.1619717673</text:p>
          </table:table-cell>
          <table:table-cell office:value-type="float" office:value="0.189245560912075" calcext:value-type="float">
            <text:p>0.1892455609</text:p>
          </table:table-cell>
          <table:table-cell office:value-type="float" office:value="0.201258142335429" calcext:value-type="float">
            <text:p>0.2012581423</text:p>
          </table:table-cell>
          <table:table-cell table:number-columns-repeated="2"/>
          <table:table-cell table:number-columns-repeated="2" office:value-type="float" office:value="0.0268835109551406" calcext:value-type="float">
            <text:p>0.026883511</text:p>
          </table:table-cell>
          <table:table-cell office:value-type="float" office:value="0.0676170299818102" calcext:value-type="float">
            <text:p>0.06761703</text:p>
          </table:table-cell>
          <table:table-cell office:value-type="float" office:value="0.0666837136955057" calcext:value-type="float">
            <text:p>0.0666837137</text:p>
          </table:table-cell>
          <table:table-cell table:number-columns-repeated="2"/>
          <table:table-cell table:number-columns-repeated="2" office:value-type="float" office:value="0.00912598106244942" calcext:value-type="float">
            <text:p>0.0091259811</text:p>
          </table:table-cell>
          <table:table-cell office:value-type="float" office:value="0.00950286777384313" calcext:value-type="float">
            <text:p>0.0095028678</text:p>
          </table:table-cell>
          <table:table-cell office:value-type="float" office:value="0.00960382815665883" calcext:value-type="float">
            <text:p>0.0096038282</text:p>
          </table:table-cell>
          <table:table-cell table:number-columns-repeated="2"/>
          <table:table-cell table:number-columns-repeated="2" office:value-type="float" office:value="0.00114210065131508" calcext:value-type="float">
            <text:p>0.0011421007</text:p>
          </table:table-cell>
          <table:table-cell office:value-type="float" office:value="0.00731114515169118" calcext:value-type="float">
            <text:p>0.0073111452</text:p>
          </table:table-cell>
          <table:table-cell office:value-type="float" office:value="0.00732121836387489" calcext:value-type="float">
            <text:p>0.0073212184</text:p>
          </table:table-cell>
        </table:table-row>
        <table:table-row table:style-name="ro1">
          <table:table-cell/>
          <table:table-cell table:number-columns-repeated="2" office:value-type="float" office:value="0.475689151206509" calcext:value-type="float">
            <text:p>0.4756891512</text:p>
          </table:table-cell>
          <table:table-cell office:value-type="float" office:value="0.795107351117322" calcext:value-type="float">
            <text:p>0.7951073511</text:p>
          </table:table-cell>
          <table:table-cell office:value-type="float" office:value="0.772341501241469" calcext:value-type="float">
            <text:p>0.7723415012</text:p>
          </table:table-cell>
          <table:table-cell table:number-columns-repeated="2"/>
          <table:table-cell table:number-columns-repeated="2" office:value-type="float" office:value="0.0145643123890515" calcext:value-type="float">
            <text:p>0.0145643124</text:p>
          </table:table-cell>
          <table:table-cell office:value-type="float" office:value="0.098229462548723" calcext:value-type="float">
            <text:p>0.0982294625</text:p>
          </table:table-cell>
          <table:table-cell office:value-type="float" office:value="0.109322689443155" calcext:value-type="float">
            <text:p>0.1093226894</text:p>
          </table:table-cell>
          <table:table-cell table:number-columns-repeated="2"/>
          <table:table-cell table:number-columns-repeated="2" office:value-type="float" office:value="0.00990567824865879" calcext:value-type="float">
            <text:p>0.0099056782</text:p>
          </table:table-cell>
          <table:table-cell office:value-type="float" office:value="0.016890517668422" calcext:value-type="float">
            <text:p>0.0168905177</text:p>
          </table:table-cell>
          <table:table-cell office:value-type="float" office:value="0.0179084260945164" calcext:value-type="float">
            <text:p>0.0179084261</text:p>
          </table:table-cell>
          <table:table-cell table:number-columns-repeated="2"/>
          <table:table-cell table:number-columns-repeated="2" office:value-type="float" office:value="0.0205381955444262" calcext:value-type="float">
            <text:p>0.0205381955</text:p>
          </table:table-cell>
          <table:table-cell office:value-type="float" office:value="0.00421662926825817" calcext:value-type="float">
            <text:p>0.0042166293</text:p>
          </table:table-cell>
          <table:table-cell office:value-type="float" office:value="0.00411704097235532" calcext:value-type="float">
            <text:p>0.004117041</text:p>
          </table:table-cell>
          <table:table-cell table:number-columns-repeated="2"/>
          <table:table-cell table:number-columns-repeated="2" office:value-type="float" office:value="0.00365357091785988" calcext:value-type="float">
            <text:p>0.0036535709</text:p>
          </table:table-cell>
          <table:table-cell office:value-type="float" office:value="0.00181458889095421" calcext:value-type="float">
            <text:p>0.0018145889</text:p>
          </table:table-cell>
          <table:table-cell office:value-type="float" office:value="0.00182460713702559" calcext:value-type="float">
            <text:p>0.0018246071</text:p>
          </table:table-cell>
        </table:table-row>
        <table:table-row table:style-name="ro1">
          <table:table-cell/>
          <table:table-cell table:number-columns-repeated="2" office:value-type="float" office:value="0.0626095268749809" calcext:value-type="float">
            <text:p>0.0626095269</text:p>
          </table:table-cell>
          <table:table-cell office:value-type="float" office:value="0.0106792132635272" calcext:value-type="float">
            <text:p>0.0106792133</text:p>
          </table:table-cell>
          <table:table-cell office:value-type="float" office:value="0.122976903626141" calcext:value-type="float">
            <text:p>0.1229769036</text:p>
          </table:table-cell>
          <table:table-cell table:number-columns-repeated="2"/>
          <table:table-cell table:number-columns-repeated="2" office:value-type="float" office:value="0.163659991914297" calcext:value-type="float">
            <text:p>0.1636599919</text:p>
          </table:table-cell>
          <table:table-cell office:value-type="float" office:value="0.0862384663172435" calcext:value-type="float">
            <text:p>0.0862384663</text:p>
          </table:table-cell>
          <table:table-cell office:value-type="float" office:value="0.0972105720376197" calcext:value-type="float">
            <text:p>0.097210572</text:p>
          </table:table-cell>
          <table:table-cell table:number-columns-repeated="2"/>
          <table:table-cell table:number-columns-repeated="2" office:value-type="float" office:value="0.0327157253252997" calcext:value-type="float">
            <text:p>0.0327157253</text:p>
          </table:table-cell>
          <table:table-cell office:value-type="float" office:value="0.0430062959328477" calcext:value-type="float">
            <text:p>0.0430062959</text:p>
          </table:table-cell>
          <table:table-cell office:value-type="float" office:value="0.0440503462791269" calcext:value-type="float">
            <text:p>0.0440503463</text:p>
          </table:table-cell>
          <table:table-cell table:number-columns-repeated="2"/>
          <table:table-cell table:number-columns-repeated="2" office:value-type="float" office:value="0.00918693682549225" calcext:value-type="float">
            <text:p>0.0091869368</text:p>
          </table:table-cell>
          <table:table-cell office:value-type="float" office:value="0.0240470862952686" calcext:value-type="float">
            <text:p>0.0240470863</text:p>
          </table:table-cell>
          <table:table-cell office:value-type="float" office:value="0.0241495012453932" calcext:value-type="float">
            <text:p>0.0241495012</text:p>
          </table:table-cell>
          <table:table-cell table:number-columns-repeated="2"/>
          <table:table-cell table:number-columns-repeated="2" office:value-type="float" office:value="0.000101323965808867" calcext:value-type="float">
            <text:p>0.000101324</text:p>
          </table:table-cell>
          <table:table-cell office:value-type="float" office:value="0.00660988341241442" calcext:value-type="float">
            <text:p>0.0066098834</text:p>
          </table:table-cell>
          <table:table-cell office:value-type="float" office:value="0.00661994961191037" calcext:value-type="float">
            <text:p>0.0066199496</text:p>
          </table:table-cell>
        </table:table-row>
        <table:table-row table:style-name="ro1">
          <table:table-cell/>
          <table:table-cell table:number-columns-repeated="2" office:value-type="float" office:value="0.323036524387281" calcext:value-type="float">
            <text:p>0.3230365244</text:p>
          </table:table-cell>
          <table:table-cell office:value-type="float" office:value="0.357216571835161" calcext:value-type="float">
            <text:p>0.3572165718</text:p>
          </table:table-cell>
          <table:table-cell office:value-type="float" office:value="0.285796190927957" calcext:value-type="float">
            <text:p>0.2857961909</text:p>
          </table:table-cell>
          <table:table-cell table:number-columns-repeated="2"/>
          <table:table-cell table:number-columns-repeated="2" office:value-type="float" office:value="0.133171797536436" calcext:value-type="float">
            <text:p>0.1331717975</text:p>
          </table:table-cell>
          <table:table-cell office:value-type="float" office:value="0.171589160461954" calcext:value-type="float">
            <text:p>0.1715891605</text:p>
          </table:table-cell>
          <table:table-cell office:value-type="float" office:value="0.163221374203994" calcext:value-type="float">
            <text:p>0.1632213742</text:p>
          </table:table-cell>
          <table:table-cell table:number-columns-repeated="2"/>
          <table:table-cell table:number-columns-repeated="2" office:value-type="float" office:value="0.0214798480807549" calcext:value-type="float">
            <text:p>0.0214798481</text:p>
          </table:table-cell>
          <table:table-cell office:value-type="float" office:value="0.0172362724213677" calcext:value-type="float">
            <text:p>0.0172362724</text:p>
          </table:table-cell>
          <table:table-cell office:value-type="float" office:value="0.0182545269483159" calcext:value-type="float">
            <text:p>0.0182545269</text:p>
          </table:table-cell>
          <table:table-cell table:number-columns-repeated="2"/>
          <table:table-cell table:number-columns-repeated="2" office:value-type="float" office:value="0.00450833636197054" calcext:value-type="float">
            <text:p>0.0045083364</text:p>
          </table:table-cell>
          <table:table-cell office:value-type="float" office:value="0.019636890034348" calcext:value-type="float">
            <text:p>0.01963689</text:p>
          </table:table-cell>
          <table:table-cell office:value-type="float" office:value="0.0197388639207401" calcext:value-type="float">
            <text:p>0.0197388639</text:p>
          </table:table-cell>
          <table:table-cell table:number-columns-repeated="2"/>
          <table:table-cell table:number-columns-repeated="2" office:value-type="float" office:value="0.00307992837412972" calcext:value-type="float">
            <text:p>0.0030799284</text:p>
          </table:table-cell>
          <table:table-cell office:value-type="float" office:value="0.00353403192121426" calcext:value-type="float">
            <text:p>0.0035340319</text:p>
          </table:table-cell>
          <table:table-cell office:value-type="float" office:value="0.00354406736188806" calcext:value-type="float">
            <text:p>0.0035440674</text:p>
          </table:table-cell>
        </table:table-row>
        <table:table-row table:style-name="ro1">
          <table:table-cell/>
          <table:table-cell table:number-columns-repeated="2" office:value-type="float" office:value="0.537415760754312" calcext:value-type="float">
            <text:p>0.5374157608</text:p>
          </table:table-cell>
          <table:table-cell office:value-type="float" office:value="0.408166572814195" calcext:value-type="float">
            <text:p>0.4081665728</text:p>
          </table:table-cell>
          <table:table-cell office:value-type="float" office:value="0.342407303126883" calcext:value-type="float">
            <text:p>0.3424073031</text:p>
          </table:table-cell>
          <table:table-cell table:number-columns-repeated="2"/>
          <table:table-cell table:number-columns-repeated="2" office:value-type="float" office:value="0.010149297986073" calcext:value-type="float">
            <text:p>0.010149298</text:p>
          </table:table-cell>
          <table:table-cell office:value-type="float" office:value="0.0748485413814354" calcext:value-type="float">
            <text:p>0.0748485414</text:p>
          </table:table-cell>
          <table:table-cell office:value-type="float" office:value="0.065503577152965" calcext:value-type="float">
            <text:p>0.0655035772</text:p>
          </table:table-cell>
          <table:table-cell table:number-columns-repeated="2"/>
          <table:table-cell table:number-columns-repeated="2" office:value-type="float" office:value="0.0245167069215783" calcext:value-type="float">
            <text:p>0.0245167069</text:p>
          </table:table-cell>
          <table:table-cell office:value-type="float" office:value="0.0125279977296946" calcext:value-type="float">
            <text:p>0.0125279977</text:p>
          </table:table-cell>
          <table:table-cell office:value-type="float" office:value="0.0115395372669616" calcext:value-type="float">
            <text:p>0.0115395373</text:p>
          </table:table-cell>
          <table:table-cell table:number-columns-repeated="2"/>
          <table:table-cell table:number-columns-repeated="2" office:value-type="float" office:value="0.00439620091072987" calcext:value-type="float">
            <text:p>0.0043962009</text:p>
          </table:table-cell>
          <table:table-cell office:value-type="float" office:value="0.0116226906167416" calcext:value-type="float">
            <text:p>0.0116226906</text:p>
          </table:table-cell>
          <table:table-cell office:value-type="float" office:value="0.0117238630030418" calcext:value-type="float">
            <text:p>0.011723863</text:p>
          </table:table-cell>
          <table:table-cell table:number-columns-repeated="2"/>
          <table:table-cell table:number-columns-repeated="2" office:value-type="float" office:value="0.00517489738225493" calcext:value-type="float">
            <text:p>0.0051748974</text:p>
          </table:table-cell>
          <table:table-cell office:value-type="float" office:value="0.00346501072122884" calcext:value-type="float">
            <text:p>0.0034650107</text:p>
          </table:table-cell>
          <table:table-cell office:value-type="float" office:value="0.00347504547168342" calcext:value-type="float">
            <text:p>0.0034750455</text:p>
          </table:table-cell>
        </table:table-row>
        <table:table-row table:style-name="ro1">
          <table:table-cell/>
          <table:table-cell table:number-columns-repeated="2" office:value-type="float" office:value="0.0284290143763138" calcext:value-type="float">
            <text:p>0.0284290144</text:p>
          </table:table-cell>
          <table:table-cell office:value-type="float" office:value="0.217507586055682" calcext:value-type="float">
            <text:p>0.2175075861</text:p>
          </table:table-cell>
          <table:table-cell office:value-type="float" office:value="0.352786206728536" calcext:value-type="float">
            <text:p>0.3527862067</text:p>
          </table:table-cell>
          <table:table-cell table:number-columns-repeated="2"/>
          <table:table-cell table:number-columns-repeated="2" office:value-type="float" office:value="0.127324639671656" calcext:value-type="float">
            <text:p>0.1273246397</text:p>
          </table:table-cell>
          <table:table-cell office:value-type="float" office:value="0.0377956742127528" calcext:value-type="float">
            <text:p>0.0377956742</text:p>
          </table:table-cell>
          <table:table-cell office:value-type="float" office:value="0.0482784588007603" calcext:value-type="float">
            <text:p>0.0482784588</text:p>
          </table:table-cell>
          <table:table-cell table:number-columns-repeated="2"/>
          <table:table-cell table:number-columns-repeated="2" office:value-type="float" office:value="0.0187871260933327" calcext:value-type="float">
            <text:p>0.0187871261</text:p>
          </table:table-cell>
          <table:table-cell office:value-type="float" office:value="0.0776822956983967" calcext:value-type="float">
            <text:p>0.0776822957</text:p>
          </table:table-cell>
          <table:table-cell office:value-type="float" office:value="0.0767590547531499" calcext:value-type="float">
            <text:p>0.0767590548</text:p>
          </table:table-cell>
          <table:table-cell table:number-columns-repeated="2"/>
          <table:table-cell table:number-columns-repeated="2" office:value-type="float" office:value="0.00160073337246269" calcext:value-type="float">
            <text:p>0.0016007334</text:p>
          </table:table-cell>
          <table:table-cell office:value-type="float" office:value="0.00907356698439066" calcext:value-type="float">
            <text:p>0.009073567</text:p>
          </table:table-cell>
          <table:table-cell office:value-type="float" office:value="0.00917448443283408" calcext:value-type="float">
            <text:p>0.0091744844</text:p>
          </table:table-cell>
          <table:table-cell table:number-columns-repeated="2"/>
          <table:table-cell table:number-columns-repeated="2" office:value-type="float" office:value="0.0000699269636318068" calcext:value-type="float">
            <text:p>0.000069927</text:p>
          </table:table-cell>
          <table:table-cell office:value-type="float" office:value="0.0094677407605126" calcext:value-type="float">
            <text:p>0.0094677408</text:p>
          </table:table-cell>
          <table:table-cell office:value-type="float" office:value="0.00947783553886783" calcext:value-type="float">
            <text:p>0.0094778355</text:p>
          </table:table-cell>
        </table:table-row>
        <table:table-row table:style-name="ro1">
          <table:table-cell/>
          <table:table-cell table:number-columns-repeated="2" office:value-type="float" office:value="0.361103591703829" calcext:value-type="float">
            <text:p>0.3611035917</text:p>
          </table:table-cell>
          <table:table-cell office:value-type="float" office:value="0.433492153715421" calcext:value-type="float">
            <text:p>0.4334921537</text:p>
          </table:table-cell>
          <table:table-cell office:value-type="float" office:value="0.370546837461579" calcext:value-type="float">
            <text:p>0.3705468375</text:p>
          </table:table-cell>
          <table:table-cell table:number-columns-repeated="2"/>
          <table:table-cell table:number-columns-repeated="2" office:value-type="float" office:value="0.233826775614318" calcext:value-type="float">
            <text:p>0.2338267756</text:p>
          </table:table-cell>
          <table:table-cell office:value-type="float" office:value="0.0177577571639033" calcext:value-type="float">
            <text:p>0.0177577572</text:p>
          </table:table-cell>
          <table:table-cell office:value-type="float" office:value="0.00783611834737707" calcext:value-type="float">
            <text:p>0.0078361183</text:p>
          </table:table-cell>
          <table:table-cell table:number-columns-repeated="2"/>
          <table:table-cell table:number-columns-repeated="2" office:value-type="float" office:value="0.0146762189196946" calcext:value-type="float">
            <text:p>0.0146762189</text:p>
          </table:table-cell>
          <table:table-cell office:value-type="float" office:value="0.0206527257584945" calcext:value-type="float">
            <text:p>0.0206527258</text:p>
          </table:table-cell>
          <table:table-cell office:value-type="float" office:value="0.0196723981566511" calcext:value-type="float">
            <text:p>0.0196723982</text:p>
          </table:table-cell>
          <table:table-cell table:number-columns-repeated="2"/>
          <table:table-cell table:number-columns-repeated="2" office:value-type="float" office:value="0.00404316387354271" calcext:value-type="float">
            <text:p>0.0040431639</text:p>
          </table:table-cell>
          <table:table-cell office:value-type="float" office:value="0.0114029581815975" calcext:value-type="float">
            <text:p>0.0114029582</text:p>
          </table:table-cell>
          <table:table-cell office:value-type="float" office:value="0.0115041085924568" calcext:value-type="float">
            <text:p>0.0115041086</text:p>
          </table:table-cell>
          <table:table-cell table:number-columns-repeated="2"/>
          <table:table-cell table:number-columns-repeated="2" office:value-type="float" office:value="0.00401472786972087" calcext:value-type="float">
            <text:p>0.0040147279</text:p>
          </table:table-cell>
          <table:table-cell office:value-type="float" office:value="0.00433940497229268" calcext:value-type="float">
            <text:p>0.004339405</text:p>
          </table:table-cell>
          <table:table-cell office:value-type="float" office:value="0.00434944846677743" calcext:value-type="float">
            <text:p>0.0043494485</text:p>
          </table:table-cell>
        </table:table-row>
        <table:table-row table:style-name="ro1">
          <table:table-cell/>
          <table:table-cell table:number-columns-repeated="2" office:value-type="float" office:value="0.646733240970648" calcext:value-type="float">
            <text:p>0.646733241</text:p>
          </table:table-cell>
          <table:table-cell office:value-type="float" office:value="0.0476505729609804" calcext:value-type="float">
            <text:p>0.047650573</text:p>
          </table:table-cell>
          <table:table-cell office:value-type="float" office:value="0.164056192178867" calcext:value-type="float">
            <text:p>0.1640561922</text:p>
          </table:table-cell>
          <table:table-cell table:number-columns-repeated="2"/>
          <table:table-cell table:number-columns-repeated="2" office:value-type="float" office:value="0.0999729529746092" calcext:value-type="float">
            <text:p>0.099972953</text:p>
          </table:table-cell>
          <table:table-cell office:value-type="float" office:value="0.105447276974042" calcext:value-type="float">
            <text:p>0.105447277</text:p>
          </table:table-cell>
          <table:table-cell office:value-type="float" office:value="0.0964113908828709" calcext:value-type="float">
            <text:p>0.0964113909</text:p>
          </table:table-cell>
          <table:table-cell table:number-columns-repeated="2"/>
          <table:table-cell table:number-columns-repeated="2" office:value-type="float" office:value="0.0227276158280456" calcext:value-type="float">
            <text:p>0.0227276158</text:p>
          </table:table-cell>
          <table:table-cell office:value-type="float" office:value="0.0282434184393051" calcext:value-type="float">
            <text:p>0.0282434184</text:p>
          </table:table-cell>
          <table:table-cell office:value-type="float" office:value="0.0272706891284334" calcext:value-type="float">
            <text:p>0.0272706891</text:p>
          </table:table-cell>
          <table:table-cell table:number-columns-repeated="2"/>
          <table:table-cell table:number-columns-repeated="2" office:value-type="float" office:value="0.00390436426028383" calcext:value-type="float">
            <text:p>0.0039043643</text:p>
          </table:table-cell>
          <table:table-cell office:value-type="float" office:value="0.00738400822194008" calcext:value-type="float">
            <text:p>0.0073840082</text:p>
          </table:table-cell>
          <table:table-cell office:value-type="float" office:value="0.00748475669760973" calcext:value-type="float">
            <text:p>0.0074847567</text:p>
          </table:table-cell>
          <table:table-cell table:number-columns-repeated="2"/>
          <table:table-cell table:number-columns-repeated="2" office:value-type="float" office:value="0.00198588733485512" calcext:value-type="float">
            <text:p>0.0019858873</text:p>
          </table:table-cell>
          <table:table-cell office:value-type="float" office:value="0.00166870422409571" calcext:value-type="float">
            <text:p>0.0016687042</text:p>
          </table:table-cell>
          <table:table-cell office:value-type="float" office:value="0.00167872101130584" calcext:value-type="float">
            <text:p>0.001678721</text:p>
          </table:table-cell>
        </table:table-row>
        <table:table-row table:style-name="ro1">
          <table:table-cell/>
          <table:table-cell table:number-columns-repeated="2" office:value-type="float" office:value="0.234315639442546" calcext:value-type="float">
            <text:p>0.2343156394</text:p>
          </table:table-cell>
          <table:table-cell office:value-type="float" office:value="0.0761991379724885" calcext:value-type="float">
            <text:p>0.076199138</text:p>
          </table:table-cell>
          <table:table-cell office:value-type="float" office:value="0.0264454022527907" calcext:value-type="float">
            <text:p>0.0264454023</text:p>
          </table:table-cell>
          <table:table-cell table:number-columns-repeated="2"/>
          <table:table-cell table:number-columns-repeated="2" office:value-type="float" office:value="0.00982849634988979" calcext:value-type="float">
            <text:p>0.0098284963</text:p>
          </table:table-cell>
          <table:table-cell office:value-type="float" office:value="0.0579712822751778" calcext:value-type="float">
            <text:p>0.0579712823</text:p>
          </table:table-cell>
          <table:table-cell office:value-type="float" office:value="0.0484558406819977" calcext:value-type="float">
            <text:p>0.0484558407</text:p>
          </table:table-cell>
          <table:table-cell table:number-columns-repeated="2"/>
          <table:table-cell table:number-columns-repeated="2" office:value-type="float" office:value="0.043384189230269" calcext:value-type="float">
            <text:p>0.0433841892</text:p>
          </table:table-cell>
          <table:table-cell office:value-type="float" office:value="0.0347229374609808" calcext:value-type="float">
            <text:p>0.0347229375</text:p>
          </table:table-cell>
          <table:table-cell office:value-type="float" office:value="0.0357586961571379" calcext:value-type="float">
            <text:p>0.0357586962</text:p>
          </table:table-cell>
          <table:table-cell table:number-columns-repeated="2"/>
          <table:table-cell table:number-columns-repeated="2" office:value-type="float" office:value="0.0117424017893763" calcext:value-type="float">
            <text:p>0.0117424018</text:p>
          </table:table-cell>
          <table:table-cell office:value-type="float" office:value="0.00529102955345129" calcext:value-type="float">
            <text:p>0.0052910296</text:p>
          </table:table-cell>
          <table:table-cell office:value-type="float" office:value="0.00519154870832217" calcext:value-type="float">
            <text:p>0.0051915487</text:p>
          </table:table-cell>
          <table:table-cell table:number-columns-repeated="2"/>
          <table:table-cell table:number-columns-repeated="2" office:value-type="float" office:value="0.00162094292672309" calcext:value-type="float">
            <text:p>0.0016209429</text:p>
          </table:table-cell>
          <table:table-cell office:value-type="float" office:value="0.00157892149520034" calcext:value-type="float">
            <text:p>0.0015789215</text:p>
          </table:table-cell>
          <table:table-cell office:value-type="float" office:value="0.00156893718457218" calcext:value-type="float">
            <text:p>0.0015689372</text:p>
          </table:table-cell>
        </table:table-row>
        <table:table-row table:style-name="ro1">
          <table:table-cell/>
          <table:table-cell table:number-columns-repeated="2" office:value-type="float" office:value="0.645952649690754" calcext:value-type="float">
            <text:p>0.6459526497</text:p>
          </table:table-cell>
          <table:table-cell office:value-type="float" office:value="0.287783376384411" calcext:value-type="float">
            <text:p>0.2877833764</text:p>
          </table:table-cell>
          <table:table-cell office:value-type="float" office:value="0.430870418204901" calcext:value-type="float">
            <text:p>0.4308704182</text:p>
          </table:table-cell>
          <table:table-cell table:number-columns-repeated="2"/>
          <table:table-cell table:number-columns-repeated="2" office:value-type="float" office:value="0.045651087327588" calcext:value-type="float">
            <text:p>0.0456510873</text:p>
          </table:table-cell>
          <table:table-cell office:value-type="float" office:value="0.0360108246065691" calcext:value-type="float">
            <text:p>0.0360108246</text:p>
          </table:table-cell>
          <table:table-cell office:value-type="float" office:value="0.0262735602086557" calcext:value-type="float">
            <text:p>0.0262735602</text:p>
          </table:table-cell>
          <table:table-cell table:number-columns-repeated="2"/>
          <table:table-cell table:number-columns-repeated="2" office:value-type="float" office:value="0.0176373512481459" calcext:value-type="float">
            <text:p>0.0176373512</text:p>
          </table:table-cell>
          <table:table-cell office:value-type="float" office:value="0.130366679971235" calcext:value-type="float">
            <text:p>0.13036668</text:p>
          </table:table-cell>
          <table:table-cell office:value-type="float" office:value="0.131498178149384" calcext:value-type="float">
            <text:p>0.1314981781</text:p>
          </table:table-cell>
          <table:table-cell table:number-columns-repeated="2"/>
          <table:table-cell table:number-columns-repeated="2" office:value-type="float" office:value="0.000843012292294475" calcext:value-type="float">
            <text:p>0.0008430123</text:p>
          </table:table-cell>
          <table:table-cell office:value-type="float" office:value="0.00329860064635401" calcext:value-type="float">
            <text:p>0.0032986006</text:p>
          </table:table-cell>
          <table:table-cell office:value-type="float" office:value="0.00339894054040801" calcext:value-type="float">
            <text:p>0.0033989405</text:p>
          </table:table-cell>
          <table:table-cell table:number-columns-repeated="2"/>
          <table:table-cell table:number-columns-repeated="2" office:value-type="float" office:value="0.0010714617541761" calcext:value-type="float">
            <text:p>0.0010714618</text:p>
          </table:table-cell>
          <table:table-cell office:value-type="float" office:value="0.00149992403968791" calcext:value-type="float">
            <text:p>0.001499924</text:p>
          </table:table-cell>
          <table:table-cell office:value-type="float" office:value="0.00148993893907734" calcext:value-type="float">
            <text:p>0.0014899389</text:p>
          </table:table-cell>
        </table:table-row>
        <table:table-row table:style-name="ro1">
          <table:table-cell/>
          <table:table-cell table:number-columns-repeated="2" office:value-type="float" office:value="0.22151726377756" calcext:value-type="float">
            <text:p>0.2215172638</text:p>
          </table:table-cell>
          <table:table-cell office:value-type="float" office:value="0.451908665091562" calcext:value-type="float">
            <text:p>0.4519086651</text:p>
          </table:table-cell>
          <table:table-cell office:value-type="float" office:value="0.391009627879514" calcext:value-type="float">
            <text:p>0.3910096279</text:p>
          </table:table-cell>
          <table:table-cell table:number-columns-repeated="2"/>
          <table:table-cell table:number-columns-repeated="2" office:value-type="float" office:value="0.0124416413427001" calcext:value-type="float">
            <text:p>0.0124416413</text:p>
          </table:table-cell>
          <table:table-cell office:value-type="float" office:value="0.194489806340887" calcext:value-type="float">
            <text:p>0.1944898063</text:p>
          </table:table-cell>
          <table:table-cell office:value-type="float" office:value="0.18635333973827" calcext:value-type="float">
            <text:p>0.1863533397</text:p>
          </table:table-cell>
          <table:table-cell table:number-columns-repeated="2"/>
          <table:table-cell table:number-columns-repeated="2" office:value-type="float" office:value="0.0174312422718068" calcext:value-type="float">
            <text:p>0.0174312423</text:p>
          </table:table-cell>
          <table:table-cell office:value-type="float" office:value="0.0108042995914832" calcext:value-type="float">
            <text:p>0.0108042996</text:p>
          </table:table-cell>
          <table:table-cell office:value-type="float" office:value="0.00981411370518837" calcext:value-type="float">
            <text:p>0.0098141137</text:p>
          </table:table-cell>
          <table:table-cell table:number-columns-repeated="2"/>
          <table:table-cell table:number-columns-repeated="2" office:value-type="float" office:value="0.0105095980648824" calcext:value-type="float">
            <text:p>0.0105095981</text:p>
          </table:table-cell>
          <table:table-cell office:value-type="float" office:value="0.0173796622449229" calcext:value-type="float">
            <text:p>0.0173796622</text:p>
          </table:table-cell>
          <table:table-cell office:value-type="float" office:value="0.0174814103859615" calcext:value-type="float">
            <text:p>0.0174814104</text:p>
          </table:table-cell>
          <table:table-cell table:number-columns-repeated="2"/>
          <table:table-cell table:number-columns-repeated="2" office:value-type="float" office:value="0.00050165257872021" calcext:value-type="float">
            <text:p>0.0005016526</text:p>
          </table:table-cell>
          <table:table-cell office:value-type="float" office:value="0.0032339600496365" calcext:value-type="float">
            <text:p>0.00323396</text:p>
          </table:table-cell>
          <table:table-cell office:value-type="float" office:value="0.00324399248956131" calcext:value-type="float">
            <text:p>0.0032439925</text:p>
          </table:table-cell>
        </table:table-row>
        <table:table-row table:style-name="ro1">
          <table:table-cell/>
          <table:table-cell table:number-columns-repeated="2" office:value-type="float" office:value="0.258993463479889" calcext:value-type="float">
            <text:p>0.2589934635</text:p>
          </table:table-cell>
          <table:table-cell office:value-type="float" office:value="0.372666426277643" calcext:value-type="float">
            <text:p>0.3726664263</text:p>
          </table:table-cell>
          <table:table-cell office:value-type="float" office:value="0.302962695864048" calcext:value-type="float">
            <text:p>0.3029626959</text:p>
          </table:table-cell>
          <table:table-cell table:number-columns-repeated="2"/>
          <table:table-cell table:number-columns-repeated="2" office:value-type="float" office:value="0.0629685559969578" calcext:value-type="float">
            <text:p>0.062968556</text:p>
          </table:table-cell>
          <table:table-cell office:value-type="float" office:value="0.0000169746882952015" calcext:value-type="float">
            <text:p>1.69746882952015E-05</text:p>
          </table:table-cell>
          <table:table-cell office:value-type="float" office:value="0.0100838639512171" calcext:value-type="float">
            <text:p>0.010083864</text:p>
          </table:table-cell>
          <table:table-cell table:number-columns-repeated="2"/>
          <table:table-cell table:number-columns-repeated="2" office:value-type="float" office:value="0.0481742326581301" calcext:value-type="float">
            <text:p>0.0481742327</text:p>
          </table:table-cell>
          <table:table-cell office:value-type="float" office:value="0.0380662394160043" calcext:value-type="float">
            <text:p>0.0380662394</text:p>
          </table:table-cell>
          <table:table-cell office:value-type="float" office:value="0.039105344760765" calcext:value-type="float">
            <text:p>0.0391053448</text:p>
          </table:table-cell>
          <table:table-cell table:number-columns-repeated="2"/>
          <table:table-cell table:number-columns-repeated="2" office:value-type="float" office:value="0.0110921229195" calcext:value-type="float">
            <text:p>0.0110921229</text:p>
          </table:table-cell>
          <table:table-cell office:value-type="float" office:value="0.00115930684756527" calcext:value-type="float">
            <text:p>0.0011593068</text:p>
          </table:table-cell>
          <table:table-cell office:value-type="float" office:value="0.00105941278884425" calcext:value-type="float">
            <text:p>0.0010594128</text:p>
          </table:table-cell>
          <table:table-cell table:number-columns-repeated="2"/>
          <table:table-cell table:number-columns-repeated="2" office:value-type="float" office:value="0.00305163813381973" calcext:value-type="float">
            <text:p>0.0030516381</text:p>
          </table:table-cell>
          <table:table-cell office:value-type="float" office:value="0.00451804275458168" calcext:value-type="float">
            <text:p>0.0045180428</text:p>
          </table:table-cell>
          <table:table-cell office:value-type="float" office:value="0.00450808783546008" calcext:value-type="float">
            <text:p>0.0045080878</text:p>
          </table:table-cell>
        </table:table-row>
        <table:table-row table:style-name="ro1">
          <table:table-cell/>
          <table:table-cell table:number-columns-repeated="2" office:value-type="float" office:value="0.113723050243038" calcext:value-type="float">
            <text:p>0.1137230502</text:p>
          </table:table-cell>
          <table:table-cell office:value-type="float" office:value="0.0972425161185562" calcext:value-type="float">
            <text:p>0.0972425161</text:p>
          </table:table-cell>
          <table:table-cell office:value-type="float" office:value="0.00306387097938199" calcext:value-type="float">
            <text:p>0.003063871</text:p>
          </table:table-cell>
          <table:table-cell table:number-columns-repeated="2"/>
          <table:table-cell table:number-columns-repeated="2" office:value-type="float" office:value="0.0782875816680307" calcext:value-type="float">
            <text:p>0.0782875817</text:p>
          </table:table-cell>
          <table:table-cell office:value-type="float" office:value="0.127949644371292" calcext:value-type="float">
            <text:p>0.1279496444</text:p>
          </table:table-cell>
          <table:table-cell office:value-type="float" office:value="0.119141054920497" calcext:value-type="float">
            <text:p>0.1191410549</text:p>
          </table:table-cell>
          <table:table-cell table:number-columns-repeated="2"/>
          <table:table-cell table:number-columns-repeated="2" office:value-type="float" office:value="0.0390494567769426" calcext:value-type="float">
            <text:p>0.0390494568</text:p>
          </table:table-cell>
          <table:table-cell office:value-type="float" office:value="0.000107571708795384" calcext:value-type="float">
            <text:p>0.0001075717</text:p>
          </table:table-cell>
          <table:table-cell office:value-type="float" office:value="0.000893321612817521" calcext:value-type="float">
            <text:p>0.0008933216</text:p>
          </table:table-cell>
          <table:table-cell table:number-columns-repeated="2"/>
          <table:table-cell table:number-columns-repeated="2" office:value-type="float" office:value="0.0136675901188989" calcext:value-type="float">
            <text:p>0.0136675901</text:p>
          </table:table-cell>
          <table:table-cell office:value-type="float" office:value="0.0214338448441355" calcext:value-type="float">
            <text:p>0.0214338448</text:p>
          </table:table-cell>
          <table:table-cell office:value-type="float" office:value="0.0213359784419797" calcext:value-type="float">
            <text:p>0.0213359784</text:p>
          </table:table-cell>
          <table:table-cell table:number-columns-repeated="2"/>
          <table:table-cell table:number-columns-repeated="2" office:value-type="float" office:value="0.0000832706479321091" calcext:value-type="float">
            <text:p>8.32706479321091E-05</text:p>
          </table:table-cell>
          <table:table-cell office:value-type="float" office:value="0.00671085158258911" calcext:value-type="float">
            <text:p>0.0067108516</text:p>
          </table:table-cell>
          <table:table-cell office:value-type="float" office:value="0.00670091859177502" calcext:value-type="float">
            <text:p>0.0067009186</text:p>
          </table:table-cell>
        </table:table-row>
        <table:table-row table:style-name="ro1">
          <table:table-cell/>
          <table:table-cell table:number-columns-repeated="2" office:value-type="float" office:value="0.0670089732761262" calcext:value-type="float">
            <text:p>0.0670089733</text:p>
          </table:table-cell>
          <table:table-cell office:value-type="float" office:value="0.192655793924146" calcext:value-type="float">
            <text:p>0.1926557939</text:p>
          </table:table-cell>
          <table:table-cell office:value-type="float" office:value="0.102950882137939" calcext:value-type="float">
            <text:p>0.1029508821</text:p>
          </table:table-cell>
          <table:table-cell table:number-columns-repeated="2"/>
          <table:table-cell table:number-columns-repeated="2" office:value-type="float" office:value="0.0963173864474634" calcext:value-type="float">
            <text:p>0.0963173864</text:p>
          </table:table-cell>
          <table:table-cell office:value-type="float" office:value="0.121911349757151" calcext:value-type="float">
            <text:p>0.1219113498</text:p>
          </table:table-cell>
          <table:table-cell office:value-type="float" office:value="0.133243787633486" calcext:value-type="float">
            <text:p>0.1332437876</text:p>
          </table:table-cell>
          <table:table-cell table:number-columns-repeated="2"/>
          <table:table-cell table:number-columns-repeated="2" office:value-type="float" office:value="0.00798669158604041" calcext:value-type="float">
            <text:p>0.0079866916</text:p>
          </table:table-cell>
          <table:table-cell office:value-type="float" office:value="0.0543189976361721" calcext:value-type="float">
            <text:p>0.0543189976</text:p>
          </table:table-cell>
          <table:table-cell office:value-type="float" office:value="0.0533723700061782" calcext:value-type="float">
            <text:p>0.05337237</text:p>
          </table:table-cell>
          <table:table-cell table:number-columns-repeated="2"/>
          <table:table-cell table:number-columns-repeated="2" office:value-type="float" office:value="0.00637913806123403" calcext:value-type="float">
            <text:p>0.0063791381</text:p>
          </table:table-cell>
          <table:table-cell office:value-type="float" office:value="0.00400497490188934" calcext:value-type="float">
            <text:p>0.0040049749</text:p>
          </table:table-cell>
          <table:table-cell office:value-type="float" office:value="0.00390536543843323" calcext:value-type="float">
            <text:p>0.0039053654</text:p>
          </table:table-cell>
          <table:table-cell table:number-columns-repeated="2"/>
          <table:table-cell table:number-columns-repeated="2" office:value-type="float" office:value="0.00181153647400035" calcext:value-type="float">
            <text:p>0.0018115365</text:p>
          </table:table-cell>
          <table:table-cell office:value-type="float" office:value="0.00120300368845983" calcext:value-type="float">
            <text:p>0.0012030037</text:p>
          </table:table-cell>
          <table:table-cell office:value-type="float" office:value="0.00121301581861788" calcext:value-type="float">
            <text:p>0.0012130158</text:p>
          </table:table-cell>
        </table:table-row>
        <table:table-row table:style-name="ro1">
          <table:table-cell/>
          <table:table-cell table:number-columns-repeated="2" office:value-type="float" office:value="0.514158169208324" calcext:value-type="float">
            <text:p>0.5141581692</text:p>
          </table:table-cell>
          <table:table-cell office:value-type="float" office:value="0.489928170118367" calcext:value-type="float">
            <text:p>0.4899281701</text:p>
          </table:table-cell>
          <table:table-cell office:value-type="float" office:value="0.433253522353741" calcext:value-type="float">
            <text:p>0.4332535224</text:p>
          </table:table-cell>
          <table:table-cell table:number-columns-repeated="2"/>
          <table:table-cell table:number-columns-repeated="2" office:value-type="float" office:value="0.0496684021304581" calcext:value-type="float">
            <text:p>0.0496684021</text:p>
          </table:table-cell>
          <table:table-cell office:value-type="float" office:value="0.0881243335028087" calcext:value-type="float">
            <text:p>0.0881243335</text:p>
          </table:table-cell>
          <table:table-cell office:value-type="float" office:value="0.0789134681846553" calcext:value-type="float">
            <text:p>0.0789134682</text:p>
          </table:table-cell>
          <table:table-cell table:number-columns-repeated="2"/>
          <table:table-cell table:number-columns-repeated="2" office:value-type="float" office:value="0.0413451332168146" calcext:value-type="float">
            <text:p>0.0413451332</text:p>
          </table:table-cell>
          <table:table-cell office:value-type="float" office:value="0.0824854764243532" calcext:value-type="float">
            <text:p>0.0824854764</text:p>
          </table:table-cell>
          <table:table-cell office:value-type="float" office:value="0.0815670434678211" calcext:value-type="float">
            <text:p>0.0815670435</text:p>
          </table:table-cell>
          <table:table-cell table:number-columns-repeated="2"/>
          <table:table-cell table:number-columns-repeated="2" office:value-type="float" office:value="0.00480982141281119" calcext:value-type="float">
            <text:p>0.0048098214</text:p>
          </table:table-cell>
          <table:table-cell office:value-type="float" office:value="0.0119316351340895" calcext:value-type="float">
            <text:p>0.0119316351</text:p>
          </table:table-cell>
          <table:table-cell office:value-type="float" office:value="0.0118328184159311" calcext:value-type="float">
            <text:p>0.0118328184</text:p>
          </table:table-cell>
          <table:table-cell table:number-columns-repeated="2"/>
          <table:table-cell table:number-columns-repeated="2" office:value-type="float" office:value="0.000573208057249289" calcext:value-type="float">
            <text:p>0.0005732081</text:p>
          </table:table-cell>
          <table:table-cell office:value-type="float" office:value="0.00026034789286733" calcext:value-type="float">
            <text:p>0.0002603479</text:p>
          </table:table-cell>
          <table:table-cell office:value-type="float" office:value="0.000270350596373481" calcext:value-type="float">
            <text:p>0.0002703506</text:p>
          </table:table-cell>
        </table:table-row>
        <table:table-row table:style-name="ro1">
          <table:table-cell/>
          <table:table-cell table:number-columns-repeated="2" office:value-type="float" office:value="0.117007942877528" calcext:value-type="float">
            <text:p>0.1170079429</text:p>
          </table:table-cell>
          <table:table-cell office:value-type="float" office:value="0.497366057167464" calcext:value-type="float">
            <text:p>0.4973660572</text:p>
          </table:table-cell>
          <table:table-cell office:value-type="float" office:value="0.441517841297182" calcext:value-type="float">
            <text:p>0.4415178413</text:p>
          </table:table-cell>
          <table:table-cell table:number-columns-repeated="2"/>
          <table:table-cell table:number-columns-repeated="2" office:value-type="float" office:value="0.0413672082743581" calcext:value-type="float">
            <text:p>0.0413672083</text:p>
          </table:table-cell>
          <table:table-cell office:value-type="float" office:value="0.0694577413938263" calcext:value-type="float">
            <text:p>0.0694577414</text:p>
          </table:table-cell>
          <table:table-cell office:value-type="float" office:value="0.0600583246402286" calcext:value-type="float">
            <text:p>0.0600583246</text:p>
          </table:table-cell>
          <table:table-cell table:number-columns-repeated="2"/>
          <table:table-cell table:number-columns-repeated="2" office:value-type="float" office:value="0.00135666880986254" calcext:value-type="float">
            <text:p>0.0013566688</text:p>
          </table:table-cell>
          <table:table-cell office:value-type="float" office:value="0.0500205126900123" calcext:value-type="float">
            <text:p>0.0500205127</text:p>
          </table:table-cell>
          <table:table-cell office:value-type="float" office:value="0.0490695822722846" calcext:value-type="float">
            <text:p>0.0490695823</text:p>
          </table:table-cell>
          <table:table-cell table:number-columns-repeated="2"/>
          <table:table-cell table:number-columns-repeated="2" office:value-type="float" office:value="0.0000156737521282945" calcext:value-type="float">
            <text:p>1.56737521282945E-05</text:p>
          </table:table-cell>
          <table:table-cell office:value-type="float" office:value="0.0219459138458599" calcext:value-type="float">
            <text:p>0.0219459138</text:p>
          </table:table-cell>
          <table:table-cell office:value-type="float" office:value="0.0218480986557255" calcext:value-type="float">
            <text:p>0.0218480987</text:p>
          </table:table-cell>
          <table:table-cell table:number-columns-repeated="2"/>
          <table:table-cell table:number-columns-repeated="2" office:value-type="float" office:value="0.00122804891852307" calcext:value-type="float">
            <text:p>0.0012280489</text:p>
          </table:table-cell>
          <table:table-cell office:value-type="float" office:value="0.00696158890439813" calcext:value-type="float">
            <text:p>0.0069615889</text:p>
          </table:table-cell>
          <table:table-cell office:value-type="float" office:value="0.00697165862098426" calcext:value-type="float">
            <text:p>0.0069716586</text:p>
          </table:table-cell>
        </table:table-row>
        <table:table-row table:style-name="ro1">
          <table:table-cell/>
          <table:table-cell table:number-columns-repeated="2" office:value-type="float" office:value="0.20117476681552" calcext:value-type="float">
            <text:p>0.2011747668</text:p>
          </table:table-cell>
          <table:table-cell office:value-type="float" office:value="0.102201935450102" calcext:value-type="float">
            <text:p>0.1022019355</text:p>
          </table:table-cell>
          <table:table-cell office:value-type="float" office:value="0.00244659494455801" calcext:value-type="float">
            <text:p>0.0024465949</text:p>
          </table:table-cell>
          <table:table-cell table:number-columns-repeated="2"/>
          <table:table-cell table:number-columns-repeated="2" office:value-type="float" office:value="0.113192681917196" calcext:value-type="float">
            <text:p>0.1131926819</text:p>
          </table:table-cell>
          <table:table-cell office:value-type="float" office:value="0.0441881559476558" calcext:value-type="float">
            <text:p>0.0441881559</text:p>
          </table:table-cell>
          <table:table-cell office:value-type="float" office:value="0.0345334908562179" calcext:value-type="float">
            <text:p>0.0345334909</text:p>
          </table:table-cell>
          <table:table-cell table:number-columns-repeated="2"/>
          <table:table-cell table:number-columns-repeated="2" office:value-type="float" office:value="0.0537617202305669" calcext:value-type="float">
            <text:p>0.0537617202</text:p>
          </table:table-cell>
          <table:table-cell office:value-type="float" office:value="0.0157037538370723" calcext:value-type="float">
            <text:p>0.0157037538</text:p>
          </table:table-cell>
          <table:table-cell office:value-type="float" office:value="0.0147184723093817" calcext:value-type="float">
            <text:p>0.0147184723</text:p>
          </table:table-cell>
          <table:table-cell table:number-columns-repeated="2"/>
          <table:table-cell table:number-columns-repeated="2" office:value-type="float" office:value="0.0107470572460097" calcext:value-type="float">
            <text:p>0.0107470572</text:p>
          </table:table-cell>
          <table:table-cell office:value-type="float" office:value="0.00353071963321072" calcext:value-type="float">
            <text:p>0.0035307196</text:p>
          </table:table-cell>
          <table:table-cell office:value-type="float" office:value="0.00343106273948468" calcext:value-type="float">
            <text:p>0.0034310627</text:p>
          </table:table-cell>
          <table:table-cell table:number-columns-repeated="2"/>
          <table:table-cell table:number-columns-repeated="2" office:value-type="float" office:value="0.00201192411957179" calcext:value-type="float">
            <text:p>0.0020119241</text:p>
          </table:table-cell>
          <table:table-cell office:value-type="float" office:value="0.0000311927551488456" calcext:value-type="float">
            <text:p>3.11927551488456E-05</text:p>
          </table:table-cell>
          <table:table-cell office:value-type="float" office:value="0.0000211929670784761" calcext:value-type="float">
            <text:p>0.000021193</text:p>
          </table:table-cell>
        </table:table-row>
        <table:table-row table:style-name="ro1">
          <table:table-cell/>
          <table:table-cell table:number-columns-repeated="2" office:value-type="float" office:value="0.172951507465834" calcext:value-type="float">
            <text:p>0.1729515075</text:p>
          </table:table-cell>
          <table:table-cell office:value-type="float" office:value="0.565907029701596" calcext:value-type="float">
            <text:p>0.5659070297</text:p>
          </table:table-cell>
          <table:table-cell office:value-type="float" office:value="0.517674477446217" calcext:value-type="float">
            <text:p>0.5176744774</text:p>
          </table:table-cell>
          <table:table-cell table:number-columns-repeated="2"/>
          <table:table-cell table:number-columns-repeated="2" office:value-type="float" office:value="0.0450462269542832" calcext:value-type="float">
            <text:p>0.045046227</text:p>
          </table:table-cell>
          <table:table-cell office:value-type="float" office:value="0.00195854535480666" calcext:value-type="float">
            <text:p>0.0019585454</text:p>
          </table:table-cell>
          <table:table-cell office:value-type="float" office:value="0.00812268145979123" calcext:value-type="float">
            <text:p>0.0081226815</text:p>
          </table:table-cell>
          <table:table-cell table:number-columns-repeated="2"/>
          <table:table-cell table:number-columns-repeated="2" office:value-type="float" office:value="0.0232210651466215" calcext:value-type="float">
            <text:p>0.0232210651</text:p>
          </table:table-cell>
          <table:table-cell office:value-type="float" office:value="0.0331179202231651" calcext:value-type="float">
            <text:p>0.0331179202</text:p>
          </table:table-cell>
          <table:table-cell office:value-type="float" office:value="0.0341520722954607" calcext:value-type="float">
            <text:p>0.0341520723</text:p>
          </table:table-cell>
          <table:table-cell table:number-columns-repeated="2"/>
          <table:table-cell table:number-columns-repeated="2" office:value-type="float" office:value="0.00887001653859034" calcext:value-type="float">
            <text:p>0.0088700165</text:p>
          </table:table-cell>
          <table:table-cell office:value-type="float" office:value="0.0216223953748534" calcext:value-type="float">
            <text:p>0.0216223954</text:p>
          </table:table-cell>
          <table:table-cell office:value-type="float" office:value="0.0215245478296364" calcext:value-type="float">
            <text:p>0.0215245478</text:p>
          </table:table-cell>
          <table:table-cell table:number-columns-repeated="2"/>
          <table:table-cell table:number-columns-repeated="2" office:value-type="float" office:value="0.00538698466633849" calcext:value-type="float">
            <text:p>0.0053869847</text:p>
          </table:table-cell>
          <table:table-cell office:value-type="float" office:value="0.00283418273268021" calcext:value-type="float">
            <text:p>0.0028341827</text:p>
          </table:table-cell>
          <table:table-cell office:value-type="float" office:value="0.00282421097478991" calcext:value-type="float">
            <text:p>0.002824211</text:p>
          </table:table-cell>
        </table:table-row>
        <table:table-row table:style-name="ro1">
          <table:table-cell/>
          <table:table-cell table:number-columns-repeated="2" office:value-type="float" office:value="0.467723681107059" calcext:value-type="float">
            <text:p>0.4677236811</text:p>
          </table:table-cell>
          <table:table-cell office:value-type="float" office:value="0.396654488366076" calcext:value-type="float">
            <text:p>0.3966544884</text:p>
          </table:table-cell>
          <table:table-cell office:value-type="float" office:value="0.329616098184529" calcext:value-type="float">
            <text:p>0.3296160982</text:p>
          </table:table-cell>
          <table:table-cell table:number-columns-repeated="2"/>
          <table:table-cell table:number-columns-repeated="2" office:value-type="float" office:value="0.113618291619827" calcext:value-type="float">
            <text:p>0.1136182916</text:p>
          </table:table-cell>
          <table:table-cell office:value-type="float" office:value="0.352852518419872" calcext:value-type="float">
            <text:p>0.3528525184</text:p>
          </table:table-cell>
          <table:table-cell office:value-type="float" office:value="0.346315675171587" calcext:value-type="float">
            <text:p>0.3463156752</text:p>
          </table:table-cell>
          <table:table-cell table:number-columns-repeated="2"/>
          <table:table-cell table:number-columns-repeated="2" office:value-type="float" office:value="0.00913592584942265" calcext:value-type="float">
            <text:p>0.0091359258</text:p>
          </table:table-cell>
          <table:table-cell office:value-type="float" office:value="0.0177197971986609" calcext:value-type="float">
            <text:p>0.0177197972</text:p>
          </table:table-cell>
          <table:table-cell office:value-type="float" office:value="0.0167365337323933" calcext:value-type="float">
            <text:p>0.0167365337</text:p>
          </table:table-cell>
          <table:table-cell table:number-columns-repeated="2"/>
          <table:table-cell table:number-columns-repeated="2" office:value-type="float" office:value="0.00113550289504168" calcext:value-type="float">
            <text:p>0.0011355029</text:p>
          </table:table-cell>
          <table:table-cell office:value-type="float" office:value="0.00348378322718768" calcext:value-type="float">
            <text:p>0.0034837832</text:p>
          </table:table-cell>
          <table:table-cell office:value-type="float" office:value="0.00338412163935153" calcext:value-type="float">
            <text:p>0.0033841216</text:p>
          </table:table-cell>
          <table:table-cell table:number-columns-repeated="2"/>
          <table:table-cell table:number-columns-repeated="2" office:value-type="float" office:value="0.00058729954020539" calcext:value-type="float">
            <text:p>0.0005872995</text:p>
          </table:table-cell>
          <table:table-cell office:value-type="float" office:value="0.0114628832162298" calcext:value-type="float">
            <text:p>0.0114628832</text:p>
          </table:table-cell>
          <table:table-cell office:value-type="float" office:value="0.0114729979462094" calcext:value-type="float">
            <text:p>0.0114729979</text:p>
          </table:table-cell>
        </table:table-row>
        <table:table-row table:style-name="ro1">
          <table:table-cell/>
          <table:table-cell table:number-columns-repeated="2" office:value-type="float" office:value="0.125819344464893" calcext:value-type="float">
            <text:p>0.1258193445</text:p>
          </table:table-cell>
          <table:table-cell office:value-type="float" office:value="0.180161052877473" calcext:value-type="float">
            <text:p>0.1801610529</text:p>
          </table:table-cell>
          <table:table-cell office:value-type="float" office:value="0.311290058752747" calcext:value-type="float">
            <text:p>0.3112900588</text:p>
          </table:table-cell>
          <table:table-cell table:number-columns-repeated="2"/>
          <table:table-cell table:number-columns-repeated="2" office:value-type="float" office:value="0.0510068851127104" calcext:value-type="float">
            <text:p>0.0510068851</text:p>
          </table:table-cell>
          <table:table-cell office:value-type="float" office:value="0.116378719914731" calcext:value-type="float">
            <text:p>0.1163787199</text:p>
          </table:table-cell>
          <table:table-cell office:value-type="float" office:value="0.107453252439123" calcext:value-type="float">
            <text:p>0.1074532524</text:p>
          </table:table-cell>
          <table:table-cell table:number-columns-repeated="2"/>
          <table:table-cell table:number-columns-repeated="2" office:value-type="float" office:value="0.00252804263990479" calcext:value-type="float">
            <text:p>0.0025280426</text:p>
          </table:table-cell>
          <table:table-cell office:value-type="float" office:value="0.0772208607699541" calcext:value-type="float">
            <text:p>0.0772208608</text:p>
          </table:table-cell>
          <table:table-cell office:value-type="float" office:value="0.0762971579278819" calcext:value-type="float">
            <text:p>0.0762971579</text:p>
          </table:table-cell>
          <table:table-cell table:number-columns-repeated="2"/>
          <table:table-cell table:number-columns-repeated="2" office:value-type="float" office:value="0.00540695167883125" calcext:value-type="float">
            <text:p>0.0054069517</text:p>
          </table:table-cell>
          <table:table-cell office:value-type="float" office:value="0.00867797834570583" calcext:value-type="float">
            <text:p>0.0086779783</text:p>
          </table:table-cell>
          <table:table-cell office:value-type="float" office:value="0.00877885623132912" calcext:value-type="float">
            <text:p>0.0087788562</text:p>
          </table:table-cell>
          <table:table-cell table:number-columns-repeated="2"/>
          <table:table-cell table:number-columns-repeated="2" office:value-type="float" office:value="0.00158883972240306" calcext:value-type="float">
            <text:p>0.0015888397</text:p>
          </table:table-cell>
          <table:table-cell office:value-type="float" office:value="0.000987225345877363" calcext:value-type="float">
            <text:p>0.0009872253</text:p>
          </table:table-cell>
          <table:table-cell office:value-type="float" office:value="0.000977235118228559" calcext:value-type="float">
            <text:p>0.0009772351</text:p>
          </table:table-cell>
        </table:table-row>
        <table:table-row table:style-name="ro1">
          <table:table-cell/>
          <table:table-cell table:number-columns-repeated="2" office:value-type="float" office:value="0.186664720998754" calcext:value-type="float">
            <text:p>0.186664721</text:p>
          </table:table-cell>
          <table:table-cell office:value-type="float" office:value="0.455679772934137" calcext:value-type="float">
            <text:p>0.4556797729</text:p>
          </table:table-cell>
          <table:table-cell office:value-type="float" office:value="0.395199747704596" calcext:value-type="float">
            <text:p>0.3951997477</text:p>
          </table:table-cell>
          <table:table-cell table:number-columns-repeated="2"/>
          <table:table-cell table:number-columns-repeated="2" office:value-type="float" office:value="0.0283566060503973" calcext:value-type="float">
            <text:p>0.0283566061</text:p>
          </table:table-cell>
          <table:table-cell office:value-type="float" office:value="0.0922276316825813" calcext:value-type="float">
            <text:p>0.0922276317</text:p>
          </table:table-cell>
          <table:table-cell office:value-type="float" office:value="0.0830582138207891" calcext:value-type="float">
            <text:p>0.0830582138</text:p>
          </table:table-cell>
          <table:table-cell table:number-columns-repeated="2"/>
          <table:table-cell table:number-columns-repeated="2" office:value-type="float" office:value="0.0299502462984747" calcext:value-type="float">
            <text:p>0.0299502463</text:p>
          </table:table-cell>
          <table:table-cell office:value-type="float" office:value="0.0499388292518901" calcext:value-type="float">
            <text:p>0.0499388293</text:p>
          </table:table-cell>
          <table:table-cell office:value-type="float" office:value="0.0509898190709612" calcext:value-type="float">
            <text:p>0.0509898191</text:p>
          </table:table-cell>
          <table:table-cell table:number-columns-repeated="2"/>
          <table:table-cell table:number-columns-repeated="2" office:value-type="float" office:value="0.00143852036732246" calcext:value-type="float">
            <text:p>0.0014385204</text:p>
          </table:table-cell>
          <table:table-cell office:value-type="float" office:value="0.00361778794872047" calcext:value-type="float">
            <text:p>0.0036177879</text:p>
          </table:table-cell>
          <table:table-cell office:value-type="float" office:value="0.00371815976469692" calcext:value-type="float">
            <text:p>0.0037181598</text:p>
          </table:table-cell>
          <table:table-cell table:number-columns-repeated="2"/>
          <table:table-cell table:number-columns-repeated="2" office:value-type="float" office:value="0.00576808219406458" calcext:value-type="float">
            <text:p>0.0057680822</text:p>
          </table:table-cell>
          <table:table-cell office:value-type="float" office:value="0.000420076253399015" calcext:value-type="float">
            <text:p>0.0004200763</text:p>
          </table:table-cell>
          <table:table-cell office:value-type="float" office:value="0.000430080554204571" calcext:value-type="float">
            <text:p>0.0004300806</text:p>
          </table:table-cell>
        </table:table-row>
        <table:table-row table:style-name="ro1">
          <table:table-cell/>
          <table:table-cell table:number-columns-repeated="2" office:value-type="float" office:value="0.0292424723125542" calcext:value-type="float">
            <text:p>0.0292424723</text:p>
          </table:table-cell>
          <table:table-cell office:value-type="float" office:value="0.54024008916919" calcext:value-type="float">
            <text:p>0.5402400892</text:p>
          </table:table-cell>
          <table:table-cell office:value-type="float" office:value="0.489155654632434" calcext:value-type="float">
            <text:p>0.4891556546</text:p>
          </table:table-cell>
          <table:table-cell table:number-columns-repeated="2"/>
          <table:table-cell table:number-columns-repeated="2" office:value-type="float" office:value="0.142711663251433" calcext:value-type="float">
            <text:p>0.1427116633</text:p>
          </table:table-cell>
          <table:table-cell office:value-type="float" office:value="0.0843896775773222" calcext:value-type="float">
            <text:p>0.0843896776</text:p>
          </table:table-cell>
          <table:table-cell office:value-type="float" office:value="0.0751410884619416" calcext:value-type="float">
            <text:p>0.0751410885</text:p>
          </table:table-cell>
          <table:table-cell table:number-columns-repeated="2"/>
          <table:table-cell table:number-columns-repeated="2" office:value-type="float" office:value="0.0142356352106136" calcext:value-type="float">
            <text:p>0.0142356352</text:p>
          </table:table-cell>
          <table:table-cell office:value-type="float" office:value="0.0542968009532745" calcext:value-type="float">
            <text:p>0.054296801</text:p>
          </table:table-cell>
          <table:table-cell office:value-type="float" office:value="0.0533501511043788" calcext:value-type="float">
            <text:p>0.0533501511</text:p>
          </table:table-cell>
          <table:table-cell table:number-columns-repeated="2"/>
          <table:table-cell table:number-columns-repeated="2" office:value-type="float" office:value="0.0181913216745633" calcext:value-type="float">
            <text:p>0.0181913217</text:p>
          </table:table-cell>
          <table:table-cell office:value-type="float" office:value="0.011390720770394" calcext:value-type="float">
            <text:p>0.0113907208</text:p>
          </table:table-cell>
          <table:table-cell office:value-type="float" office:value="0.0112918499553896" calcext:value-type="float">
            <text:p>0.01129185</text:p>
          </table:table-cell>
          <table:table-cell table:number-columns-repeated="2"/>
          <table:table-cell table:number-columns-repeated="2" office:value-type="float" office:value="0.00118335806137162" calcext:value-type="float">
            <text:p>0.0011833581</text:p>
          </table:table-cell>
          <table:table-cell office:value-type="float" office:value="0.00391774087361774" calcext:value-type="float">
            <text:p>0.0039177409</text:p>
          </table:table-cell>
          <table:table-cell office:value-type="float" office:value="0.00392778015141926" calcext:value-type="float">
            <text:p>0.0039277802</text:p>
          </table:table-cell>
        </table:table-row>
        <table:table-row table:style-name="ro1">
          <table:table-cell/>
          <table:table-cell table:number-columns-repeated="2" office:value-type="float" office:value="0.752733181539774" calcext:value-type="float">
            <text:p>0.7527331815</text:p>
          </table:table-cell>
          <table:table-cell office:value-type="float" office:value="0.667832242810099" calcext:value-type="float">
            <text:p>0.6678322428</text:p>
          </table:table-cell>
          <table:table-cell office:value-type="float" office:value="0.630924714233444" calcext:value-type="float">
            <text:p>0.6309247142</text:p>
          </table:table-cell>
          <table:table-cell table:number-columns-repeated="2"/>
          <table:table-cell table:number-columns-repeated="2" office:value-type="float" office:value="0.160712183300338" calcext:value-type="float">
            <text:p>0.1607121833</text:p>
          </table:table-cell>
          <table:table-cell office:value-type="float" office:value="0.209218315388732" calcext:value-type="float">
            <text:p>0.2092183154</text:p>
          </table:table-cell>
          <table:table-cell office:value-type="float" office:value="0.20123062160478" calcext:value-type="float">
            <text:p>0.2012306216</text:p>
          </table:table-cell>
          <table:table-cell table:number-columns-repeated="2"/>
          <table:table-cell table:number-columns-repeated="2" office:value-type="float" office:value="0.00992854903454118" calcext:value-type="float">
            <text:p>0.009928549</text:p>
          </table:table-cell>
          <table:table-cell office:value-type="float" office:value="0.0578159860096448" calcext:value-type="float">
            <text:p>0.057815986</text:p>
          </table:table-cell>
          <table:table-cell office:value-type="float" office:value="0.0568728588685134" calcext:value-type="float">
            <text:p>0.0568728589</text:p>
          </table:table-cell>
          <table:table-cell table:number-columns-repeated="2"/>
          <table:table-cell table:number-columns-repeated="2" office:value-type="float" office:value="0.0167047353608567" calcext:value-type="float">
            <text:p>0.0167047354</text:p>
          </table:table-cell>
          <table:table-cell office:value-type="float" office:value="0.000464770133131509" calcext:value-type="float">
            <text:p>0.0004647701</text:p>
          </table:table-cell>
          <table:table-cell office:value-type="float" office:value="0.000564826615792935" calcext:value-type="float">
            <text:p>0.0005648266</text:p>
          </table:table-cell>
          <table:table-cell table:number-columns-repeated="2"/>
          <table:table-cell table:number-columns-repeated="2" office:value-type="float" office:value="0.00272471418426293" calcext:value-type="float">
            <text:p>0.0027247142</text:p>
          </table:table-cell>
          <table:table-cell office:value-type="float" office:value="0.00182824157421901" calcext:value-type="float">
            <text:p>0.0018282416</text:p>
          </table:table-cell>
          <table:table-cell office:value-type="float" office:value="0.0018182597568166" calcext:value-type="float">
            <text:p>0.0018182598</text:p>
          </table:table-cell>
        </table:table-row>
        <table:table-row table:style-name="ro1">
          <table:table-cell/>
          <table:table-cell table:number-columns-repeated="2" office:value-type="float" office:value="0.36358695539739" calcext:value-type="float">
            <text:p>0.3635869554</text:p>
          </table:table-cell>
          <table:table-cell office:value-type="float" office:value="0.336337176357569" calcext:value-type="float">
            <text:p>0.3363371764</text:p>
          </table:table-cell>
          <table:table-cell office:value-type="float" office:value="0.262596862619521" calcext:value-type="float">
            <text:p>0.2625968626</text:p>
          </table:table-cell>
          <table:table-cell table:number-columns-repeated="2"/>
          <table:table-cell table:number-columns-repeated="2" office:value-type="float" office:value="0.0913278371677375" calcext:value-type="float">
            <text:p>0.0913278372</text:p>
          </table:table-cell>
          <table:table-cell office:value-type="float" office:value="0.133961169893476" calcext:value-type="float">
            <text:p>0.1339611699</text:p>
          </table:table-cell>
          <table:table-cell office:value-type="float" office:value="0.125213302922703" calcext:value-type="float">
            <text:p>0.1252133029</text:p>
          </table:table-cell>
          <table:table-cell table:number-columns-repeated="2"/>
          <table:table-cell table:number-columns-repeated="2" office:value-type="float" office:value="0.00149174397746383" calcext:value-type="float">
            <text:p>0.001491744</text:p>
          </table:table-cell>
          <table:table-cell office:value-type="float" office:value="0.0544781781585" calcext:value-type="float">
            <text:p>0.0544781782</text:p>
          </table:table-cell>
          <table:table-cell office:value-type="float" office:value="0.0555337118703703" calcext:value-type="float">
            <text:p>0.0555337119</text:p>
          </table:table-cell>
          <table:table-cell table:number-columns-repeated="2"/>
          <table:table-cell table:number-columns-repeated="2" office:value-type="float" office:value="0.0192867792159858" calcext:value-type="float">
            <text:p>0.0192867792</text:p>
          </table:table-cell>
          <table:table-cell office:value-type="float" office:value="0.017223003169605" calcext:value-type="float">
            <text:p>0.0172230032</text:p>
          </table:table-cell>
          <table:table-cell office:value-type="float" office:value="0.0171247156411691" calcext:value-type="float">
            <text:p>0.0171247156</text:p>
          </table:table-cell>
          <table:table-cell table:number-columns-repeated="2"/>
          <table:table-cell table:number-columns-repeated="2" office:value-type="float" office:value="0.000416336217058776" calcext:value-type="float">
            <text:p>0.0004163362</text:p>
          </table:table-cell>
          <table:table-cell office:value-type="float" office:value="0.00422253295110853" calcext:value-type="float">
            <text:p>0.004222533</text:p>
          </table:table-cell>
          <table:table-cell office:value-type="float" office:value="0.00423257527686127" calcext:value-type="float">
            <text:p>0.0042325753</text:p>
          </table:table-cell>
        </table:table-row>
        <table:table-row table:style-name="ro1">
          <table:table-cell/>
          <table:table-cell table:number-columns-repeated="2" office:value-type="float" office:value="0.0895173219003899" calcext:value-type="float">
            <text:p>0.0895173219</text:p>
          </table:table-cell>
          <table:table-cell office:value-type="float" office:value="0.293879735155671" calcext:value-type="float">
            <text:p>0.2938797352</text:p>
          </table:table-cell>
          <table:table-cell office:value-type="float" office:value="0.215421927950745" calcext:value-type="float">
            <text:p>0.215421928</text:p>
          </table:table-cell>
          <table:table-cell table:number-columns-repeated="2"/>
          <table:table-cell table:number-columns-repeated="2" office:value-type="float" office:value="0.0172715378332836" calcext:value-type="float">
            <text:p>0.0172715378</text:p>
          </table:table-cell>
          <table:table-cell office:value-type="float" office:value="0.162716872201096" calcext:value-type="float">
            <text:p>0.1627168722</text:p>
          </table:table-cell>
          <table:table-cell office:value-type="float" office:value="0.154259466869794" calcext:value-type="float">
            <text:p>0.1542594669</text:p>
          </table:table-cell>
          <table:table-cell table:number-columns-repeated="2"/>
          <table:table-cell table:number-columns-repeated="2" office:value-type="float" office:value="0.00526933702702047" calcext:value-type="float">
            <text:p>0.005269337</text:p>
          </table:table-cell>
          <table:table-cell office:value-type="float" office:value="0.0413585099440296" calcext:value-type="float">
            <text:p>0.0413585099</text:p>
          </table:table-cell>
          <table:table-cell office:value-type="float" office:value="0.0403989088528824" calcext:value-type="float">
            <text:p>0.0403989089</text:p>
          </table:table-cell>
          <table:table-cell table:number-columns-repeated="2"/>
          <table:table-cell table:number-columns-repeated="2" office:value-type="float" office:value="0.00470270092028574" calcext:value-type="float">
            <text:p>0.0047027009</text:p>
          </table:table-cell>
          <table:table-cell office:value-type="float" office:value="0.00360373566357186" calcext:value-type="float">
            <text:p>0.0036037357</text:p>
          </table:table-cell>
          <table:table-cell office:value-type="float" office:value="0.00370410607417915" calcext:value-type="float">
            <text:p>0.0037041061</text:p>
          </table:table-cell>
          <table:table-cell table:number-columns-repeated="2"/>
          <table:table-cell table:number-columns-repeated="2" office:value-type="float" office:value="0.00716767439927493" calcext:value-type="float">
            <text:p>0.0071676744</text:p>
          </table:table-cell>
          <table:table-cell office:value-type="float" office:value="0.00186220865561804" calcext:value-type="float">
            <text:p>0.0018622087</text:p>
          </table:table-cell>
          <table:table-cell office:value-type="float" office:value="0.0018522271778898" calcext:value-type="float">
            <text:p>0.0018522272</text:p>
          </table:table-cell>
        </table:table-row>
        <table:table-row table:style-name="ro1">
          <table:table-cell/>
          <table:table-cell table:number-columns-repeated="2" office:value-type="float" office:value="0.0236982276037397" calcext:value-type="float">
            <text:p>0.0236982276</text:p>
          </table:table-cell>
          <table:table-cell office:value-type="float" office:value="0.338622275231331" calcext:value-type="float">
            <text:p>0.3386222752</text:p>
          </table:table-cell>
          <table:table-cell office:value-type="float" office:value="0.487358083590368" calcext:value-type="float">
            <text:p>0.4873580836</text:p>
          </table:table-cell>
          <table:table-cell table:number-columns-repeated="2"/>
          <table:table-cell table:number-columns-repeated="2" office:value-type="float" office:value="0.036930468856077" calcext:value-type="float">
            <text:p>0.0369304689</text:p>
          </table:table-cell>
          <table:table-cell office:value-type="float" office:value="0.100169389900838" calcext:value-type="float">
            <text:p>0.1001693899</text:p>
          </table:table-cell>
          <table:table-cell office:value-type="float" office:value="0.0910801918190285" calcext:value-type="float">
            <text:p>0.0910801918</text:p>
          </table:table-cell>
          <table:table-cell table:number-columns-repeated="2"/>
          <table:table-cell table:number-columns-repeated="2" office:value-type="float" office:value="0.0178610552632863" calcext:value-type="float">
            <text:p>0.0178610553</text:p>
          </table:table-cell>
          <table:table-cell office:value-type="float" office:value="0.0308261754935779" calcext:value-type="float">
            <text:p>0.0308261755</text:p>
          </table:table-cell>
          <table:table-cell office:value-type="float" office:value="0.031858033527105" calcext:value-type="float">
            <text:p>0.0318580335</text:p>
          </table:table-cell>
          <table:table-cell table:number-columns-repeated="2"/>
          <table:table-cell table:number-columns-repeated="2" office:value-type="float" office:value="0.00180930335461549" calcext:value-type="float">
            <text:p>0.0018093034</text:p>
          </table:table-cell>
          <table:table-cell office:value-type="float" office:value="0.00293221926465326" calcext:value-type="float">
            <text:p>0.0029322193</text:p>
          </table:table-cell>
          <table:table-cell office:value-type="float" office:value="0.00283250251490474" calcext:value-type="float">
            <text:p>0.0028325025</text:p>
          </table:table-cell>
          <table:table-cell table:number-columns-repeated="2"/>
          <table:table-cell table:number-columns-repeated="2" office:value-type="float" office:value="0.00526797436765432" calcext:value-type="float">
            <text:p>0.0052679744</text:p>
          </table:table-cell>
          <table:table-cell office:value-type="float" office:value="0.000538033881038458" calcext:value-type="float">
            <text:p>0.0005380339</text:p>
          </table:table-cell>
          <table:table-cell office:value-type="float" office:value="0.000528039161430072" calcext:value-type="float">
            <text:p>0.0005280392</text:p>
          </table:table-cell>
        </table:table-row>
        <table:table-row table:style-name="ro1">
          <table:table-cell/>
          <table:table-cell table:number-columns-repeated="2" office:value-type="float" office:value="0.176222279759216" calcext:value-type="float">
            <text:p>0.1762222798</text:p>
          </table:table-cell>
          <table:table-cell office:value-type="float" office:value="0.126855170984106" calcext:value-type="float">
            <text:p>0.126855171</text:p>
          </table:table-cell>
          <table:table-cell office:value-type="float" office:value="0.252061301093451" calcext:value-type="float">
            <text:p>0.2520613011</text:p>
          </table:table-cell>
          <table:table-cell table:number-columns-repeated="2"/>
          <table:table-cell table:number-columns-repeated="2" office:value-type="float" office:value="0.100523127449983" calcext:value-type="float">
            <text:p>0.1005231274</text:p>
          </table:table-cell>
          <table:table-cell office:value-type="float" office:value="0.114536738676517" calcext:value-type="float">
            <text:p>0.1145367387</text:p>
          </table:table-cell>
          <table:table-cell office:value-type="float" office:value="0.125794685531835" calcext:value-type="float">
            <text:p>0.1257946855</text:p>
          </table:table-cell>
          <table:table-cell table:number-columns-repeated="2"/>
          <table:table-cell table:number-columns-repeated="2" office:value-type="float" office:value="0.0613620809970415" calcext:value-type="float">
            <text:p>0.061362081</text:p>
          </table:table-cell>
          <table:table-cell office:value-type="float" office:value="0.0434684648049293" calcext:value-type="float">
            <text:p>0.0434684648</text:p>
          </table:table-cell>
          <table:table-cell office:value-type="float" office:value="0.04251097578071" calcext:value-type="float">
            <text:p>0.0425109758</text:p>
          </table:table-cell>
          <table:table-cell table:number-columns-repeated="2"/>
          <table:table-cell table:number-columns-repeated="2" office:value-type="float" office:value="0.00747086484598148" calcext:value-type="float">
            <text:p>0.0074708648</text:p>
          </table:table-cell>
          <table:table-cell office:value-type="float" office:value="0.00289649649915158" calcext:value-type="float">
            <text:p>0.0028964965</text:p>
          </table:table-cell>
          <table:table-cell office:value-type="float" office:value="0.00279677617676921" calcext:value-type="float">
            <text:p>0.0027967762</text:p>
          </table:table-cell>
          <table:table-cell table:number-columns-repeated="2"/>
          <table:table-cell table:number-columns-repeated="2" office:value-type="float" office:value="0.000300047094624408" calcext:value-type="float">
            <text:p>0.0003000471</text:p>
          </table:table-cell>
          <table:table-cell office:value-type="float" office:value="0.000439770707493459" calcext:value-type="float">
            <text:p>0.0004397707</text:p>
          </table:table-cell>
          <table:table-cell office:value-type="float" office:value="0.000429775005243549" calcext:value-type="float">
            <text:p>0.000429775</text:p>
          </table:table-cell>
        </table:table-row>
        <table:table-row table:style-name="ro1">
          <table:table-cell/>
          <table:table-cell table:number-columns-repeated="2" office:value-type="float" office:value="0.251018816914974" calcext:value-type="float">
            <text:p>0.2510188169</text:p>
          </table:table-cell>
          <table:table-cell office:value-type="float" office:value="0.0307878238689832" calcext:value-type="float">
            <text:p>0.0307878239</text:p>
          </table:table-cell>
          <table:table-cell office:value-type="float" office:value="0.14531980429887" calcext:value-type="float">
            <text:p>0.1453198043</text:p>
          </table:table-cell>
          <table:table-cell table:number-columns-repeated="2"/>
          <table:table-cell table:number-columns-repeated="2" office:value-type="float" office:value="0.107452447545505" calcext:value-type="float">
            <text:p>0.1074524475</text:p>
          </table:table-cell>
          <table:table-cell office:value-type="float" office:value="0.103663222347772" calcext:value-type="float">
            <text:p>0.1036632223</text:p>
          </table:table-cell>
          <table:table-cell office:value-type="float" office:value="0.11481133570482" calcext:value-type="float">
            <text:p>0.1148113357</text:p>
          </table:table-cell>
          <table:table-cell table:number-columns-repeated="2"/>
          <table:table-cell table:number-columns-repeated="2" office:value-type="float" office:value="0.0332663277440587" calcext:value-type="float">
            <text:p>0.0332663277</text:p>
          </table:table-cell>
          <table:table-cell office:value-type="float" office:value="0.00155296807927341" calcext:value-type="float">
            <text:p>0.0015529681</text:p>
          </table:table-cell>
          <table:table-cell office:value-type="float" office:value="0.000553521600874296" calcext:value-type="float">
            <text:p>0.0005535216</text:p>
          </table:table-cell>
          <table:table-cell table:number-columns-repeated="2"/>
          <table:table-cell table:number-columns-repeated="2" office:value-type="float" office:value="0.0105671021036255" calcext:value-type="float">
            <text:p>0.0105671021</text:p>
          </table:table-cell>
          <table:table-cell office:value-type="float" office:value="0.00490846393643341" calcext:value-type="float">
            <text:p>0.0049084639</text:p>
          </table:table-cell>
          <table:table-cell office:value-type="float" office:value="0.00500896483291657" calcext:value-type="float">
            <text:p>0.0050089648</text:p>
          </table:table-cell>
          <table:table-cell table:number-columns-repeated="2"/>
          <table:table-cell table:number-columns-repeated="2" office:value-type="float" office:value="0.00288813690877141" calcext:value-type="float">
            <text:p>0.0028881369</text:p>
          </table:table-cell>
          <table:table-cell office:value-type="float" office:value="0.00400459520822105" calcext:value-type="float">
            <text:p>0.0040045952</text:p>
          </table:table-cell>
          <table:table-cell office:value-type="float" office:value="0.00401463535457447" calcext:value-type="float">
            <text:p>0.0040146354</text:p>
          </table:table-cell>
        </table:table-row>
        <table:table-row table:style-name="ro1">
          <table:table-cell/>
          <table:table-cell table:number-columns-repeated="2" office:value-type="float" office:value="0.309954739779672" calcext:value-type="float">
            <text:p>0.3099547398</text:p>
          </table:table-cell>
          <table:table-cell office:value-type="float" office:value="0.0866589084282095" calcext:value-type="float">
            <text:p>0.0866589084</text:p>
          </table:table-cell>
          <table:table-cell office:value-type="float" office:value="0.207398787142455" calcext:value-type="float">
            <text:p>0.2073987871</text:p>
          </table:table-cell>
          <table:table-cell table:number-columns-repeated="2"/>
          <table:table-cell table:number-columns-repeated="2" office:value-type="float" office:value="0.00417093678784206" calcext:value-type="float">
            <text:p>0.0041709368</text:p>
          </table:table-cell>
          <table:table-cell office:value-type="float" office:value="0.153877499304115" calcext:value-type="float">
            <text:p>0.1538774993</text:p>
          </table:table-cell>
          <table:table-cell office:value-type="float" office:value="0.145330807377894" calcext:value-type="float">
            <text:p>0.1453308074</text:p>
          </table:table-cell>
          <table:table-cell table:number-columns-repeated="2"/>
          <table:table-cell table:number-columns-repeated="2" office:value-type="float" office:value="0.00723749673467939" calcext:value-type="float">
            <text:p>0.0072374967</text:p>
          </table:table-cell>
          <table:table-cell office:value-type="float" office:value="0.0726609980252326" calcext:value-type="float">
            <text:p>0.072660998</text:p>
          </table:table-cell>
          <table:table-cell office:value-type="float" office:value="0.0737347327579907" calcext:value-type="float">
            <text:p>0.0737347328</text:p>
          </table:table-cell>
          <table:table-cell table:number-columns-repeated="2"/>
          <table:table-cell table:number-columns-repeated="2" office:value-type="float" office:value="0.0148941477835192" calcext:value-type="float">
            <text:p>0.0148941478</text:p>
          </table:table-cell>
          <table:table-cell office:value-type="float" office:value="0.00967866126839634" calcext:value-type="float">
            <text:p>0.0096786613</text:p>
          </table:table-cell>
          <table:table-cell office:value-type="float" office:value="0.0097796392323195" calcext:value-type="float">
            <text:p>0.0097796392</text:p>
          </table:table-cell>
          <table:table-cell table:number-columns-repeated="2"/>
          <table:table-cell table:number-columns-repeated="2" office:value-type="float" office:value="0.00239387282206661" calcext:value-type="float">
            <text:p>0.0023938728</text:p>
          </table:table-cell>
          <table:table-cell office:value-type="float" office:value="0.00421092434045289" calcext:value-type="float">
            <text:p>0.0042109243</text:p>
          </table:table-cell>
          <table:table-cell office:value-type="float" office:value="0.0042209665501185" calcext:value-type="float">
            <text:p>0.0042209666</text:p>
          </table:table-cell>
        </table:table-row>
        <table:table-row table:style-name="ro1">
          <table:table-cell/>
          <table:table-cell table:number-columns-repeated="2" office:value-type="float" office:value="0.714429007501411" calcext:value-type="float">
            <text:p>0.7144290075</text:p>
          </table:table-cell>
          <table:table-cell office:value-type="float" office:value="0.324992396690128" calcext:value-type="float">
            <text:p>0.3249923967</text:p>
          </table:table-cell>
          <table:table-cell office:value-type="float" office:value="0.24999155187792" calcext:value-type="float">
            <text:p>0.2499915519</text:p>
          </table:table-cell>
          <table:table-cell table:number-columns-repeated="2"/>
          <table:table-cell table:number-columns-repeated="2" office:value-type="float" office:value="0.0170640075628765" calcext:value-type="float">
            <text:p>0.0170640076</text:p>
          </table:table-cell>
          <table:table-cell office:value-type="float" office:value="0.234760406190258" calcext:value-type="float">
            <text:p>0.2347604062</text:p>
          </table:table-cell>
          <table:table-cell office:value-type="float" office:value="0.227030713323493" calcext:value-type="float">
            <text:p>0.2270307133</text:p>
          </table:table-cell>
          <table:table-cell table:number-columns-repeated="2"/>
          <table:table-cell table:number-columns-repeated="2" office:value-type="float" office:value="0.00871435709597255" calcext:value-type="float">
            <text:p>0.0087143571</text:p>
          </table:table-cell>
          <table:table-cell office:value-type="float" office:value="0.0108979855752603" calcext:value-type="float">
            <text:p>0.0108979856</text:p>
          </table:table-cell>
          <table:table-cell office:value-type="float" office:value="0.00990789346872911" calcext:value-type="float">
            <text:p>0.0099078935</text:p>
          </table:table-cell>
          <table:table-cell table:number-columns-repeated="2"/>
          <table:table-cell table:number-columns-repeated="2" office:value-type="float" office:value="0.024058310233375" calcext:value-type="float">
            <text:p>0.0240583102</text:p>
          </table:table-cell>
          <table:table-cell office:value-type="float" office:value="0.00905735388674545" calcext:value-type="float">
            <text:p>0.0090573539</text:p>
          </table:table-cell>
          <table:table-cell office:value-type="float" office:value="0.00895824971171666" calcext:value-type="float">
            <text:p>0.0089582497</text:p>
          </table:table-cell>
          <table:table-cell table:number-columns-repeated="2"/>
          <table:table-cell table:number-columns-repeated="2" office:value-type="float" office:value="0.00552214796935369" calcext:value-type="float">
            <text:p>0.005522148</text:p>
          </table:table-cell>
          <table:table-cell office:value-type="float" office:value="0.00193225026882127" calcext:value-type="float">
            <text:p>0.0019322503</text:p>
          </table:table-cell>
          <table:table-cell office:value-type="float" office:value="0.00194226969151812" calcext:value-type="float">
            <text:p>0.0019422697</text:p>
          </table:table-cell>
        </table:table-row>
        <table:table-row table:style-name="ro1">
          <table:table-cell/>
          <table:table-cell table:formula="of:=AVERAGE([.B3:.B101])" office:value-type="float" office:value="0.25444084225729" calcext:value-type="float">
            <text:p>0.2544408423</text:p>
          </table:table-cell>
          <table:table-cell office:value-type="float" office:value="0.0462313678547206" calcext:value-type="float">
            <text:p>0.0462313679</text:p>
          </table:table-cell>
          <table:table-cell office:value-type="float" office:value="0.364793189546078" calcext:value-type="float">
            <text:p>0.3647931895</text:p>
          </table:table-cell>
          <table:table-cell office:value-type="float" office:value="0.294214655051198" calcext:value-type="float">
            <text:p>0.2942146551</text:p>
          </table:table-cell>
          <table:table-cell table:number-columns-repeated="2"/>
          <table:table-cell table:number-columns-repeated="2" office:value-type="float" office:value="0.0440731688086592" calcext:value-type="float">
            <text:p>0.0440731688</text:p>
          </table:table-cell>
          <table:table-cell office:value-type="float" office:value="0.0346008183777303" calcext:value-type="float">
            <text:p>0.0346008184</text:p>
          </table:table-cell>
          <table:table-cell office:value-type="float" office:value="0.0248493114926569" calcext:value-type="float">
            <text:p>0.0248493115</text:p>
          </table:table-cell>
          <table:table-cell table:number-columns-repeated="2"/>
          <table:table-cell table:number-columns-repeated="2" office:value-type="float" office:value="0.0190430614733108" calcext:value-type="float">
            <text:p>0.0190430615</text:p>
          </table:table-cell>
          <table:table-cell office:value-type="float" office:value="0.0199833511482665" calcext:value-type="float">
            <text:p>0.0199833511</text:p>
          </table:table-cell>
          <table:table-cell office:value-type="float" office:value="0.0190023535017684" calcext:value-type="float">
            <text:p>0.0190023535</text:p>
          </table:table-cell>
          <table:table-cell table:number-columns-repeated="2"/>
          <table:table-cell table:number-columns-repeated="2" office:value-type="float" office:value="0.0119908535573825" calcext:value-type="float">
            <text:p>0.0119908536</text:p>
          </table:table-cell>
          <table:table-cell office:value-type="float" office:value="0.000721616712410222" calcext:value-type="float">
            <text:p>0.0007216167</text:p>
          </table:table-cell>
          <table:table-cell office:value-type="float" office:value="0.000821698882298438" calcext:value-type="float">
            <text:p>0.0008216989</text:p>
          </table:table-cell>
          <table:table-cell table:number-columns-repeated="2"/>
          <table:table-cell table:number-columns-repeated="2" office:value-type="float" office:value="0.00552318064750315" calcext:value-type="float">
            <text:p>0.0055231806</text:p>
          </table:table-cell>
          <table:table-cell office:value-type="float" office:value="0.00198835173937328" calcext:value-type="float">
            <text:p>0.0019883517</text:p>
          </table:table-cell>
          <table:table-cell office:value-type="float" office:value="0.00199837172309048" calcext:value-type="float">
            <text:p>0.001998371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02])" office:value-type="float" office:value="0.25444084225729" calcext:value-type="float">
            <text:p>0.2544408423</text:p>
          </table:table-cell>
          <table:table-cell table:formula="of:=AVERAGE([.C3:.C102])" office:value-type="float" office:value="0.252358747513265" calcext:value-type="float">
            <text:p>0.2523587475</text:p>
          </table:table-cell>
          <table:table-cell table:formula="of:=AVERAGE([.D3:.D102])" office:value-type="float" office:value="0.378122388346891" calcext:value-type="float">
            <text:p>0.3781223883</text:p>
          </table:table-cell>
          <table:table-cell table:formula="of:=AVERAGE([.E3:.E102])" office:value-type="float" office:value="0.395494023553865" calcext:value-type="float">
            <text:p>0.3954940236</text:p>
          </table:table-cell>
          <table:table-cell/>
          <table:table-cell office:value-type="string" calcext:value-type="string">
            <text:p>AVERAGE</text:p>
          </table:table-cell>
          <table:table-cell table:formula="of:=AVERAGE([.H3:.H102])" office:value-type="float" office:value="0.0840753997071562" calcext:value-type="float">
            <text:p>0.0840753997</text:p>
          </table:table-cell>
          <table:table-cell table:formula="of:=AVERAGE([.I3:.I102])" office:value-type="float" office:value="0.0840753997071562" calcext:value-type="float">
            <text:p>0.0840753997</text:p>
          </table:table-cell>
          <table:table-cell table:formula="of:=AVERAGE([.J3:.J102])" office:value-type="float" office:value="0.113061290995856" calcext:value-type="float">
            <text:p>0.113061291</text:p>
          </table:table-cell>
          <table:table-cell table:formula="of:=AVERAGE([.K3:.K102])" office:value-type="float" office:value="0.112243268496695" calcext:value-type="float">
            <text:p>0.1122432685</text:p>
          </table:table-cell>
          <table:table-cell/>
          <table:table-cell office:value-type="string" calcext:value-type="string">
            <text:p>AVERAGE</text:p>
          </table:table-cell>
          <table:table-cell table:formula="of:=AVERAGE([.N3:.N102])" office:value-type="float" office:value="0.0252419998886232" calcext:value-type="float">
            <text:p>0.0252419999</text:p>
          </table:table-cell>
          <table:table-cell table:formula="of:=AVERAGE([.O3:.O102])" office:value-type="float" office:value="0.0252419998886232" calcext:value-type="float">
            <text:p>0.0252419999</text:p>
          </table:table-cell>
          <table:table-cell table:formula="of:=AVERAGE([.P3:.P102])" office:value-type="float" office:value="0.034921878509293" calcext:value-type="float">
            <text:p>0.0349218785</text:p>
          </table:table-cell>
          <table:table-cell table:formula="of:=AVERAGE([.Q3:.Q102])" office:value-type="float" office:value="0.0348946216968139" calcext:value-type="float">
            <text:p>0.0348946217</text:p>
          </table:table-cell>
          <table:table-cell/>
          <table:table-cell office:value-type="string" calcext:value-type="string">
            <text:p>AVERAGE</text:p>
          </table:table-cell>
          <table:table-cell table:formula="of:=AVERAGE([.T3:.T102])" office:value-type="float" office:value="0.0085242904615964" calcext:value-type="float">
            <text:p>0.0085242905</text:p>
          </table:table-cell>
          <table:table-cell table:formula="of:=AVERAGE([.U3:.U102])" office:value-type="float" office:value="0.0085242904615964" calcext:value-type="float">
            <text:p>0.0085242905</text:p>
          </table:table-cell>
          <table:table-cell table:formula="of:=AVERAGE([.V3:.V102])" office:value-type="float" office:value="0.0110745187844536" calcext:value-type="float">
            <text:p>0.0110745188</text:p>
          </table:table-cell>
          <table:table-cell table:formula="of:=AVERAGE([.W3:.W102])" office:value-type="float" office:value="0.0110656253469883" calcext:value-type="float">
            <text:p>0.0110656253</text:p>
          </table:table-cell>
          <table:table-cell/>
          <table:table-cell office:value-type="string" calcext:value-type="string">
            <text:p>AVERAGE</text:p>
          </table:table-cell>
          <table:table-cell table:formula="of:=AVERAGE([.Z3:.Z102])" office:value-type="float" office:value="0.00255374870283159" calcext:value-type="float">
            <text:p>0.0025537487</text:p>
          </table:table-cell>
          <table:table-cell table:formula="of:=AVERAGE([.AA3:.AA102])" office:value-type="float" office:value="0.00255374870283159" calcext:value-type="float">
            <text:p>0.0025537487</text:p>
          </table:table-cell>
          <table:table-cell table:formula="of:=AVERAGE([.AB3:.AB102])" office:value-type="float" office:value="0.0036439509331128" calcext:value-type="float">
            <text:p>0.0036439509</text:p>
          </table:table-cell>
          <table:table-cell table:formula="of:=AVERAGE([.AC3:.AC102])" office:value-type="float" office:value="0.0036457873909867" calcext:value-type="float">
            <text:p>0.0036457874</text:p>
          </table:table-cell>
        </table:table-row>
        <table:table-row table:style-name="ro1" table:number-rows-repeated="7">
          <table:table-cell table:number-columns-repeated="29"/>
        </table:table-row>
        <table:table-row table:style-name="ro1">
          <table:table-cell office:value-type="string" calcext:value-type="string">
            <text:p>N=10</text:p>
          </table:table-cell>
          <table:table-cell table:formula="of:=AVERAGE([.B11:.B110])" office:value-type="float" office:value="0.257367661182662" calcext:value-type="float">
            <text:p>0.2573676612</text:p>
          </table:table-cell>
          <table:table-cell table:formula="of:=AVERAGE([.C11:.C110])" office:value-type="float" office:value="0.255106461514419" calcext:value-type="float">
            <text:p>0.2551064615</text:p>
          </table:table-cell>
          <table:table-cell table:formula="of:=AVERAGE([.D11:.D110])" office:value-type="float" office:value="0.3678373717496" calcext:value-type="float">
            <text:p>0.3678373717</text:p>
          </table:table-cell>
          <table:table-cell table:formula="of:=AVERAGE([.E11:.E110])" office:value-type="float" office:value="0.37955700227865" calcext:value-type="float">
            <text:p>0.37955700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=100</text:p>
          </table:table-cell>
          <table:table-cell table:formula="of:=AVERAGE([.B12:.B111])" office:value-type="float" office:value="0.258590545227117" calcext:value-type="float">
            <text:p>0.2585905452</text:p>
          </table:table-cell>
          <table:table-cell table:formula="of:=AVERAGE([.C12:.C111])" office:value-type="float" office:value="0.25630476730161" calcext:value-type="float">
            <text:p>0.2563047673</text:p>
          </table:table-cell>
          <table:table-cell table:formula="of:=AVERAGE([.D12:.D111])" office:value-type="float" office:value="0.370122548824845" calcext:value-type="float">
            <text:p>0.3701225488</text:p>
          </table:table-cell>
          <table:table-cell table:formula="of:=AVERAGE([.E12:.E111])" office:value-type="float" office:value="0.380571497704058" calcext:value-type="float">
            <text:p>0.38057149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=1000</text:p>
          </table:table-cell>
          <table:table-cell table:formula="of:=AVERAGE([.B13:.B112])" office:value-type="float" office:value="0.256174515294747" calcext:value-type="float">
            <text:p>0.2561745153</text:p>
          </table:table-cell>
          <table:table-cell table:formula="of:=AVERAGE([.C13:.C112])" office:value-type="float" office:value="0.253864159111977" calcext:value-type="float">
            <text:p>0.2538641591</text:p>
          </table:table-cell>
          <table:table-cell table:formula="of:=AVERAGE([.D13:.D112])" office:value-type="float" office:value="0.368754598945836" calcext:value-type="float">
            <text:p>0.3687545989</text:p>
          </table:table-cell>
          <table:table-cell table:formula="of:=AVERAGE([.E13:.E112])" office:value-type="float" office:value="0.379942422117492" calcext:value-type="float">
            <text:p>0.37994242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=10000</text:p>
          </table:table-cell>
          <table:table-cell table:formula="of:=AVERAGE([.B14:.B113])" office:value-type="float" office:value="0.258949721239308" calcext:value-type="float">
            <text:p>0.2589497212</text:p>
          </table:table-cell>
          <table:table-cell table:formula="of:=AVERAGE([.C14:.C113])" office:value-type="float" office:value="0.256614519644304" calcext:value-type="float">
            <text:p>0.2566145196</text:p>
          </table:table-cell>
          <table:table-cell table:formula="of:=AVERAGE([.D14:.D113])" office:value-type="float" office:value="0.370658176402271" calcext:value-type="float">
            <text:p>0.3706581764</text:p>
          </table:table-cell>
          <table:table-cell table:formula="of:=AVERAGE([.E14:.E113])" office:value-type="float" office:value="0.382931805270884" calcext:value-type="float">
            <text:p>0.38293180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=100000</text:p>
          </table:table-cell>
          <table:table-cell table:formula="of:=AVERAGE([.B15:.B114])" office:value-type="float" office:value="0.26013767617582" calcext:value-type="float">
            <text:p>0.2601376762</text:p>
          </table:table-cell>
          <table:table-cell table:formula="of:=AVERAGE([.C15:.C114])" office:value-type="float" office:value="0.257777362013612" calcext:value-type="float">
            <text:p>0.257777362</text:p>
          </table:table-cell>
          <table:table-cell table:formula="of:=AVERAGE([.D15:.D114])" office:value-type="float" office:value="0.370524177641186" calcext:value-type="float">
            <text:p>0.3705241776</text:p>
          </table:table-cell>
          <table:table-cell table:formula="of:=AVERAGE([.E15:.E114])" office:value-type="float" office:value="0.381251439267745" calcext:value-type="float">
            <text:p>0.3812514393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6:08:11.707852884</dc:date>
    <meta:editing-duration>PT13M35S</meta:editing-duration>
    <meta:editing-cycles>2</meta:editing-cycles>
    <meta:generator>LibreOffice/5.1.6.2$Linux_X86_64 LibreOffice_project/10m0$Build-2</meta:generator>
    <meta:document-statistic meta:table-count="1" meta:cell-count="20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bar" chart:style-name="ch1">
        <chart:legend chart:legend-position="end" svg:x="13.927cm" svg:y="3.207cm" style:legend-expansion="high" chart:style-name="ch2"/>
        <chart:plot-area chart:style-name="ch3" table:cell-range-address="data.B112:data.E116" svg:x="0.32cm" svg:y="0.18cm" svg:width="13.287cm" svg:height="8.645cm">
          <chartooo:coordinate-region svg:x="1.232cm" svg:y="0.38cm" svg:width="12.37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112:data.E112" chart:class="chart:bar">
            <chart:data-point chart:repeated="4"/>
          </chart:series>
          <chart:series chart:style-name="ch8" chart:values-cell-range-address="data.B113:data.E113" chart:class="chart:bar">
            <chart:data-point chart:repeated="4"/>
          </chart:series>
          <chart:series chart:style-name="ch9" chart:values-cell-range-address="data.B114:data.E114" chart:class="chart:bar">
            <chart:data-point chart:repeated="4"/>
          </chart:series>
          <chart:series chart:style-name="ch10" chart:values-cell-range-address="data.B115:data.E115" chart:class="chart:bar">
            <chart:data-point chart:repeated="4"/>
          </chart:series>
          <chart:series chart:style-name="ch11" chart:values-cell-range-address="data.B116:data.E11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257367661182662">
                <text:p>0.257367661182662</text:p>
                <draw:g>
                  <svg:desc>data.B112:data.E112</svg:desc>
                </draw:g>
              </table:table-cell>
              <table:table-cell office:value-type="float" office:value="0.255106461514419">
                <text:p>0.255106461514419</text:p>
              </table:table-cell>
              <table:table-cell office:value-type="float" office:value="0.3678373717496">
                <text:p>0.3678373717496</text:p>
              </table:table-cell>
              <table:table-cell office:value-type="float" office:value="0.37955700227865">
                <text:p>0.37955700227865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258590545227117">
                <text:p>0.258590545227117</text:p>
                <draw:g>
                  <svg:desc>data.B113:data.E113</svg:desc>
                </draw:g>
              </table:table-cell>
              <table:table-cell office:value-type="float" office:value="0.25630476730161">
                <text:p>0.25630476730161</text:p>
              </table:table-cell>
              <table:table-cell office:value-type="float" office:value="0.370122548824845">
                <text:p>0.370122548824845</text:p>
              </table:table-cell>
              <table:table-cell office:value-type="float" office:value="0.380571497704058">
                <text:p>0.380571497704058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256174515294747">
                <text:p>0.256174515294747</text:p>
                <draw:g>
                  <svg:desc>data.B114:data.E114</svg:desc>
                </draw:g>
              </table:table-cell>
              <table:table-cell office:value-type="float" office:value="0.253864159111977">
                <text:p>0.253864159111977</text:p>
              </table:table-cell>
              <table:table-cell office:value-type="float" office:value="0.368754598945836">
                <text:p>0.368754598945836</text:p>
              </table:table-cell>
              <table:table-cell office:value-type="float" office:value="0.379942422117492">
                <text:p>0.379942422117492</text:p>
              </table:table-cell>
            </table:table-row>
            <table:table-row>
              <table:table-cell office:value-type="string">
                <text:p>Row 115</text:p>
                <draw:g>
                  <svg:desc/>
                </draw:g>
              </table:table-cell>
              <table:table-cell office:value-type="float" office:value="0.258949721239308">
                <text:p>0.258949721239308</text:p>
                <draw:g>
                  <svg:desc>data.B115:data.E115</svg:desc>
                </draw:g>
              </table:table-cell>
              <table:table-cell office:value-type="float" office:value="0.256614519644304">
                <text:p>0.256614519644304</text:p>
              </table:table-cell>
              <table:table-cell office:value-type="float" office:value="0.370658176402271">
                <text:p>0.370658176402271</text:p>
              </table:table-cell>
              <table:table-cell office:value-type="float" office:value="0.382931805270884">
                <text:p>0.382931805270884</text:p>
              </table:table-cell>
            </table:table-row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0.26013767617582">
                <text:p>0.26013767617582</text:p>
                <draw:g>
                  <svg:desc>data.B116:data.E116</svg:desc>
                </draw:g>
              </table:table-cell>
              <table:table-cell office:value-type="float" office:value="0.257777362013612">
                <text:p>0.257777362013612</text:p>
              </table:table-cell>
              <table:table-cell office:value-type="float" office:value="0.370524177641186">
                <text:p>0.370524177641186</text:p>
              </table:table-cell>
              <table:table-cell office:value-type="float" office:value="0.381251439267745">
                <text:p>0.381251439267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